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6.421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4.673cm"/>
    </style:style>
    <style:style style:name="co6" style:family="table-column">
      <style:table-column-properties fo:break-before="auto" style:column-width="3.824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3.895cm"/>
    </style:style>
    <style:style style:name="co10" style:family="table-column">
      <style:table-column-properties fo:break-before="auto" style:column-width="3.704cm"/>
    </style:style>
    <style:style style:name="co11" style:family="table-column">
      <style:table-column-properties fo:break-before="auto" style:column-width="4.875cm"/>
    </style:style>
    <style:style style:name="co12" style:family="table-column">
      <style:table-column-properties fo:break-before="auto" style:column-width="3.568cm"/>
    </style:style>
    <style:style style:name="co13" style:family="table-column">
      <style:table-column-properties fo:break-before="auto" style:column-width="4.004cm"/>
    </style:style>
    <style:style style:name="co14" style:family="table-column">
      <style:table-column-properties fo:break-before="auto" style:column-width="5.147cm"/>
    </style:style>
    <style:style style:name="co15" style:family="table-column">
      <style:table-column-properties fo:break-before="auto" style:column-width="6.211cm"/>
    </style:style>
    <style:style style:name="co16" style:family="table-column">
      <style:table-column-properties fo:break-before="auto" style:column-width="6.292cm"/>
    </style:style>
    <style:style style:name="co17" style:family="table-column">
      <style:table-column-properties fo:break-before="auto" style:column-width="6.12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6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ext-properties fo:color="#000000" style:text-outline="false" style:text-line-through-style="none" style:font-name="Menlo-Regular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24pt" style:language-asian="en" style:country-asian="US" style:font-style-asian="normal" style:font-weight-asian="normal" style:font-size-complex="13.600000381469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enlo-Regular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11"/>
    <style:style style:name="ce5" style:family="table-cell" style:parent-style-name="Default" style:data-style-name="N110"/>
    <style:style style:name="ce6" style:family="table-cell" style:parent-style-name="Default" style:data-style-name="N5"/>
    <style:style style:name="ce7" style:family="table-cell" style:parent-style-name="Default" style:data-style-name="N110">
      <style:table-cell-properties fo:background-color="#ff6600"/>
    </style:style>
  </office:automatic-styles>
  <office:body>
    <office:spreadsheet>
      <table:table table:name="bit_fre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];[.C2])" office:value-type="float" office:value="0.951228235425151">
            <text:p>0,9512282354</text:p>
          </table:table-cell>
          <table:table-cell office:value-type="float" office:value="1000">
            <text:p>1000</text:p>
          </table:table-cell>
          <table:table-cell office:value-type="float" office:value="0.9999">
            <text:p>0,9999</text:p>
          </table:table-cell>
          <table:table-cell table:formula="of:=POWER([.G2];[.C2])" office:value-type="float" office:value="0.969698894823929">
            <text:p>0,9696988948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];[.C3])" office:value-type="float" office:value="0.904835155870047">
            <text:p>0,9048351559</text:p>
          </table:table-cell>
          <table:table-cell office:value-type="float" office:value="2000">
            <text:p>2000</text:p>
          </table:table-cell>
          <table:table-cell office:value-type="float" office:value="0.9999">
            <text:p>0,9999</text:p>
          </table:table-cell>
          <table:table-cell table:formula="of:=POWER([.G3];[.C3])" office:value-type="float" office:value="0.94031594662275">
            <text:p>0,9403159466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4];[.C4])" office:value-type="float" office:value="0.860704748668907">
            <text:p>0,8607047487</text:p>
          </table:table-cell>
          <table:table-cell office:value-type="float" office:value="3000">
            <text:p>3000</text:p>
          </table:table-cell>
          <table:table-cell office:value-type="float" office:value="0.9999">
            <text:p>0,9999</text:p>
          </table:table-cell>
          <table:table-cell table:formula="of:=POWER([.G4];[.C4])" office:value-type="float" office:value="0.911823334225397">
            <text:p>0,9118233342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4];[.C5])" office:value-type="float" office:value="0.818726659298373">
            <text:p>0,8187266593</text:p>
          </table:table-cell>
          <table:table-cell office:value-type="float" office:value="4000">
            <text:p>4000</text:p>
          </table:table-cell>
          <table:table-cell office:value-type="float" office:value="0.9999">
            <text:p>0,9999</text:p>
          </table:table-cell>
          <table:table-cell table:formula="of:=POWER([.G5];[.C5])" office:value-type="float" office:value="0.884194079473038">
            <text:p>0,8841940795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6];[.C6])" office:value-type="float" office:value="0.77879591541992">
            <text:p>0,7787959154</text:p>
          </table:table-cell>
          <table:table-cell office:value-type="float" office:value="5000">
            <text:p>5000</text:p>
          </table:table-cell>
          <table:table-cell office:value-type="float" office:value="0.9999">
            <text:p>0,9999</text:p>
          </table:table-cell>
          <table:table-cell table:formula="of:=POWER([.G6];[.C6])" office:value-type="float" office:value="0.857402021674866">
            <text:p>0,8574020217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6];[.C7])" office:value-type="float" office:value="0.740812664381206">
            <text:p>0,7408126644</text:p>
          </table:table-cell>
          <table:table-cell office:value-type="float" office:value="6000">
            <text:p>6000</text:p>
          </table:table-cell>
          <table:table-cell office:value-type="float" office:value="0.9999">
            <text:p>0,9999</text:p>
          </table:table-cell>
          <table:table-cell table:formula="of:=POWER([.G7];[.C7])" office:value-type="float" office:value="0.831421792837921">
            <text:p>0,8314217928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8];[.C8])" office:value-type="float" office:value="0.70468192351994">
            <text:p>0,7046819235</text:p>
          </table:table-cell>
          <table:table-cell office:value-type="float" office:value="7000">
            <text:p>7000</text:p>
          </table:table-cell>
          <table:table-cell office:value-type="float" office:value="0.9999">
            <text:p>0,9999</text:p>
          </table:table-cell>
          <table:table-cell table:formula="of:=POWER([.G8];[.C8])" office:value-type="float" office:value="0.806228793647462">
            <text:p>0,8062287936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8];[.C9])" office:value-type="float" office:value="0.670313342645874">
            <text:p>0,6703133426</text:p>
          </table:table-cell>
          <table:table-cell office:value-type="float" office:value="8000">
            <text:p>8000</text:p>
          </table:table-cell>
          <table:table-cell office:value-type="float" office:value="0.9999">
            <text:p>0,9999</text:p>
          </table:table-cell>
          <table:table-cell table:formula="of:=POWER([.G9];[.C9])" office:value-type="float" office:value="0.781799170175173">
            <text:p>0,7817991702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0];[.C10])" office:value-type="float" office:value="0.637620978106969">
            <text:p>0,6376209781</text:p>
          </table:table-cell>
          <table:table-cell office:value-type="float" office:value="9000">
            <text:p>9000</text:p>
          </table:table-cell>
          <table:table-cell office:value-type="float" office:value="0.9999">
            <text:p>0,9999</text:p>
          </table:table-cell>
          <table:table-cell table:formula="of:=POWER([.G10];[.C10])" office:value-type="float" office:value="0.75810979129313">
            <text:p>0,7581097913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0];[.C11])" office:value-type="float" office:value="0.606523077874751">
            <text:p>0,6065230779</text:p>
          </table:table-cell>
          <table:table-cell office:value-type="float" office:value="10000">
            <text:p>10000</text:p>
          </table:table-cell>
          <table:table-cell office:value-type="float" office:value="0.9999">
            <text:p>0,9999</text:p>
          </table:table-cell>
          <table:table-cell table:formula="of:=POWER([.G11];[.C11])" office:value-type="float" office:value="0.735138226772148">
            <text:p>0,7351382268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2];[.C12])" office:value-type="float" office:value="0.576941877111431">
            <text:p>0,5769418771</text:p>
          </table:table-cell>
          <table:table-cell office:value-type="float" office:value="11000">
            <text:p>11000</text:p>
          </table:table-cell>
          <table:table-cell office:value-type="float" office:value="0.9999">
            <text:p>0,9999</text:p>
          </table:table-cell>
          <table:table-cell table:formula="of:=POWER([.G12];[.C12])" office:value-type="float" office:value="0.712862726043775">
            <text:p>0,712862726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2];[.C13])" office:value-type="float" office:value="0.548803403707582">
            <text:p>0,5488034037</text:p>
          </table:table-cell>
          <table:table-cell office:value-type="float" office:value="12000">
            <text:p>12000</text:p>
          </table:table-cell>
          <table:table-cell office:value-type="float" office:value="0.9999">
            <text:p>0,9999</text:p>
          </table:table-cell>
          <table:table-cell table:formula="of:=POWER([.G13];[.C13])" office:value-type="float" office:value="0.691262197605822">
            <text:p>0,6912621976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4];[.C14])" office:value-type="float" office:value="0.52203729330408">
            <text:p>0,5220372933</text:p>
          </table:table-cell>
          <table:table-cell office:value-type="float" office:value="13000">
            <text:p>13000</text:p>
          </table:table-cell>
          <table:table-cell office:value-type="float" office:value="0.9999">
            <text:p>0,9999</text:p>
          </table:table-cell>
          <table:table-cell table:formula="of:=POWER([.G14];[.C14])" office:value-type="float" office:value="0.670316189051926">
            <text:p>0,6703161891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4];[.C15])" office:value-type="float" office:value="0.496576613335762">
            <text:p>0,4965766133</text:p>
          </table:table-cell>
          <table:table-cell office:value-type="float" office:value="14000">
            <text:p>14000</text:p>
          </table:table-cell>
          <table:table-cell office:value-type="float" office:value="0.9999">
            <text:p>0,9999</text:p>
          </table:table-cell>
          <table:table-cell table:formula="of:=POWER([.G15];[.C15])" office:value-type="float" office:value="0.650004867706241">
            <text:p>0,6500048677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6];[.C16])" office:value-type="float" office:value="0.472357695656775">
            <text:p>0,4723576957</text:p>
          </table:table-cell>
          <table:table-cell office:value-type="float" office:value="15000">
            <text:p>15000</text:p>
          </table:table-cell>
          <table:table-cell office:value-type="float" office:value="0.9999">
            <text:p>0,9999</text:p>
          </table:table-cell>
          <table:table-cell table:formula="of:=POWER([.G16];[.C16])" office:value-type="float" office:value="0.630309001844916">
            <text:p>0,6303090018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6];[.C17])" office:value-type="float" office:value="0.449319977329084">
            <text:p>0,4493199773</text:p>
          </table:table-cell>
          <table:table-cell office:value-type="float" office:value="16000">
            <text:p>16000</text:p>
          </table:table-cell>
          <table:table-cell office:value-type="float" office:value="0.9999">
            <text:p>0,9999</text:p>
          </table:table-cell>
          <table:table-cell table:formula="of:=POWER([.G17];[.C17])" office:value-type="float" office:value="0.611209942486589">
            <text:p>0,6112099425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8];[.C18])" office:value-type="float" office:value="0.427405849176014">
            <text:p>0,4274058492</text:p>
          </table:table-cell>
          <table:table-cell office:value-type="float" office:value="17000">
            <text:p>17000</text:p>
          </table:table-cell>
          <table:table-cell office:value-type="float" office:value="0.9999">
            <text:p>0,9999</text:p>
          </table:table-cell>
          <table:table-cell table:formula="of:=POWER([.G18];[.C18])" office:value-type="float" office:value="0.592689605734643">
            <text:p>0,5926896057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18];[.C19])" office:value-type="float" office:value="0.406560511722088">
            <text:p>0,4065605117</text:p>
          </table:table-cell>
          <table:table-cell office:value-type="float" office:value="18000">
            <text:p>18000</text:p>
          </table:table-cell>
          <table:table-cell office:value-type="float" office:value="0.9999">
            <text:p>0,9999</text:p>
          </table:table-cell>
          <table:table-cell table:formula="of:=POWER([.D19];[.C19])" office:value-type="float" office:value="0.165284010999341">
            <text:p>0,165284011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0];[.C20])" office:value-type="float" office:value="0.386731838158948">
            <text:p>0,3867318382</text:p>
          </table:table-cell>
          <table:table-cell office:value-type="float" office:value="19000">
            <text:p>19000</text:p>
          </table:table-cell>
          <table:table-cell office:value-type="float" office:value="0.9999">
            <text:p>0,9999</text:p>
          </table:table-cell>
          <table:table-cell table:formula="of:=POWER([.D20];[.C20])" office:value-type="float" office:value="0.149554409931498">
            <text:p>0,1495544099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0];[.C21])" office:value-type="float" office:value="0.367870243994662">
            <text:p>0,367870244</text:p>
          </table:table-cell>
          <table:table-cell office:value-type="float" office:value="20000">
            <text:p>20000</text:p>
          </table:table-cell>
          <table:table-cell office:value-type="float" office:value="0.9999">
            <text:p>0,9999</text:p>
          </table:table-cell>
          <table:table-cell table:formula="of:=POWER([.D21];[.C21])" office:value-type="float" office:value="0.13532174948276">
            <text:p>0,1353217495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2];[.C22])" office:value-type="float" office:value="0.349928563060462">
            <text:p>0,3499285631</text:p>
          </table:table-cell>
          <table:table-cell office:value-type="float" office:value="21000">
            <text:p>21000</text:p>
          </table:table-cell>
          <table:table-cell office:value-type="float" office:value="0.9999">
            <text:p>0,9999</text:p>
          </table:table-cell>
          <table:table-cell table:formula="of:=POWER([.D22];[.C22])" office:value-type="float" office:value="0.122443570145892">
            <text:p>0,1224435701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2];[.C23])" office:value-type="float" office:value="0.332861929564862">
            <text:p>0,3328619296</text:p>
          </table:table-cell>
          <table:table-cell office:value-type="float" office:value="22000">
            <text:p>22000</text:p>
          </table:table-cell>
          <table:table-cell office:value-type="float" office:value="0.9999">
            <text:p>0,9999</text:p>
          </table:table-cell>
          <table:table-cell table:formula="of:=POWER([.D23];[.C23])" office:value-type="float" office:value="0.110790969872747">
            <text:p>0,1107909699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4];[.C24])" office:value-type="float" office:value="0.316627665900195">
            <text:p>0,3166276659</text:p>
          </table:table-cell>
          <table:table-cell office:value-type="float" office:value="23000">
            <text:p>23000</text:p>
          </table:table-cell>
          <table:table-cell office:value-type="float" office:value="0.9999">
            <text:p>0,9999</text:p>
          </table:table-cell>
          <table:table-cell table:formula="of:=POWER([.D24];[.C24])" office:value-type="float" office:value="0.100247313850117">
            <text:p>0,1002473139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4];[.C25])" office:value-type="float" office:value="0.301185175921027">
            <text:p>0,3011851759</text:p>
          </table:table-cell>
          <table:table-cell office:value-type="float" office:value="24000">
            <text:p>24000</text:p>
          </table:table-cell>
          <table:table-cell office:value-type="float" office:value="0.9999">
            <text:p>0,9999</text:p>
          </table:table-cell>
          <table:table-cell table:formula="of:=POWER([.D25];[.C25])" office:value-type="float" office:value="0.0907070670624739">
            <text:p>0,0907070671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6];[.C26])" office:value-type="float" office:value="0.286495843427572">
            <text:p>0,2864958434</text:p>
          </table:table-cell>
          <table:table-cell office:value-type="float" office:value="25000">
            <text:p>25000</text:p>
          </table:table-cell>
          <table:table-cell office:value-type="float" office:value="0.9999">
            <text:p>0,9999</text:p>
          </table:table-cell>
          <table:table-cell table:formula="of:=POWER([.D26];[.C26])" office:value-type="float" office:value="0.0820747379563483">
            <text:p>0,082074738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6];[.C27])" office:value-type="float" office:value="0.27252293560025">
            <text:p>0,2725229356</text:p>
          </table:table-cell>
          <table:table-cell office:value-type="float" office:value="26000">
            <text:p>26000</text:p>
          </table:table-cell>
          <table:table-cell office:value-type="float" office:value="0.9999">
            <text:p>0,9999</text:p>
          </table:table-cell>
          <table:table-cell table:formula="of:=POWER([.D27];[.C27])" office:value-type="float" office:value="0.0742639226331029">
            <text:p>0,0742639226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7];[.C28])" office:value-type="float" office:value="0.259231511143908">
            <text:p>0,2592315111</text:p>
          </table:table-cell>
          <table:table-cell office:value-type="float" office:value="27000">
            <text:p>27000</text:p>
          </table:table-cell>
          <table:table-cell office:value-type="float" office:value="0.9999">
            <text:p>0,9999</text:p>
          </table:table-cell>
          <table:table-cell table:formula="of:=POWER([.D28];[.C28])" office:value-type="float" office:value="0.0671964400031192">
            <text:p>0,06719644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9];[.C29])" office:value-type="float" office:value="0.246588332912015">
            <text:p>0,2465883329</text:p>
          </table:table-cell>
          <table:table-cell office:value-type="float" office:value="28000">
            <text:p>28000</text:p>
          </table:table-cell>
          <table:table-cell office:value-type="float" office:value="0.9999">
            <text:p>0,9999</text:p>
          </table:table-cell>
          <table:table-cell table:formula="of:=POWER([.D29];[.C29])" office:value-type="float" office:value="0.0608015492448563">
            <text:p>0,0608015492</text:p>
          </table:table-cell>
          <table:table-cell/>
          <table:table-cell office:value-type="float" office:value="0.9999692308">
            <text:p>0,9999692308</text:p>
          </table:table-cell>
        </table:table-row>
        <table:table-row table:style-name="ro1">
          <table:table-cell office:value-type="float" office:value="0.99995">
            <text:p>0,99995</text:p>
          </table:table-cell>
          <table:table-cell table:formula="of:=POWER([.A29];[.C30])" office:value-type="float" office:value="0.234561784792326">
            <text:p>0,2345617848</text:p>
          </table:table-cell>
          <table:table-cell office:value-type="float" office:value="29000">
            <text:p>29000</text:p>
          </table:table-cell>
          <table:table-cell office:value-type="float" office:value="0.9999">
            <text:p>0,9999</text:p>
          </table:table-cell>
          <table:table-cell table:formula="of:=POWER([.D30];[.C30])" office:value-type="float" office:value="0.0550152417360664">
            <text:p>0,0550152417</text:p>
          </table:table-cell>
          <table:table-cell table:number-columns-repeated="2"/>
        </table:table-row>
        <table:table-row table:style-name="ro1">
          <table:table-cell office:value-type="float" office:value="0.99995">
            <text:p>0,99995</text:p>
          </table:table-cell>
          <table:table-cell table:formula="of:=POWER([.A30];[.C31])" office:value-type="float" office:value="0.223121792646178">
            <text:p>0,2231217926</text:p>
          </table:table-cell>
          <table:table-cell office:value-type="float" office:value="30000">
            <text:p>30000</text:p>
          </table:table-cell>
          <table:table-cell office:value-type="float" office:value="0.9999">
            <text:p>0,9999</text:p>
          </table:table-cell>
          <table:table-cell table:formula="of:=POWER([.D31];[.C31])" office:value-type="float" office:value="0.0497796003698684">
            <text:p>0,0497796004</text:p>
          </table:table-cell>
          <table:table-cell table:number-columns-repeated="2"/>
        </table:table-row>
        <table:table-row table:style-name="ro1">
          <table:table-cell office:value-type="float" office:value="0.99995">
            <text:p>0,99995</text:p>
          </table:table-cell>
          <table:table-cell table:formula="of:=POWER([.A32];[.C32])" office:value-type="float" office:value="0.21223974910372">
            <text:p>0,2122397491</text:p>
          </table:table-cell>
          <table:table-cell office:value-type="float" office:value="31000">
            <text:p>31000</text:p>
          </table:table-cell>
          <table:table-cell office:value-type="float" office:value="0.9999">
            <text:p>0,9999</text:p>
          </table:table-cell>
          <table:table-cell table:formula="of:=POWER([.D32];[.C32])" office:value-type="float" office:value="0.0450422198428566">
            <text:p>0,0450422198</text:p>
          </table:table-cell>
          <table:table-cell table:number-columns-repeated="2"/>
        </table:table-row>
        <table:table-row table:style-name="ro1">
          <table:table-cell office:value-type="float" office:value="0.99995">
            <text:p>0,99995</text:p>
          </table:table-cell>
          <table:table-cell table:formula="of:=POWER([.A32];[.C33])" office:value-type="float" office:value="0.201888442027009">
            <text:p>0,201888442</text:p>
          </table:table-cell>
          <table:table-cell office:value-type="float" office:value="32000">
            <text:p>32000</text:p>
          </table:table-cell>
          <table:table-cell office:value-type="float" office:value="0.9999">
            <text:p>0,9999</text:p>
          </table:table-cell>
          <table:table-cell table:formula="of:=POWER([.D33];[.C33])" office:value-type="float" office:value="0.0407556821127125">
            <text:p>0,0407556821</text:p>
          </table:table-cell>
          <table:table-cell table:number-columns-repeated="2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  <table:table-row table:style-name="ro1">
          <table:table-cell office:value-type="float" office:value="0.99995">
            <text:p>0,99995</text:p>
          </table:table-cell>
          <table:table-cell table:number-columns-repeated="6"/>
        </table:table-row>
      </table:table>
      <table:table table:name="length analyz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ce3"/>
        <table:table-column table:style-name="co12" table:default-cell-style-name="ce3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1" table:default-cell-style-name="Default"/>
        <table:table-row table:style-name="ro2">
          <table:table-cell table:style-name="ce1"/>
          <table:table-cell table:style-name="ce2" office:value-type="float" office:value="661686">
            <text:p>661686</text:p>
          </table:table-cell>
          <table:table-cell table:number-columns-repeated="3"/>
          <table:table-cell office:value-type="string">
            <text:p>GENERATED</text:p>
          </table:table-cell>
          <table:table-cell table:style-name="ce1" office:value-type="float" office:value="383943">
            <text:p>383943</text:p>
          </table:table-cell>
          <table:table-cell table:number-columns-repeated="3"/>
          <table:table-cell table:formula="of:=SUM([.K4:.K37])" office:value-type="float" office:value="396.844980175015">
            <text:p>396,844980175</text:p>
          </table:table-cell>
          <table:table-cell table:number-columns-repeated="2"/>
          <table:table-cell office:value-type="string">
            <text:p>TRUE IN TEST</text:p>
          </table:table-cell>
          <table:table-cell office:value-type="float" office:value="663068">
            <text:p>663068</text:p>
          </table:table-cell>
          <table:table-cell table:number-columns-repeated="23"/>
        </table:table-row>
        <table:table-row table:style-name="ro1">
          <table:table-cell office:value-type="string">
            <text:p>DICTIONARY</text:p>
          </table:table-cell>
          <table:table-cell table:number-columns-repeated="9"/>
          <table:table-cell/>
          <table:table-cell table:number-columns-repeated="9"/>
          <table:table-cell office:value-type="string">
            <text:p>LENGTH AVG INPUT PROBABI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 table:number-columns-repeated="10"/>
          <table:table-cell/>
          <table:table-cell table:number-columns-repeated="9"/>
          <table:table-cell table:formula="of:=SUM([.U4:.U79])" office:value-type="float" office:value="6.69482994928549">
            <text:p>6,6948299493</text:p>
          </table:table-cell>
          <table:table-cell/>
          <table:table-cell table:formula="of:=SUM([.V4:.V52])" office:value-type="float" office:value="9.63188344139916">
            <text:p>9,6318834414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B4]/[.$B$1]" office:value-type="float" office:value="0.0000785871244064405">
            <text:p>7,85871244064405E-00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[.H4]/[.$G$1]" office:value-type="float" office:value="0.000242223455044108">
            <text:p>0,0002422235</text:p>
          </table:table-cell>
          <table:table-cell table:number-columns-repeated="2"/>
          <table:table-cell table:formula="of:=ROUND([.C32]*10)" office:value-type="float" office:value="31">
            <text:p>31</text:p>
          </table:table-cell>
          <table:table-cell table:formula="of:=[.C32]/[.$K$1]" office:value-type="float" office:value="0.00776683190012845">
            <text:p>0,007766831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O4]/[.$O$1]" office:value-type="float" office:value="0.0000799314700754674">
            <text:p>7,99314700754674E-005</text:p>
          </table:table-cell>
          <table:table-cell table:formula="of:=[.P4]/[.C4]" office:value-type="float" office:value="1.01710643669915">
            <text:p>1,0171064367</text:p>
          </table:table-cell>
          <table:table-cell table:number-columns-repeated="2"/>
          <table:table-cell table:formula="of:=[.K28]*([.C32]) / ([.C32] + 1)" office:value-type="float" office:value="0.000121111727522054">
            <text:p>0,0001211117</text:p>
          </table:table-cell>
          <table:table-cell/>
          <table:table-cell table:formula="of:=[.K28]*[.C4]" office:value-type="float" office:value="0.0000000126057904590913">
            <text:p>1,26057904590913E-008</text:p>
          </table:table-cell>
          <table:table-cell table:formula="of:=[.V4]/[.$W$3]" office:value-type="float" office:value="0.00000000130875654131256">
            <text:p>1,30875654131256E-009</text:p>
          </table:table-cell>
          <table:table-cell table:style-name="ce4" table:formula="of:=SUM([.$C$4:.$C37])" office:value-type="float" office:value="9.73260769876642">
            <text:p>9,73260769876642000000</text:p>
          </table:table-cell>
          <table:table-cell table:style-name="ce5" table:formula="of:=SUM([.U38:.$U$79])" office:value-type="float" office:value="2.07078292823412">
            <text:p>2,07078292823412000000</text:p>
          </table:table-cell>
          <table:table-cell table:style-name="ce5" table:formula="of:=(2*[.X4] - 1) *[.Y4]" office:value-type="float" office:value="38.2374528113767">
            <text:p>38,23745281137670000000</text:p>
          </table:table-cell>
          <table:table-cell table:style-name="ce5" office:value-type="float" office:value="34">
            <text:p>34,00000000000000000000</text:p>
          </table:table-cell>
          <table:table-cell table:style-name="ce6"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2">
            <text:p>1222</text:p>
          </table:table-cell>
          <table:table-cell table:formula="of:=[.B5]/[.$B$1]" office:value-type="float" office:value="0.00184679742355135">
            <text:p>0,001846797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table:formula="of:=[.H5]/[.$G$1]" office:value-type="float" office:value="0.00166430954594823">
            <text:p>0,0016643095</text:p>
          </table:table-cell>
          <table:table-cell table:number-columns-repeated="2"/>
          <table:table-cell table:formula="of:=ROUND([.C33]*10)" office:value-type="float" office:value="9">
            <text:p>9</text:p>
          </table:table-cell>
          <table:table-cell table:formula="of:=[.C33]/[.K2]" office:value-type="float" office:value="0">
            <text:p>#ДЕЛ/0!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table:formula="of:=[.O5]/[.$O$1]" office:value-type="float" office:value="0.00195304252354208">
            <text:p>0,0019530425</text:p>
          </table:table-cell>
          <table:table-cell table:formula="of:=[.P5]/[.C5]" office:value-type="float" office:value="1.05752937416732">
            <text:p>1,0575293742</text:p>
          </table:table-cell>
          <table:table-cell table:number-columns-repeated="2"/>
          <table:table-cell table:formula="of:=[.K29]*([.C33]) / ([.C33] + 1)" office:value-type="float" office:value="0.000832154772974113">
            <text:p>0,0008321548</text:p>
          </table:table-cell>
          <table:table-cell/>
          <table:table-cell table:formula="of:=[.K29]*[.C5]" office:value-type="float" office:value="0.00000324215165254251">
            <text:p>3,24215165254251E-006</text:p>
          </table:table-cell>
          <table:table-cell table:formula="of:=[.V5]/[.$W$3]" office:value-type="float" office:value="0.000000336606196728596">
            <text:p>3,36606196728596E-007</text:p>
          </table:table-cell>
          <table:table-cell table:style-name="ce4" table:formula="of:=SUM([.$C$4:.$C36])" office:value-type="float" office:value="8.88987608522027">
            <text:p>8,88987608522027000000</text:p>
          </table:table-cell>
          <table:table-cell table:style-name="ce5" table:formula="of:=SUM([.U37:.$U$79])" office:value-type="float" office:value="2.49266183200336">
            <text:p>2,49266183200336000000</text:p>
          </table:table-cell>
          <table:table-cell table:style-name="ce5" table:formula="of:=(2*[.X5] - 1) *[.Y5]" office:value-type="float" office:value="41.8262477857327">
            <text:p>41,82624778573270000000</text:p>
          </table:table-cell>
          <table:table-cell table:style-name="ce5" office:value-type="float" office:value="33">
            <text:p>33,0000000000000000000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02">
            <text:p>6302</text:p>
          </table:table-cell>
          <table:table-cell table:formula="of:=[.B6]/[.$B$1]" office:value-type="float" office:value="0.009524154961719">
            <text:p>0,00952415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859">
            <text:p>4859</text:p>
          </table:table-cell>
          <table:table-cell table:formula="of:=[.H6]/[.$G$1]" office:value-type="float" office:value="0.0126555243877346">
            <text:p>0,0126555244</text:p>
          </table:table-cell>
          <table:table-cell table:number-columns-repeated="2"/>
          <table:table-cell table:formula="of:=ROUND([.C34]*10)" office:value-type="float" office:value="13">
            <text:p>13</text:p>
          </table:table-cell>
          <table:table-cell table:formula="of:=[.C34]/[.K3]" office:value-type="float" office:value="0">
            <text:p>#ДЕЛ/0!</text:p>
          </table:table-cell>
          <table:table-cell office:value-type="float" office:value="3">
            <text:p>3</text:p>
          </table:table-cell>
          <table:table-cell office:value-type="float" office:value="6365">
            <text:p>6365</text:p>
          </table:table-cell>
          <table:table-cell table:formula="of:=[.O6]/[.$O$1]" office:value-type="float" office:value="0.00959931711378019">
            <text:p>0,0095993171</text:p>
          </table:table-cell>
          <table:table-cell table:formula="of:=[.P6]/[.C6]" office:value-type="float" office:value="1.00789173972529">
            <text:p>1,0078917397</text:p>
          </table:table-cell>
          <table:table-cell table:number-columns-repeated="2"/>
          <table:table-cell table:formula="of:=[.K30]*([.C34]) / ([.C34] + 1)" office:value-type="float" office:value="0.00632776219386732">
            <text:p>0,0063277622</text:p>
          </table:table-cell>
          <table:table-cell/>
          <table:table-cell table:formula="of:=[.K30]*[.C6]" office:value-type="float" office:value="0.000105621351562718">
            <text:p>0,0001056214</text:p>
          </table:table-cell>
          <table:table-cell table:formula="of:=[.V6]/[.$W$3]" office:value-type="float" office:value="0.0000109658045807264">
            <text:p>1,09658045807264E-005</text:p>
          </table:table-cell>
          <table:table-cell table:style-name="ce4" table:formula="of:=SUM([.$C$4:.$C35])" office:value-type="float" office:value="7.76904238183477">
            <text:p>7,76904238183477000000</text:p>
          </table:table-cell>
          <table:table-cell table:style-name="ce5" table:formula="of:=SUM([.U36:.$U$79])" office:value-type="float" office:value="3.05364647631116">
            <text:p>3,05364647631116000000</text:p>
          </table:table-cell>
          <table:table-cell table:style-name="ce5" table:formula="of:=(2*[.X6] - 1) *[.Y6]" office:value-type="float" office:value="44.3941713108925">
            <text:p>44,39417131089250000000</text:p>
          </table:table-cell>
          <table:table-cell table:style-name="ce5" office:value-type="float" office:value="32">
            <text:p>32,0000000000000000000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870">
            <text:p>13870</text:p>
          </table:table-cell>
          <table:table-cell table:formula="of:=[.B7]/[.$B$1]" office:value-type="float" office:value="0.020961604144564">
            <text:p>0,020961604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1725">
            <text:p>11725</text:p>
          </table:table-cell>
          <table:table-cell table:formula="of:=[.H7]/[.$G$1]" office:value-type="float" office:value="0.0305383872085179">
            <text:p>0,0305383872</text:p>
          </table:table-cell>
          <table:table-cell table:number-columns-repeated="2"/>
          <table:table-cell table:formula="of:=ROUND([.C35]*10)" office:value-type="float" office:value="15">
            <text:p>15</text:p>
          </table:table-cell>
          <table:table-cell table:formula="of:=[.C35]/[.C32]" office:value-type="float" office:value="0.472668635796296">
            <text:p>0,4726686358</text:p>
          </table:table-cell>
          <table:table-cell office:value-type="float" office:value="4">
            <text:p>4</text:p>
          </table:table-cell>
          <table:table-cell office:value-type="float" office:value="13826">
            <text:p>13826</text:p>
          </table:table-cell>
          <table:table-cell table:formula="of:=[.O7]/[.$O$1]" office:value-type="float" office:value="0.0208515567030832">
            <text:p>0,0208515567</text:p>
          </table:table-cell>
          <table:table-cell table:formula="of:=[.P7]/[.C7]" office:value-type="float" office:value="0.994750046765417">
            <text:p>0,9947500468</text:p>
          </table:table-cell>
          <table:table-cell table:number-columns-repeated="2"/>
          <table:table-cell table:formula="of:=[.K31]*([.C35]) / ([.C35] + 1)" office:value-type="float" office:value="0.015269193604259">
            <text:p>0,0152691936</text:p>
          </table:table-cell>
          <table:table-cell/>
          <table:table-cell table:formula="of:=[.K31]*[.C7]" office:value-type="float" office:value="0.000539761216095888">
            <text:p>0,0005397612</text:p>
          </table:table-cell>
          <table:table-cell table:formula="of:=[.V7]/[.$W$3]" office:value-type="float" office:value="0.0000560390103742244">
            <text:p>0,000056039</text:p>
          </table:table-cell>
          <table:table-cell table:style-name="ce4" table:formula="of:=SUM([.$C$4:.$C34])" office:value-type="float" office:value="6.31216975901895">
            <text:p>6,31216975901895000000</text:p>
          </table:table-cell>
          <table:table-cell table:style-name="ce5" table:formula="of:=SUM([.U35:.$U$79])" office:value-type="float" office:value="3.7827443442522">
            <text:p>3,78274434425220000000</text:p>
          </table:table-cell>
          <table:table-cell table:style-name="ce5" table:formula="of:=(2*[.X7] - 1) *[.Y7]" office:value-type="float" office:value="43.9719045675252">
            <text:p>43,97190456752520000000</text:p>
          </table:table-cell>
          <table:table-cell table:style-name="ce5" office:value-type="float" office:value="31">
            <text:p>31,0000000000000000000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19">
            <text:p>29319</text:p>
          </table:table-cell>
          <table:table-cell table:formula="of:=[.B8]/[.$B$1]" office:value-type="float" office:value="0.0443095365475467">
            <text:p>0,044309536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9068">
            <text:p>19068</text:p>
          </table:table-cell>
          <table:table-cell table:formula="of:=[.H8]/[.$G$1]" office:value-type="float" office:value="0.0496636219438823">
            <text:p>0,0496636219</text:p>
          </table:table-cell>
          <table:table-cell table:number-columns-repeated="2"/>
          <table:table-cell table:formula="of:=ROUND([.C36]*10)" office:value-type="float" office:value="11">
            <text:p>11</text:p>
          </table:table-cell>
          <table:table-cell table:formula="of:=[.C36]/[.C33]" office:value-type="float" office:value="1.24373065135701">
            <text:p>1,2437306514</text:p>
          </table:table-cell>
          <table:table-cell office:value-type="float" office:value="5">
            <text:p>5</text:p>
          </table:table-cell>
          <table:table-cell office:value-type="float" office:value="29337">
            <text:p>29337</text:p>
          </table:table-cell>
          <table:table-cell table:formula="of:=[.O8]/[.$O$1]" office:value-type="float" office:value="0.0442443308981884">
            <text:p>0,0442443309</text:p>
          </table:table-cell>
          <table:table-cell table:formula="of:=[.P8]/[.C8]" office:value-type="float" office:value="0.998528405972192">
            <text:p>0,998528406</text:p>
          </table:table-cell>
          <table:table-cell table:number-columns-repeated="2"/>
          <table:table-cell table:formula="of:=[.K32]*([.C36]) / ([.C36] + 1)" office:value-type="float" office:value="0.0248318109719411">
            <text:p>0,024831811</text:p>
          </table:table-cell>
          <table:table-cell/>
          <table:table-cell table:formula="of:=[.K32]*[.C8]" office:value-type="float" office:value="0.00208195355033219">
            <text:p>0,0020819536</text:p>
          </table:table-cell>
          <table:table-cell table:formula="of:=[.V8]/[.$W$3]" office:value-type="float" office:value="0.000216152278315959">
            <text:p>0,0002161523</text:p>
          </table:table-cell>
          <table:table-cell table:style-name="ce4" table:formula="of:=SUM([.$C$4:.$C33])" office:value-type="float" office:value="4.9833878945279">
            <text:p>4,98338789452790000000</text:p>
          </table:table-cell>
          <table:table-cell table:style-name="ce5" table:formula="of:=SUM([.U34:.$U$79])" office:value-type="float" office:value="4.4479283629715">
            <text:p>4,44792836297150000000</text:p>
          </table:table-cell>
          <table:table-cell table:style-name="ce5" table:formula="of:=(2*[.X8] - 1) *[.Y8]" office:value-type="float" office:value="39.8835763565474">
            <text:p>39,88357635654740000000</text:p>
          </table:table-cell>
          <table:table-cell table:style-name="ce5" office:value-type="float" office:value="30">
            <text:p>30,0000000000000000000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747">
            <text:p>52747</text:p>
          </table:table-cell>
          <table:table-cell table:formula="of:=[.B9]/[.$B$1]" office:value-type="float" office:value="0.0797160586743561">
            <text:p>0,079716058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5793">
            <text:p>25793</text:p>
          </table:table-cell>
          <table:table-cell table:formula="of:=[.H9]/[.$G$1]" office:value-type="float" office:value="0.0671792427521794">
            <text:p>0,0671792428</text:p>
          </table:table-cell>
          <table:table-cell table:number-columns-repeated="2"/>
          <table:table-cell table:formula="of:=ROUND([.C37]*10)" office:value-type="float" office:value="8">
            <text:p>8</text:p>
          </table:table-cell>
          <table:table-cell table:formula="of:=[.C37]/[.C34]" office:value-type="float" office:value="0.634213662954326">
            <text:p>0,634213663</text:p>
          </table:table-cell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table:formula="of:=[.O9]/[.$O$1]" office:value-type="float" office:value="0.0799646491762534">
            <text:p>0,0799646492</text:p>
          </table:table-cell>
          <table:table-cell table:formula="of:=[.P9]/[.C9]" office:value-type="float" office:value="1.00311844948222">
            <text:p>1,0031184495</text:p>
          </table:table-cell>
          <table:table-cell table:number-columns-repeated="2"/>
          <table:table-cell table:formula="of:=[.K33]*([.C37]) / ([.C37] + 1)" office:value-type="float" office:value="0.0335896213760897">
            <text:p>0,0335896214</text:p>
          </table:table-cell>
          <table:table-cell/>
          <table:table-cell table:formula="of:=[.K33]*[.C9]" office:value-type="float" office:value="0.00585495723375247">
            <text:p>0,0058549572</text:p>
          </table:table-cell>
          <table:table-cell table:formula="of:=[.V9]/[.$W$3]" office:value-type="float" office:value="0.000607872517288473">
            <text:p>0,0006078725</text:p>
          </table:table-cell>
          <table:table-cell table:style-name="ce4" table:formula="of:=SUM([.$C$4:.$C32])" office:value-type="float" office:value="4.08220104819378">
            <text:p>4,08220104819378000000</text:p>
          </table:table-cell>
          <table:table-cell table:style-name="ce5" table:formula="of:=SUM([.U33:.$U$79])" office:value-type="float" office:value="4.90101173907428">
            <text:p>4,90101173907428000000</text:p>
          </table:table-cell>
          <table:table-cell table:style-name="ce5" table:formula="of:=(2*[.X9] - 1) *[.Y9]" office:value-type="float" office:value="35.1128187778438">
            <text:p>35,11281877784380000000</text:p>
          </table:table-cell>
          <table:table-cell table:style-name="ce5" office:value-type="float" office:value="29">
            <text:p>29,0000000000000000000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137">
            <text:p>74137</text:p>
          </table:table-cell>
          <table:table-cell table:formula="of:=[.B10]/[.$B$1]" office:value-type="float" office:value="0.112042570040775">
            <text:p>0,1120425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982">
            <text:p>29982</text:p>
          </table:table-cell>
          <table:table-cell table:formula="of:=[.H10]/[.$G$1]" office:value-type="float" office:value="0.0780897164422844">
            <text:p>0,0780897164</text:p>
          </table:table-cell>
          <table:table-cell table:number-columns-repeated="2"/>
          <table:table-cell table:formula="of:=ROUND([.C38]*10)" office:value-type="float" office:value="7">
            <text:p>7</text:p>
          </table:table-cell>
          <table:table-cell table:formula="of:=[.C38]/[.C35]" office:value-type="float" office:value="0.478397830467325">
            <text:p>0,4783978305</text:p>
          </table:table-cell>
          <table:table-cell office:value-type="float" office:value="7">
            <text:p>7</text:p>
          </table:table-cell>
          <table:table-cell office:value-type="float" office:value="74150">
            <text:p>74150</text:p>
          </table:table-cell>
          <table:table-cell table:formula="of:=[.O10]/[.$O$1]" office:value-type="float" office:value="0.111828651058413">
            <text:p>0,1118286511</text:p>
          </table:table-cell>
          <table:table-cell table:formula="of:=[.P10]/[.C10]" office:value-type="float" office:value="0.998090734778009">
            <text:p>0,9980907348</text:p>
          </table:table-cell>
          <table:table-cell table:number-columns-repeated="2"/>
          <table:table-cell table:formula="of:=[.K34]*([.C38]) / ([.C38] + 1)" office:value-type="float" office:value="0.0390448582211422">
            <text:p>0,0390448582</text:p>
          </table:table-cell>
          <table:table-cell/>
          <table:table-cell table:formula="of:=[.K34]*[.C10]" office:value-type="float" office:value="0.0106514550126454">
            <text:p>0,010651455</text:p>
          </table:table-cell>
          <table:table-cell table:formula="of:=[.V10]/[.$W$3]" office:value-type="float" office:value="0.00110585381119377">
            <text:p>0,0011058538</text:p>
          </table:table-cell>
          <table:table-cell table:style-name="ce4" table:formula="of:=SUM([.$C$4:.$C31])" office:value-type="float" office:value="0.999972796764629">
            <text:p>0,99997279676462900000</text:p>
          </table:table-cell>
          <table:table-cell table:style-name="ce5" table:formula="of:=SUM([.U32:.$U$79])" office:value-type="float" office:value="6.44494920054442">
            <text:p>6,44494920054442000000</text:p>
          </table:table-cell>
          <table:table-cell table:style-name="ce5" table:formula="of:=(2*[.X10] - 1) *[.Y10]" office:value-type="float" office:value="6.4445985536043">
            <text:p>6,44459855360430000000</text:p>
          </table:table-cell>
          <table:table-cell table:style-name="ce5" office:value-type="float" office:value="28">
            <text:p>28,0000000000000000000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9157">
            <text:p>89157</text:p>
          </table:table-cell>
          <table:table-cell table:formula="of:=[.B11]/[.$B$1]" office:value-type="float" office:value="0.134742158667404">
            <text:p>0,1347421587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1597">
            <text:p>31597</text:p>
          </table:table-cell>
          <table:table-cell table:formula="of:=[.H11]/[.$G$1]" office:value-type="float" office:value="0.0822960699895558">
            <text:p>0,08229607</text:p>
          </table:table-cell>
          <table:table-cell table:number-columns-repeated="2"/>
          <table:table-cell table:formula="of:=ROUND([.C39]*10)" office:value-type="float" office:value="6">
            <text:p>6</text:p>
          </table:table-cell>
          <table:table-cell table:formula="of:=[.C39]/[.C36]" office:value-type="float" office:value="0.544922090081537">
            <text:p>0,5449220901</text:p>
          </table:table-cell>
          <table:table-cell office:value-type="float" office:value="8">
            <text:p>8</text:p>
          </table:table-cell>
          <table:table-cell office:value-type="float" office:value="89588">
            <text:p>89588</text:p>
          </table:table-cell>
          <table:table-cell table:formula="of:=[.O11]/[.$O$1]" office:value-type="float" office:value="0.135111330964547">
            <text:p>0,135111331</text:p>
          </table:table-cell>
          <table:table-cell table:formula="of:=[.P11]/[.C11]" office:value-type="float" office:value="1.00273984253179">
            <text:p>1,0027398425</text:p>
          </table:table-cell>
          <table:table-cell table:number-columns-repeated="2"/>
          <table:table-cell table:formula="of:=[.K35]*([.C39]) / ([.C39] + 1)" office:value-type="float" office:value="0.0411480349947779">
            <text:p>0,041148035</text:p>
          </table:table-cell>
          <table:table-cell/>
          <table:table-cell table:formula="of:=[.K35]*[.C11]" office:value-type="float" office:value="0.0146220997212942">
            <text:p>0,0146220997</text:p>
          </table:table-cell>
          <table:table-cell table:formula="of:=[.V11]/[.$W$3]" office:value-type="float" office:value="0.00151809350790588">
            <text:p>0,0015180935</text:p>
          </table:table-cell>
          <table:table-cell table:style-name="ce4" table:formula="of:=SUM([.$C$4:.$C30])" office:value-type="float" office:value="0.999968262892067">
            <text:p>0,99996826289206700000</text:p>
          </table:table-cell>
          <table:table-cell table:style-name="ce5" table:formula="of:=SUM([.U31:.$U$79])" office:value-type="float" office:value="6.4479935857118">
            <text:p>6,44799358571180000000</text:p>
          </table:table-cell>
          <table:table-cell table:style-name="ce5" table:formula="of:=(2*[.X11] - 1) *[.Y11]" office:value-type="float" office:value="6.44758430437503">
            <text:p>6,44758430437503000000</text:p>
          </table:table-cell>
          <table:table-cell table:style-name="ce5" office:value-type="float" office:value="27">
            <text:p>27,0000000000000000000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447">
            <text:p>91447</text:p>
          </table:table-cell>
          <table:table-cell table:formula="of:=[.B12]/[.$B$1]" office:value-type="float" office:value="0.138203014722996">
            <text:p>0,1382030147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0645">
            <text:p>30645</text:p>
          </table:table-cell>
          <table:table-cell table:formula="of:=[.H12]/[.$G$1]" office:value-type="float" office:value="0.0798165352669537">
            <text:p>0,0798165353</text:p>
          </table:table-cell>
          <table:table-cell table:number-columns-repeated="2"/>
          <table:table-cell table:formula="of:=ROUND([.C40]*10)" office:value-type="float" office:value="6">
            <text:p>6</text:p>
          </table:table-cell>
          <table:table-cell table:formula="of:=[.C40]/[.C37]" office:value-type="float" office:value="0.685308421879471">
            <text:p>0,6853084219</text:p>
          </table:table-cell>
          <table:table-cell office:value-type="float" office:value="9">
            <text:p>9</text:p>
          </table:table-cell>
          <table:table-cell office:value-type="float" office:value="91892">
            <text:p>91892</text:p>
          </table:table-cell>
          <table:table-cell table:formula="of:=[.O12]/[.$O$1]" office:value-type="float" office:value="0.138586087701412">
            <text:p>0,1385860877</text:p>
          </table:table-cell>
          <table:table-cell table:formula="of:=[.P12]/[.C12]" office:value-type="float" office:value="1.00277181347443">
            <text:p>1,0027718135</text:p>
          </table:table-cell>
          <table:table-cell table:number-columns-repeated="2"/>
          <table:table-cell table:formula="of:=[.K36]*([.C40]) / ([.C40] + 1)" office:value-type="float" office:value="0.0399082676334768">
            <text:p>0,0399082676</text:p>
          </table:table-cell>
          <table:table-cell/>
          <table:table-cell table:formula="of:=[.K36]*[.C12]" office:value-type="float" office:value="0.0150654795385809">
            <text:p>0,0150654795</text:p>
          </table:table-cell>
          <table:table-cell table:formula="of:=[.V12]/[.$W$3]" office:value-type="float" office:value="0.00156412602272858">
            <text:p>0,001564126</text:p>
          </table:table-cell>
          <table:table-cell table:style-name="ce4" table:formula="of:=SUM([.$C$4:.$C29])" office:value-type="float" office:value="0.999960706437797">
            <text:p>0,99996070643779700000</text:p>
          </table:table-cell>
          <table:table-cell table:style-name="ce5" table:formula="of:=SUM([.U30:.$U$79])" office:value-type="float" office:value="6.45159815884859">
            <text:p>6,45159815884859000000</text:p>
          </table:table-cell>
          <table:table-cell table:style-name="ce5" table:formula="of:=(2*[.X12] - 1) *[.Y12]" office:value-type="float" office:value="6.45109114630146">
            <text:p>6,45109114630146000000</text:p>
          </table:table-cell>
          <table:table-cell table:style-name="ce5" office:value-type="float" office:value="26">
            <text:p>26,0000000000000000000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523">
            <text:p>83523</text:p>
          </table:table-cell>
          <table:table-cell table:formula="of:=[.B13]/[.$B$1]" office:value-type="float" office:value="0.126227545996137">
            <text:p>0,12622754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1769">
            <text:p>31769</text:p>
          </table:table-cell>
          <table:table-cell table:formula="of:=[.H13]/[.$G$1]" office:value-type="float" office:value="0.0827440531537233">
            <text:p>0,0827440532</text:p>
          </table:table-cell>
          <table:table-cell table:number-columns-repeated="2"/>
          <table:table-cell table:formula="of:=ROUND([.C41]*10)" office:value-type="float" office:value="7">
            <text:p>7</text:p>
          </table:table-cell>
          <table:table-cell table:formula="of:=[.C41]/[.C38]" office:value-type="float" office:value="0.940528300154388">
            <text:p>0,9405283002</text:p>
          </table:table-cell>
          <table:table-cell office:value-type="float" office:value="10">
            <text:p>10</text:p>
          </table:table-cell>
          <table:table-cell office:value-type="float" office:value="83429">
            <text:p>83429</text:p>
          </table:table-cell>
          <table:table-cell table:formula="of:=[.O13]/[.$O$1]" office:value-type="float" office:value="0.125822690885399">
            <text:p>0,1258226909</text:p>
          </table:table-cell>
          <table:table-cell table:formula="of:=[.P13]/[.C13]" office:value-type="float" office:value="0.996792656408371">
            <text:p>0,9967926564</text:p>
          </table:table-cell>
          <table:table-cell table:number-columns-repeated="2"/>
          <table:table-cell table:formula="of:=[.K37]*([.C41]) / ([.C41] + 1)" office:value-type="float" office:value="0.0413720265768617">
            <text:p>0,0413720266</text:p>
          </table:table-cell>
          <table:table-cell/>
          <table:table-cell table:formula="of:=[.K37]*[.C13]" office:value-type="float" office:value="0.0131889860717877">
            <text:p>0,0131889861</text:p>
          </table:table-cell>
          <table:table-cell table:formula="of:=[.V13]/[.$W$3]" office:value-type="float" office:value="0.00136930499128546">
            <text:p>0,001369305</text:p>
          </table:table-cell>
          <table:table-cell table:style-name="ce4" table:formula="of:=SUM([.$C$4:.$C28])" office:value-type="float" office:value="0.999956172565235">
            <text:p>0,99995617256523500000</text:p>
          </table:table-cell>
          <table:table-cell table:style-name="ce5" table:formula="of:=SUM([.U29:.$U$79])" office:value-type="float" office:value="6.45536791210446">
            <text:p>6,45536791210446000000</text:p>
          </table:table-cell>
          <table:table-cell table:style-name="ce5" table:formula="of:=(2*[.X13] - 1) *[.Y13]" office:value-type="float" office:value="6.45480206767235">
            <text:p>6,45480206767235000000</text:p>
          </table:table-cell>
          <table:table-cell table:style-name="ce5" office:value-type="float" office:value="25">
            <text:p>25,0000000000000000000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250">
            <text:p>68250</text:p>
          </table:table-cell>
          <table:table-cell table:formula="of:=[.B14]/[.$B$1]" office:value-type="float" office:value="0.103145600783453">
            <text:p>0,103145600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9230">
            <text:p>29230</text:p>
          </table:table-cell>
          <table:table-cell table:formula="of:=[.H14]/[.$G$1]" office:value-type="float" office:value="0.0761310923756912">
            <text:p>0,0761310924</text:p>
          </table:table-cell>
          <table:table-cell table:number-columns-repeated="2"/>
          <table:table-cell table:formula="of:=ROUND([.C42]*10)" office:value-type="float" office:value="7">
            <text:p>7</text:p>
          </table:table-cell>
          <table:table-cell table:formula="of:=[.C42]/[.C39]" office:value-type="float" office:value="1.20846967318848">
            <text:p>1,2084696732</text:p>
          </table:table-cell>
          <table:table-cell office:value-type="float" office:value="11">
            <text:p>11</text:p>
          </table:table-cell>
          <table:table-cell office:value-type="float" office:value="68617">
            <text:p>68617</text:p>
          </table:table-cell>
          <table:table-cell table:formula="of:=[.O14]/[.$O$1]" office:value-type="float" office:value="0.103484107210723">
            <text:p>0,1034841072</text:p>
          </table:table-cell>
          <table:table-cell table:formula="of:=[.P14]/[.C14]" office:value-type="float" office:value="1.00328183097194">
            <text:p>1,003281831</text:p>
          </table:table-cell>
          <table:table-cell table:number-columns-repeated="2"/>
          <table:table-cell table:formula="of:=[.K38]*([.C42]) / ([.C42] + 1)" office:value-type="float" office:value="0.0380655461878456">
            <text:p>0,0380655462</text:p>
          </table:table-cell>
          <table:table-cell/>
          <table:table-cell table:formula="of:=[.K38]*[.C14]" office:value-type="float" office:value="0.00924580111118537">
            <text:p>0,0092458011</text:p>
          </table:table-cell>
          <table:table-cell table:formula="of:=[.V14]/[.$W$3]" office:value-type="float" office:value="0.000959916216536181">
            <text:p>0,0009599162</text:p>
          </table:table-cell>
          <table:table-cell table:style-name="ce4" table:formula="of:=SUM([.$C$4:.$C27])" office:value-type="float" office:value="0.999928969329863">
            <text:p>0,99992896932986300000</text:p>
          </table:table-cell>
          <table:table-cell table:style-name="ce5" table:formula="of:=SUM([.U28:.$U$79])" office:value-type="float" office:value="6.45966079476126">
            <text:p>6,45966079476126000000</text:p>
          </table:table-cell>
          <table:table-cell table:style-name="ce5" table:formula="of:=(2*[.X14] - 1) *[.Y14]" office:value-type="float" office:value="6.45874312669104">
            <text:p>6,45874312669104000000</text:p>
          </table:table-cell>
          <table:table-cell table:style-name="ce5" office:value-type="float" office:value="24">
            <text:p>24,0000000000000000000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066">
            <text:p>52066</text:p>
          </table:table-cell>
          <table:table-cell table:formula="of:=[.B15]/[.$B$1]" office:value-type="float" office:value="0.0786868696028025">
            <text:p>0,0786868696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5863">
            <text:p>25863</text:p>
          </table:table-cell>
          <table:table-cell table:formula="of:=[.H15]/[.$G$1]" office:value-type="float" office:value="0.0673615614817825">
            <text:p>0,0673615615</text:p>
          </table:table-cell>
          <table:table-cell table:number-columns-repeated="2"/>
          <table:table-cell table:formula="of:=ROUND([.C43]*10)" office:value-type="float" office:value="9">
            <text:p>9</text:p>
          </table:table-cell>
          <table:table-cell table:formula="of:=[.C43]/[.C40]" office:value-type="float" office:value="1.48229458716871">
            <text:p>1,4822945872</text:p>
          </table:table-cell>
          <table:table-cell office:value-type="float" office:value="12">
            <text:p>12</text:p>
          </table:table-cell>
          <table:table-cell office:value-type="float" office:value="52172">
            <text:p>52172</text:p>
          </table:table-cell>
          <table:table-cell table:formula="of:=[.O15]/[.$O$1]" office:value-type="float" office:value="0.0786827293731563">
            <text:p>0,0786827294</text:p>
          </table:table-cell>
          <table:table-cell table:formula="of:=[.P15]/[.C15]" office:value-type="float" office:value="0.999947383474941">
            <text:p>0,9999473835</text:p>
          </table:table-cell>
          <table:table-cell table:number-columns-repeated="2"/>
          <table:table-cell table:formula="of:=[.K39]*([.C43]) / ([.C43] + 1)" office:value-type="float" office:value="0.0336807807408912">
            <text:p>0,0336807807</text:p>
          </table:table-cell>
          <table:table-cell/>
          <table:table-cell table:formula="of:=[.K39]*[.C15]" office:value-type="float" office:value="0.00574604692622332">
            <text:p>0,0057460469</text:p>
          </table:table-cell>
          <table:table-cell table:formula="of:=[.V15]/[.$W$3]" office:value-type="float" office:value="0.000596565247200357">
            <text:p>0,0005965652</text:p>
          </table:table-cell>
          <table:table-cell table:style-name="ce4" table:formula="of:=SUM([.$C$4:.$C26])" office:value-type="float" office:value="0.999871540277412">
            <text:p>0,99987154027741200000</text:p>
          </table:table-cell>
          <table:table-cell table:style-name="ce5" table:formula="of:=SUM([.U27:.$U$79])" office:value-type="float" office:value="6.46455090798468">
            <text:p>6,46455090798468000000</text:p>
          </table:table-cell>
          <table:table-cell table:style-name="ce5" table:formula="of:=(2*[.X15] - 1) *[.Y15]" office:value-type="float" office:value="6.4628900391521">
            <text:p>6,46289003915210000000</text:p>
          </table:table-cell>
          <table:table-cell table:style-name="ce5" office:value-type="float" office:value="23">
            <text:p>23,0000000000000000000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982">
            <text:p>36982</text:p>
          </table:table-cell>
          <table:table-cell table:formula="of:=[.B16]/[.$B$1]" office:value-type="float" office:value="0.0558905583615189">
            <text:p>0,0558905584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2299">
            <text:p>22299</text:p>
          </table:table-cell>
          <table:table-cell table:formula="of:=[.H16]/[.$G$1]" office:value-type="float" office:value="0.058078933591705">
            <text:p>0,0580789336</text:p>
          </table:table-cell>
          <table:table-cell/>
          <table:table-cell table:formula="of:=[.I16]/[.C16]" office:value-type="float" office:value="1.03915464962849">
            <text:p>1,0391546496</text:p>
          </table:table-cell>
          <table:table-cell table:formula="of:=ROUND([.K16]*10)" office:value-type="float" office:value="10">
            <text:p>10</text:p>
          </table:table-cell>
          <table:table-cell table:formula="of:=[.K16]/[.C41]" office:value-type="float" office:value="1.58524916696298">
            <text:p>1,585249167</text:p>
          </table:table-cell>
          <table:table-cell office:value-type="float" office:value="13">
            <text:p>13</text:p>
          </table:table-cell>
          <table:table-cell office:value-type="float" office:value="36940">
            <text:p>36940</text:p>
          </table:table-cell>
          <table:table-cell table:formula="of:=[.O16]/[.$O$1]" office:value-type="float" office:value="0.0557107265016559">
            <text:p>0,0557107265</text:p>
          </table:table-cell>
          <table:table-cell table:formula="of:=[.P16]/[.C16]" office:value-type="float" office:value="0.996782428640277">
            <text:p>0,9967824286</text:p>
          </table:table-cell>
          <table:table-cell table:number-columns-repeated="2"/>
          <table:table-cell table:formula="of:=[.U16]*([.K16]) / ([.K16] + 1)" office:value-type="float" office:value="0.0290394667958525">
            <text:p>0,0290394668</text:p>
          </table:table-cell>
          <table:table-cell table:formula="of:=([.I16]+[.C16])/2" office:value-type="float" office:value="0.056984745976612">
            <text:p>0,056984746</text:p>
          </table:table-cell>
          <table:table-cell table:formula="of:=[.U16]*[.C16]" office:value-type="float" office:value="0.00318490927072216">
            <text:p>0,0031849093</text:p>
          </table:table-cell>
          <table:table-cell table:formula="of:=[.V16]/[.$W$3]" office:value-type="float" office:value="0.000330663186499224">
            <text:p>0,0003306632</text:p>
          </table:table-cell>
          <table:table-cell table:style-name="ce4" table:formula="of:=SUM([.$C$4:.$C25])" office:value-type="float" office:value="0.999768772499343">
            <text:p>0,99976877249934300000</text:p>
          </table:table-cell>
          <table:table-cell table:style-name="ce5" table:formula="of:=SUM([.U26:.$U$79])" office:value-type="float" office:value="6.47003148318597">
            <text:p>6,47003148318597000000</text:p>
          </table:table-cell>
          <table:table-cell table:style-name="ce5" table:formula="of:=(2*[.X16] - 1) *[.Y16]" office:value-type="float" office:value="6.46703938476791">
            <text:p>6,46703938476791000000</text:p>
          </table:table-cell>
          <table:table-cell table:style-name="ce5" office:value-type="float" office:value="22">
            <text:p>22,00000000000000000000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206">
            <text:p>25206</text:p>
          </table:table-cell>
          <table:table-cell table:formula="of:=[.B17]/[.$B$1]" office:value-type="float" office:value="0.0380935972651681">
            <text:p>0,038093597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8981">
            <text:p>18981</text:p>
          </table:table-cell>
          <table:table-cell table:formula="of:=[.H17]/[.$G$1]" office:value-type="float" office:value="0.0494370258085185">
            <text:p>0,0494370258</text:p>
          </table:table-cell>
          <table:table-cell/>
          <table:table-cell table:formula="of:=[.I17]/[.C17]" office:value-type="float" office:value="1.2977778250867">
            <text:p>1,2977778251</text:p>
          </table:table-cell>
          <table:table-cell table:formula="of:=ROUND([.K17]*10)" office:value-type="float" office:value="13">
            <text:p>13</text:p>
          </table:table-cell>
          <table:table-cell table:formula="of:=[.K17]/[.C42]" office:value-type="float" office:value="1.75828389262352">
            <text:p>1,7582838926</text:p>
          </table:table-cell>
          <table:table-cell office:value-type="float" office:value="14">
            <text:p>14</text:p>
          </table:table-cell>
          <table:table-cell office:value-type="float" office:value="25003">
            <text:p>25003</text:p>
          </table:table-cell>
          <table:table-cell table:formula="of:=[.O17]/[.$O$1]" office:value-type="float" office:value="0.0377080480433379">
            <text:p>0,037708048</text:p>
          </table:table-cell>
          <table:table-cell table:formula="of:=[.P17]/[.C17]" office:value-type="float" office:value="0.989878896992943">
            <text:p>0,989878897</text:p>
          </table:table-cell>
          <table:table-cell table:number-columns-repeated="2"/>
          <table:table-cell table:formula="of:=[.U17]*([.K17]) / ([.K17] + 1)" office:value-type="float" office:value="0.0247185129042592">
            <text:p>0,0247185129</text:p>
          </table:table-cell>
          <table:table-cell table:formula="of:=([.I17]+[.C17])/2" office:value-type="float" office:value="0.0437653115368433">
            <text:p>0,0437653115</text:p>
          </table:table-cell>
          <table:table-cell table:formula="of:=[.U17]*[.C17]" office:value-type="float" office:value="0.00166717815186912">
            <text:p>0,0016671782</text:p>
          </table:table-cell>
          <table:table-cell table:formula="of:=[.V17]/[.$W$3]" office:value-type="float" office:value="0.000173089527298821">
            <text:p>0,0001730895</text:p>
          </table:table-cell>
          <table:table-cell table:style-name="ce4" table:formula="of:=SUM([.$C$4:.$C24])" office:value-type="float" office:value="0.999539056289539">
            <text:p>0,99953905628953900000</text:p>
          </table:table-cell>
          <table:table-cell table:style-name="ce5" table:formula="of:=SUM([.U25:.$U$79])" office:value-type="float" office:value="6.47652879910362">
            <text:p>6,47652879910362000000</text:p>
          </table:table-cell>
          <table:table-cell table:style-name="ce5" table:formula="of:=(2*[.X17] - 1) *[.Y17]" office:value-type="float" office:value="6.47055816867249">
            <text:p>6,47055816867249000000</text:p>
          </table:table-cell>
          <table:table-cell table:style-name="ce5" office:value-type="float" office:value="21">
            <text:p>21,00000000000000000000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107">
            <text:p>16107</text:p>
          </table:table-cell>
          <table:table-cell table:formula="of:=[.B18]/[.$B$1]" office:value-type="float" office:value="0.0243423617848949">
            <text:p>0,024342361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6027">
            <text:p>16027</text:p>
          </table:table-cell>
          <table:table-cell table:formula="of:=[.H18]/[.$G$1]" office:value-type="float" office:value="0.041743175419268">
            <text:p>0,0417431754</text:p>
          </table:table-cell>
          <table:table-cell/>
          <table:table-cell table:formula="of:=[.I18]/[.C18]" office:value-type="float" office:value="1.71483670270527">
            <text:p>1,7148367027</text:p>
          </table:table-cell>
          <table:table-cell table:formula="of:=ROUND([.K18]*10)" office:value-type="float" office:value="17">
            <text:p>17</text:p>
          </table:table-cell>
          <table:table-cell table:formula="of:=[.K18]/[.C43]" office:value-type="float" office:value="2.00314732983679">
            <text:p>2,0031473298</text:p>
          </table:table-cell>
          <table:table-cell office:value-type="float" office:value="15">
            <text:p>15</text:p>
          </table:table-cell>
          <table:table-cell office:value-type="float" office:value="16092">
            <text:p>16092</text:p>
          </table:table-cell>
          <table:table-cell table:formula="of:=[.O18]/[.$O$1]" office:value-type="float" office:value="0.0242690040840457">
            <text:p>0,0242690041</text:p>
          </table:table-cell>
          <table:table-cell table:formula="of:=[.P18]/[.C18]" office:value-type="float" office:value="0.996986418101189">
            <text:p>0,9969864181</text:p>
          </table:table-cell>
          <table:table-cell table:number-columns-repeated="2"/>
          <table:table-cell table:formula="of:=[.U18]*([.K18]) / ([.K18] + 1)" office:value-type="float" office:value="0.020871587709634">
            <text:p>0,0208715877</text:p>
          </table:table-cell>
          <table:table-cell table:formula="of:=([.I18]+[.C18])/2" office:value-type="float" office:value="0.0330427686020815">
            <text:p>0,0330427686</text:p>
          </table:table-cell>
          <table:table-cell table:formula="of:=[.U18]*[.C18]" office:value-type="float" office:value="0.000804339027686434">
            <text:p>0,000804339</text:p>
          </table:table-cell>
          <table:table-cell table:formula="of:=[.V18]/[.$W$3]" office:value-type="float" office:value="0.0000835079693997619">
            <text:p>0,000083508</text:p>
          </table:table-cell>
          <table:table-cell table:style-name="ce4" table:formula="of:=SUM([.$C$4:.$C23])" office:value-type="float" office:value="0.999011615781504">
            <text:p>0,99901161578150400000</text:p>
          </table:table-cell>
          <table:table-cell table:style-name="ce5" table:formula="of:=SUM([.U24:.$U$79])" office:value-type="float" office:value="6.4838261154904">
            <text:p>6,48382611549040000000</text:p>
          </table:table-cell>
          <table:table-cell table:style-name="ce5" table:formula="of:=(2*[.X18] - 1) *[.Y18]" office:value-type="float" office:value="6.47100909267435">
            <text:p>6,47100909267435000000</text:p>
          </table:table-cell>
          <table:table-cell table:style-name="ce5" office:value-type="float" office:value="20">
            <text:p>20,00000000000000000000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48">
            <text:p>9848</text:p>
          </table:table-cell>
          <table:table-cell table:formula="of:=[.B19]/[.$B$1]" office:value-type="float" office:value="0.0148831923298967">
            <text:p>0,014883192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3151">
            <text:p>13151</text:p>
          </table:table-cell>
          <table:table-cell table:formula="of:=[.H19]/[.$G$1]" office:value-type="float" office:value="0.0342524801858609">
            <text:p>0,0342524802</text:p>
          </table:table-cell>
          <table:table-cell/>
          <table:table-cell table:formula="of:=[.I19]/[.C19]" office:value-type="float" office:value="2.30142024819878">
            <text:p>2,3014202482</text:p>
          </table:table-cell>
          <table:table-cell table:formula="of:=ROUND([.K19]*10)" office:value-type="float" office:value="23">
            <text:p>23</text:p>
          </table:table-cell>
          <table:table-cell table:formula="of:=[.K19]/[.K16]" office:value-type="float" office:value="2.21470427815682">
            <text:p>2,2147042782</text:p>
          </table:table-cell>
          <table:table-cell office:value-type="float" office:value="16">
            <text:p>16</text:p>
          </table:table-cell>
          <table:table-cell office:value-type="float" office:value="9885">
            <text:p>9885</text:p>
          </table:table-cell>
          <table:table-cell table:formula="of:=[.O19]/[.$O$1]" office:value-type="float" office:value="0.0149079732395471">
            <text:p>0,0149079732</text:p>
          </table:table-cell>
          <table:table-cell table:formula="of:=[.P19]/[.C19]" office:value-type="float" office:value="1.00166502650111">
            <text:p>1,0016650265</text:p>
          </table:table-cell>
          <table:table-cell table:number-columns-repeated="2"/>
          <table:table-cell table:formula="of:=[.U19]*([.K19]) / ([.K19] + 1)" office:value-type="float" office:value="0.0171262400929305">
            <text:p>0,0171262401</text:p>
          </table:table-cell>
          <table:table-cell table:formula="of:=([.I19]+[.C19])/2" office:value-type="float" office:value="0.0245678362578788">
            <text:p>0,0245678363</text:p>
          </table:table-cell>
          <table:table-cell table:formula="of:=[.U19]*[.C19]" office:value-type="float" office:value="0.000365647832155419">
            <text:p>0,0003656478</text:p>
          </table:table-cell>
          <table:table-cell table:formula="of:=[.V19]/[.$W$3]" office:value-type="float" office:value="0.0000379622359821978">
            <text:p>3,79622359821978E-005</text:p>
          </table:table-cell>
          <table:table-cell table:style-name="ce4" table:formula="of:=SUM([.$C$4:.$C22])" office:value-type="float" office:value="0.997937087984331">
            <text:p>0,99793708798433100000</text:p>
          </table:table-cell>
          <table:table-cell table:style-name="ce5" table:formula="of:=SUM([.U23:.$U$79])" office:value-type="float" office:value="6.49273180907777">
            <text:p>6,49273180907777000000</text:p>
          </table:table-cell>
          <table:table-cell table:style-name="ce5" table:formula="of:=(2*[.X19] - 1) *[.Y19]" office:value-type="float" office:value="6.46594394015084">
            <text:p>6,46594394015084000000</text:p>
          </table:table-cell>
          <table:table-cell table:style-name="ce5" office:value-type="float" office:value="19">
            <text:p>19,00000000000000000000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42">
            <text:p>5542</text:p>
          </table:table-cell>
          <table:table-cell table:formula="of:=[.B20]/[.$B$1]" office:value-type="float" office:value="0.00837557391270179">
            <text:p>0,0083755739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0840">
            <text:p>10840</text:p>
          </table:table-cell>
          <table:table-cell table:formula="of:=[.H20]/[.$G$1]" office:value-type="float" office:value="0.0282333575556788">
            <text:p>0,0282333576</text:p>
          </table:table-cell>
          <table:table-cell/>
          <table:table-cell table:formula="of:=[.I20]/[.C20]" office:value-type="float" office:value="3.37091617242636">
            <text:p>3,3709161724</text:p>
          </table:table-cell>
          <table:table-cell table:formula="of:=ROUND([.K20]*10)" office:value-type="float" office:value="34">
            <text:p>34</text:p>
          </table:table-cell>
          <table:table-cell table:formula="of:=[.K20]/[.K17]" office:value-type="float" office:value="2.59745243543606">
            <text:p>2,5974524354</text:p>
          </table:table-cell>
          <table:table-cell office:value-type="float" office:value="17">
            <text:p>17</text:p>
          </table:table-cell>
          <table:table-cell office:value-type="float" office:value="5492">
            <text:p>5492</text:p>
          </table:table-cell>
          <table:table-cell table:formula="of:=[.O20]/[.$O$1]" office:value-type="float" office:value="0.0082827100689522">
            <text:p>0,0082827101</text:p>
          </table:table-cell>
          <table:table-cell table:formula="of:=[.P20]/[.C20]" office:value-type="float" office:value="0.988912539639969">
            <text:p>0,9889125396</text:p>
          </table:table-cell>
          <table:table-cell table:number-columns-repeated="2"/>
          <table:table-cell table:formula="of:=[.U20]*([.K20]) / ([.K20] + 1)" office:value-type="float" office:value="0.0141166787778394">
            <text:p>0,0141166788</text:p>
          </table:table-cell>
          <table:table-cell table:formula="of:=([.I20]+[.C20])/2" office:value-type="float" office:value="0.0183044657341903">
            <text:p>0,0183044657</text:p>
          </table:table-cell>
          <table:table-cell table:formula="of:=[.U20]*[.C20]" office:value-type="float" office:value="0.000153310405689228">
            <text:p>0,0001533104</text:p>
          </table:table-cell>
          <table:table-cell table:formula="of:=[.V20]/[.$W$3]" office:value-type="float" office:value="0.0000159169706134814">
            <text:p>0,000015917</text:p>
          </table:table-cell>
          <table:table-cell table:style-name="ce4" table:formula="of:=SUM([.$C$4:.$C21])" office:value-type="float" office:value="0.99556133876189">
            <text:p>0,99556133876189000000</text:p>
          </table:table-cell>
          <table:table-cell table:style-name="ce5" table:formula="of:=SUM([.U22:.$U$79])" office:value-type="float" office:value="6.50393940015732">
            <text:p>6,50393940015732000000</text:p>
          </table:table-cell>
          <table:table-cell table:style-name="ce5" table:formula="of:=(2*[.X20] - 1) *[.Y20]" office:value-type="float" office:value="6.44620183273633">
            <text:p>6,44620183273633000000</text:p>
          </table:table-cell>
          <table:table-cell table:style-name="ce5" office:value-type="float" office:value="18">
            <text:p>18,00000000000000000000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72">
            <text:p>2972</text:p>
          </table:table-cell>
          <table:table-cell table:formula="of:=[.B21]/[.$B$1]" office:value-type="float" office:value="0.00449155641799887">
            <text:p>0,0044915564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199">
            <text:p>9199</text:p>
          </table:table-cell>
          <table:table-cell table:formula="of:=[.H21]/[.$G$1]" office:value-type="float" office:value="0.0239592856231263">
            <text:p>0,0239592856</text:p>
          </table:table-cell>
          <table:table-cell/>
          <table:table-cell table:formula="of:=[.I21]/[.C21]" office:value-type="float" office:value="5.33429470619919">
            <text:p>5,3342947062</text:p>
          </table:table-cell>
          <table:table-cell table:formula="of:=ROUND([.K21]*10)" office:value-type="float" office:value="53">
            <text:p>53</text:p>
          </table:table-cell>
          <table:table-cell table:formula="of:=[.K21]/[.K18]" office:value-type="float" office:value="3.11067211110188">
            <text:p>3,1106721111</text:p>
          </table:table-cell>
          <table:table-cell office:value-type="float" office:value="18">
            <text:p>18</text:p>
          </table:table-cell>
          <table:table-cell office:value-type="float" office:value="2938">
            <text:p>2938</text:p>
          </table:table-cell>
          <table:table-cell table:formula="of:=[.O21]/[.$O$1]" office:value-type="float" office:value="0.00443091809588157">
            <text:p>0,0044309181</text:p>
          </table:table-cell>
          <table:table-cell table:formula="of:=[.P21]/[.C21]" office:value-type="float" office:value="0.986499485596061">
            <text:p>0,9864994856</text:p>
          </table:table-cell>
          <table:table-cell table:number-columns-repeated="2"/>
          <table:table-cell table:formula="of:=[.U21]*([.K21]) / ([.K21] + 1)" office:value-type="float" office:value="0.0119796428115632">
            <text:p>0,0119796428</text:p>
          </table:table-cell>
          <table:table-cell table:formula="of:=([.I21]+[.C21])/2" office:value-type="float" office:value="0.0142254210205626">
            <text:p>0,014225421</text:p>
          </table:table-cell>
          <table:table-cell table:formula="of:=[.U21]*[.C21]" office:value-type="float" office:value="0.000063894281083644">
            <text:p>6,3894281083644E-005</text:p>
          </table:table-cell>
          <table:table-cell table:formula="of:=[.V21]/[.$W$3]" office:value-type="float" office:value="0.00000663362274599562">
            <text:p>6,63362274599562E-006</text:p>
          </table:table-cell>
          <table:table-cell table:style-name="ce4" table:formula="of:=SUM([.$C$4:.$C20])" office:value-type="float" office:value="0.991069782343891">
            <text:p>0,99106978234389100000</text:p>
          </table:table-cell>
          <table:table-cell table:style-name="ce5" table:formula="of:=SUM([.U21:.$U$79])" office:value-type="float" office:value="6.51816482117788">
            <text:p>6,51816482117788000000</text:p>
          </table:table-cell>
          <table:table-cell table:style-name="ce5" table:formula="of:=(2*[.X21] - 1) *[.Y21]" office:value-type="float" office:value="6.40174756003486">
            <text:p>6,40174756003486000000</text:p>
          </table:table-cell>
          <table:table-cell table:style-name="ce5" office:value-type="float" office:value="17">
            <text:p>17,00000000000000000000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72">
            <text:p>1572</text:p>
          </table:table-cell>
          <table:table-cell table:formula="of:=[.B22]/[.$B$1]" office:value-type="float" office:value="0.00237574922244086">
            <text:p>0,002375749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7694">
            <text:p>7694</text:p>
          </table:table-cell>
          <table:table-cell table:formula="of:=[.H22]/[.$G$1]" office:value-type="float" office:value="0.0200394329366599">
            <text:p>0,0200394329</text:p>
          </table:table-cell>
          <table:table-cell/>
          <table:table-cell table:formula="of:=[.I22]/[.C22]" office:value-type="float" office:value="8.43499505224346">
            <text:p>8,4349950522</text:p>
          </table:table-cell>
          <table:table-cell table:formula="of:=ROUND([.K22]*10)" office:value-type="float" office:value="84">
            <text:p>84</text:p>
          </table:table-cell>
          <table:table-cell table:formula="of:=[.K22]/[.K19]" office:value-type="float" office:value="3.66512594075122">
            <text:p>3,6651259408</text:p>
          </table:table-cell>
          <table:table-cell office:value-type="float" office:value="19">
            <text:p>19</text:p>
          </table:table-cell>
          <table:table-cell office:value-type="float" office:value="1607">
            <text:p>1607</text:p>
          </table:table-cell>
          <table:table-cell table:formula="of:=[.O22]/[.$O$1]" office:value-type="float" office:value="0.00242358249832596">
            <text:p>0,0024235825</text:p>
          </table:table-cell>
          <table:table-cell table:formula="of:=[.P22]/[.C22]" office:value-type="float" office:value="1.02013397518277">
            <text:p>1,0201339752</text:p>
          </table:table-cell>
          <table:table-cell table:number-columns-repeated="2"/>
          <table:table-cell table:formula="of:=[.U22]*([.K22]) / ([.K22] + 1)" office:value-type="float" office:value="0.0100197164683299">
            <text:p>0,0100197165</text:p>
          </table:table-cell>
          <table:table-cell table:formula="of:=([.I22]+[.C22])/2" office:value-type="float" office:value="0.0112075910795504">
            <text:p>0,0112075911</text:p>
          </table:table-cell>
          <table:table-cell table:formula="of:=[.U22]*[.C22]" office:value-type="float" office:value="0.0000266264257926768">
            <text:p>2,66264257926768E-005</text:p>
          </table:table-cell>
          <table:table-cell table:formula="of:=[.V22]/[.$W$3]" office:value-type="float" office:value="0.00000276440490114662">
            <text:p>2,76440490114662E-006</text:p>
          </table:table-cell>
          <table:table-cell table:style-name="ce4" table:formula="of:=SUM([.$C$4:.$C19])" office:value-type="float" office:value="0.982694208431189">
            <text:p>0,98269420843118900000</text:p>
          </table:table-cell>
          <table:table-cell table:style-name="ce5" table:formula="of:=SUM([.U20:.$U$79])" office:value-type="float" office:value="6.53646928691207">
            <text:p>6,53646928691207000000</text:p>
          </table:table-cell>
          <table:table-cell table:style-name="ce5" table:formula="of:=(2*[.X22] - 1) *[.Y22]" office:value-type="float" office:value="6.3102317367616">
            <text:p>6,31023173676160000000</text:p>
          </table:table-cell>
          <table:table-cell table:style-name="ce5" office:value-type="float" office:value="16">
            <text:p>16,00000000000000000000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1">
            <text:p>711</text:p>
          </table:table-cell>
          <table:table-cell table:formula="of:=[.B23]/[.$B$1]" office:value-type="float" office:value="0.00107452779717268">
            <text:p>0,0010745278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6426">
            <text:p>6426</text:p>
          </table:table-cell>
          <table:table-cell table:formula="of:=[.H23]/[.$G$1]" office:value-type="float" office:value="0.0167368593775639">
            <text:p>0,0167368594</text:p>
          </table:table-cell>
          <table:table-cell/>
          <table:table-cell table:formula="of:=[.I23]/[.C23]" office:value-type="float" office:value="15.5760134094272">
            <text:p>15,5760134094</text:p>
          </table:table-cell>
          <table:table-cell table:formula="of:=ROUND([.K23]*10)" office:value-type="float" office:value="156">
            <text:p>156</text:p>
          </table:table-cell>
          <table:table-cell table:formula="of:=[.K23]/[.K20]" office:value-type="float" office:value="4.62070624503713">
            <text:p>4,620706245</text:p>
          </table:table-cell>
          <table:table-cell office:value-type="float" office:value="20">
            <text:p>20</text:p>
          </table:table-cell>
          <table:table-cell office:value-type="float" office:value="715">
            <text:p>715</text:p>
          </table:table-cell>
          <table:table-cell table:formula="of:=[.O23]/[.$O$1]" office:value-type="float" office:value="0.0010783207755464">
            <text:p>0,0010783208</text:p>
          </table:table-cell>
          <table:table-cell table:formula="of:=[.P23]/[.C23]" office:value-type="float" office:value="1.00352990251504">
            <text:p>1,0035299025</text:p>
          </table:table-cell>
          <table:table-cell table:number-columns-repeated="2"/>
          <table:table-cell table:formula="of:=[.U23]*([.K23]) / ([.K23] + 1)" office:value-type="float" office:value="0.00836842968878193">
            <text:p>0,0083684297</text:p>
          </table:table-cell>
          <table:table-cell table:formula="of:=([.I23]+[.C23])/2" office:value-type="float" office:value="0.00890569358736827">
            <text:p>0,0089056936</text:p>
          </table:table-cell>
          <table:table-cell table:formula="of:=[.U23]*[.C23]" office:value-type="float" office:value="0.00000956941531272966">
            <text:p>9,56941531272966E-006</text:p>
          </table:table-cell>
          <table:table-cell table:formula="of:=[.V23]/[.$W$3]" office:value-type="float" office:value="0.000000993514443042261">
            <text:p>9,93514443042261E-007</text:p>
          </table:table-cell>
          <table:table-cell table:style-name="ce4" table:formula="of:=SUM([.$C$4:.$C18])" office:value-type="float" office:value="0.967811016101293">
            <text:p>0,96781101610129300000</text:p>
          </table:table-cell>
          <table:table-cell table:style-name="ce5" table:formula="of:=SUM([.U19:.$U$79])" office:value-type="float" office:value="6.56103712316995">
            <text:p>6,56103712316995000000</text:p>
          </table:table-cell>
          <table:table-cell table:style-name="ce5" table:formula="of:=(2*[.X23] - 1) *[.Y23]" office:value-type="float" office:value="6.13865088653687">
            <text:p>6,13865088653687000000</text:p>
          </table:table-cell>
          <table:table-cell table:style-name="ce5" office:value-type="float" office:value="15">
            <text:p>15,00000000000000000000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9">
            <text:p>349</text:p>
          </table:table-cell>
          <table:table-cell table:formula="of:=[.B24]/[.$B$1]" office:value-type="float" office:value="0.000527440508035533">
            <text:p>0,0005274405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401">
            <text:p>5401</text:p>
          </table:table-cell>
          <table:table-cell table:formula="of:=[.H24]/[.$G$1]" office:value-type="float" office:value="0.0140671922655186">
            <text:p>0,0140671923</text:p>
          </table:table-cell>
          <table:table-cell/>
          <table:table-cell table:formula="of:=[.I24]/[.C24]" office:value-type="float" office:value="26.6706710068823">
            <text:p>26,6706710069</text:p>
          </table:table-cell>
          <table:table-cell table:formula="of:=ROUND([.K24]*10)" office:value-type="float" office:value="267">
            <text:p>267</text:p>
          </table:table-cell>
          <table:table-cell table:formula="of:=[.K24]/[.K21]" office:value-type="float" office:value="4.99984955384773">
            <text:p>4,9998495538</text:p>
          </table:table-cell>
          <table:table-cell office:value-type="float" office:value="21">
            <text:p>21</text:p>
          </table:table-cell>
          <table:table-cell office:value-type="float" office:value="337">
            <text:p>337</text:p>
          </table:table-cell>
          <table:table-cell table:formula="of:=[.O24]/[.$O$1]" office:value-type="float" office:value="0.000508243498404387">
            <text:p>0,0005082435</text:p>
          </table:table-cell>
          <table:table-cell table:formula="of:=[.P24]/[.C24]" office:value-type="float" office:value="0.963603459842995">
            <text:p>0,9636034598</text:p>
          </table:table-cell>
          <table:table-cell table:number-columns-repeated="2"/>
          <table:table-cell table:formula="of:=[.U24]*([.K24]) / ([.K24] + 1)" office:value-type="float" office:value="0.00703359613275929">
            <text:p>0,0070335961</text:p>
          </table:table-cell>
          <table:table-cell table:formula="of:=([.I24]+[.C24])/2" office:value-type="float" office:value="0.00729731638677706">
            <text:p>0,0072973164</text:p>
          </table:table-cell>
          <table:table-cell table:formula="of:=[.U24]*[.C24]" office:value-type="float" office:value="0.00000384890026233771">
            <text:p>3,84890026233771E-006</text:p>
          </table:table-cell>
          <table:table-cell table:formula="of:=[.V24]/[.$W$3]" office:value-type="float" office:value="0.000000399599962536363">
            <text:p>3,99599962536363E-007</text:p>
          </table:table-cell>
          <table:table-cell table:style-name="ce4" table:formula="of:=SUM([.$C$4:.$C17])" office:value-type="float" office:value="0.943468654316398">
            <text:p>0,94346865431639800000</text:p>
          </table:table-cell>
          <table:table-cell table:style-name="ce5" table:formula="of:=SUM([.U18:.$U$79])" office:value-type="float" office:value="6.59407989177203">
            <text:p>6,59407989177203000000</text:p>
          </table:table-cell>
          <table:table-cell table:style-name="ce5" table:formula="of:=(2*[.X24] - 1) *[.Y24]" office:value-type="float" office:value="5.84853547211792">
            <text:p>5,84853547211792000000</text:p>
          </table:table-cell>
          <table:table-cell table:style-name="ce5" office:value-type="float" office:value="14">
            <text:p>14,00000000000000000000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table:formula="of:=[.B25]/[.$B$1]" office:value-type="float" office:value="0.000229716209803441">
            <text:p>0,0002297162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901">
            <text:p>4901</text:p>
          </table:table-cell>
          <table:table-cell table:formula="of:=[.H25]/[.$G$1]" office:value-type="float" office:value="0.0127649156254965">
            <text:p>0,0127649156</text:p>
          </table:table-cell>
          <table:table-cell/>
          <table:table-cell table:formula="of:=[.I25]/[.C25]" office:value-type="float" office:value="55.5681971090281">
            <text:p>55,568197109</text:p>
          </table:table-cell>
          <table:table-cell table:formula="of:=ROUND([.K25]*10)" office:value-type="float" office:value="556">
            <text:p>556</text:p>
          </table:table-cell>
          <table:table-cell table:formula="of:=[.K25]/[.K22]" office:value-type="float" office:value="6.58781620675031">
            <text:p>6,5878162068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table:formula="of:=[.O25]/[.$O$1]" office:value-type="float" office:value="0.000226221141723021">
            <text:p>0,0002262211</text:p>
          </table:table-cell>
          <table:table-cell table:formula="of:=[.P25]/[.C25]" office:value-type="float" office:value="0.98478527882986">
            <text:p>0,9847852788</text:p>
          </table:table-cell>
          <table:table-cell table:number-columns-repeated="2"/>
          <table:table-cell table:formula="of:=[.U25]*([.K25]) / ([.K25] + 1)" office:value-type="float" office:value="0.00638245781274825">
            <text:p>0,0063824578</text:p>
          </table:table-cell>
          <table:table-cell table:formula="of:=([.I25]+[.C25])/2" office:value-type="float" office:value="0.00649731591764997">
            <text:p>0,0064973159</text:p>
          </table:table-cell>
          <table:table-cell table:formula="of:=[.U25]*[.C25]" office:value-type="float" office:value="0.00000149253878649812">
            <text:p>1,49253878649812E-006</text:p>
          </table:table-cell>
          <table:table-cell table:formula="of:=[.V25]/[.$W$3]" office:value-type="float" office:value="0.00000015495814453931">
            <text:p>0,000000155</text:p>
          </table:table-cell>
          <table:table-cell table:style-name="ce4" table:formula="of:=SUM([.$C$4:.$C16])" office:value-type="float" office:value="0.90537505705123">
            <text:p>0,90537505705123000000</text:p>
          </table:table-cell>
          <table:table-cell table:style-name="ce5" table:formula="of:=SUM([.U17:.$U$79])" office:value-type="float" office:value="6.63784520330887">
            <text:p>6,63784520330887000000</text:p>
          </table:table-cell>
          <table:table-cell table:style-name="ce5" table:formula="of:=(2*[.X25] - 1) *[.Y25]" office:value-type="float" office:value="5.38163375597713">
            <text:p>5,38163375597713000000</text:p>
          </table:table-cell>
          <table:table-cell table:style-name="ce5" office:value-type="float" office:value="13">
            <text:p>13,00000000000000000000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table:formula="of:=[.B26]/[.$B$1]" office:value-type="float" office:value="0.000102767778069961">
            <text:p>0,000102767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4169">
            <text:p>4169</text:p>
          </table:table-cell>
          <table:table-cell table:formula="of:=[.H26]/[.$G$1]" office:value-type="float" office:value="0.0108583826245042">
            <text:p>0,0108583826</text:p>
          </table:table-cell>
          <table:table-cell/>
          <table:table-cell table:formula="of:=[.I26]/[.C26]" office:value-type="float" office:value="105.659408312907">
            <text:p>105,6594083129</text:p>
          </table:table-cell>
          <table:table-cell table:formula="of:=ROUND([.K26]*10)" office:value-type="float" office:value="1057">
            <text:p>1057</text:p>
          </table:table-cell>
          <table:table-cell table:formula="of:=[.K26]/[.K23]" office:value-type="float" office:value="6.78346927006097">
            <text:p>6,7834692701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table:formula="of:=[.O26]/[.$O$1]" office:value-type="float" office:value="0.000101045443302949">
            <text:p>0,0001010454</text:p>
          </table:table-cell>
          <table:table-cell table:formula="of:=[.P26]/[.C26]" office:value-type="float" office:value="0.983240517608166">
            <text:p>0,9832405176</text:p>
          </table:table-cell>
          <table:table-cell table:number-columns-repeated="2"/>
          <table:table-cell table:formula="of:=[.U26]*([.K26]) / ([.K26] + 1)" office:value-type="float" office:value="0.00542919131225208">
            <text:p>0,0054291913</text:p>
          </table:table-cell>
          <table:table-cell table:formula="of:=([.I26]+[.C26])/2" office:value-type="float" office:value="0.00548057520128706">
            <text:p>0,0054805752</text:p>
          </table:table-cell>
          <table:table-cell table:formula="of:=[.U26]*[.C26]" office:value-type="float" office:value="0.000000563226535981599">
            <text:p>5,63226535981599E-007</text:p>
          </table:table-cell>
          <table:table-cell table:formula="of:=[.V26]/[.$W$3]" office:value-type="float" office:value="0.0000000584752233982373">
            <text:p>5,84752233982373E-008</text:p>
          </table:table-cell>
          <table:table-cell table:style-name="ce5" table:formula="of:=SUM([.$C$4:.$C15])" office:value-type="float" office:value="0.849484498689711">
            <text:p>0,84948449868971100000</text:p>
          </table:table-cell>
          <table:table-cell table:style-name="ce5" table:formula="of:=SUM([.U16:.$U$79])" office:value-type="float" office:value="6.69482994928549">
            <text:p>6,69482994928549000000</text:p>
          </table:table-cell>
          <table:table-cell table:style-name="ce7" table:formula="of:=(2*[.X26] - 1) *[.Y26]" office:value-type="float" office:value="4.6794785772778">
            <text:p>4,67947857727780000000</text:p>
          </table:table-cell>
          <table:table-cell table:style-name="ce7" office:value-type="float" office:value="12">
            <text:p>12,00000000000000000000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[.B27]/[.$B$1]" office:value-type="float" office:value="0.0000574290524508604">
            <text:p>5,74290524508604E-005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733">
            <text:p>3733</text:p>
          </table:table-cell>
          <table:table-cell table:formula="of:=[.H27]/[.$G$1]" office:value-type="float" office:value="0.0097227973944049">
            <text:p>0,0097227974</text:p>
          </table:table-cell>
          <table:table-cell/>
          <table:table-cell table:formula="of:=[.I27]/[.C27]" office:value-type="float" office:value="169.301024124058">
            <text:p>169,3010241241</text:p>
          </table:table-cell>
          <table:table-cell table:formula="of:=ROUND([.K27]*10)" office:value-type="float" office:value="1693">
            <text:p>1693</text:p>
          </table:table-cell>
          <table:table-cell table:formula="of:=[.K27]/[.K24]" office:value-type="float" office:value="6.34783519621123">
            <text:p>6,3478351962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table:formula="of:=[.O27]/[.$O$1]" office:value-type="float" office:value="0.0000678663425169063">
            <text:p>6,78663425169063E-005</text:p>
          </table:table-cell>
          <table:table-cell table:formula="of:=[.P27]/[.C27]" office:value-type="float" office:value="1.18174233459583">
            <text:p>1,1817423346</text:p>
          </table:table-cell>
          <table:table-cell table:number-columns-repeated="2"/>
          <table:table-cell table:formula="of:=[.U27]*([.K27]) / ([.K27] + 1)" office:value-type="float" office:value="0.00486139869720245">
            <text:p>0,0048613987</text:p>
          </table:table-cell>
          <table:table-cell table:formula="of:=([.I27]+[.C27])/2" office:value-type="float" office:value="0.00489011322342788">
            <text:p>0,0048901132</text:p>
          </table:table-cell>
          <table:table-cell table:formula="of:=[.U27]*[.C27]" office:value-type="float" office:value="0.000000280834568798886">
            <text:p>2,80834568798886E-007</text:p>
          </table:table-cell>
          <table:table-cell table:formula="of:=[.V27]/[.$W$3]" office:value-type="float" office:value="0.0000000291567657050147">
            <text:p>2,91567657050147E-008</text:p>
          </table:table-cell>
          <table:table-cell table:style-name="ce5" table:formula="of:=SUM([.$C$4:.$C14])" office:value-type="float" office:value="0.770797629086908">
            <text:p>0,77079762908690800000</text:p>
          </table:table-cell>
          <table:table-cell table:style-name="ce5" table:formula="of:=SUM([.U15:.$U$79])" office:value-type="float" office:value="6.69482994928549">
            <text:p>6,69482994928549000000</text:p>
          </table:table-cell>
          <table:table-cell table:style-name="ce5" table:formula="of:=(2*[.X27] - 1) *[.Y27]" office:value-type="float" office:value="3.62588815481307">
            <text:p>3,62588815481307000000</text:p>
          </table:table-cell>
          <table:table-cell table:style-name="ce5" office:value-type="float" office:value="11">
            <text:p>11,00000000000000000000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[.B28]/[.$B$1]" office:value-type="float" office:value="0.0000272032353714602">
            <text:p>2,72032353714602E-00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286">
            <text:p>3286</text:p>
          </table:table-cell>
          <table:table-cell table:formula="of:=[.H28]/[.$G$1]" office:value-type="float" office:value="0.00855856207822515">
            <text:p>0,0085585621</text:p>
          </table:table-cell>
          <table:table-cell/>
          <table:table-cell table:formula="of:=([.I4]+[.C4])/2" office:value-type="float" office:value="0.000160405289725274">
            <text:p>0,0001604053</text:p>
          </table:table-cell>
          <table:table-cell table:formula="of:=ROUND([.K28]*10)" office:value-type="float" office:value="0">
            <text:p>0</text:p>
          </table:table-cell>
          <table:table-cell table:formula="of:=[.K28]/[.K25]" office:value-type="float" office:value="0.00000288663836637618">
            <text:p>2,88663836637618E-006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[.O28]/[.$O$1]" office:value-type="float" office:value="0.0000316709598412229">
            <text:p>0,000031671</text:p>
          </table:table-cell>
          <table:table-cell table:formula="of:=[.P28]/[.C28]" office:value-type="float" office:value="1.16423504074997">
            <text:p>1,1642350407</text:p>
          </table:table-cell>
          <table:table-cell table:number-columns-repeated="2"/>
          <table:table-cell table:formula="of:=[.U28]*([.K28]) / ([.K28] + 1)" office:value-type="float" office:value="0.000000688490648778347">
            <text:p>6,88490648778347E-007</text:p>
          </table:table-cell>
          <table:table-cell table:formula="of:=([.I28]+[.C28])/2" office:value-type="float" office:value="0.00429288265679831">
            <text:p>0,0042928827</text:p>
          </table:table-cell>
          <table:table-cell table:formula="of:=[.U28]*[.C28]" office:value-type="float" office:value="0.000000116780297334944">
            <text:p>1,16780297334944E-007</text:p>
          </table:table-cell>
          <table:table-cell table:formula="of:=[.V28]/[.$W$3]" office:value-type="float" office:value="0.0000000121243470236575">
            <text:p>1,21243470236575E-008</text:p>
          </table:table-cell>
          <table:table-cell table:style-name="ce5" table:formula="of:=SUM([.$C$4:.$C13])" office:value-type="float" office:value="0.667652028303455">
            <text:p>0,66765202830345500000</text:p>
          </table:table-cell>
          <table:table-cell table:style-name="ce5" table:formula="of:=SUM([.U14:.$U$79])" office:value-type="float" office:value="6.69482994928549">
            <text:p>6,69482994928549000000</text:p>
          </table:table-cell>
          <table:table-cell table:style-name="ce5" table:formula="of:=(2*[.X28] - 1) *[.Y28]" office:value-type="float" office:value="2.24480364028886">
            <text:p>2,24480364028886000000</text:p>
          </table:table-cell>
          <table:table-cell table:style-name="ce5" office:value-type="float" office:value="10">
            <text:p>10,00000000000000000000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B29]/[.$B$1]" office:value-type="float" office:value="0.00000453387256191003">
            <text:p>4,53387256191003E-00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2893">
            <text:p>2893</text:p>
          </table:table-cell>
          <table:table-cell table:formula="of:=[.H29]/[.$G$1]" office:value-type="float" office:value="0.00753497263916779">
            <text:p>0,0075349726</text:p>
          </table:table-cell>
          <table:table-cell/>
          <table:table-cell table:formula="of:=([.I5]+[.C5])/2" office:value-type="float" office:value="0.00175555348474979">
            <text:p>0,0017555535</text:p>
          </table:table-cell>
          <table:table-cell table:formula="of:=ROUND([.K29]*10)" office:value-type="float" office:value="0">
            <text:p>0</text:p>
          </table:table-cell>
          <table:table-cell table:formula="of:=[.K29]/[.K26]" office:value-type="float" office:value="0.0000166152121498805">
            <text:p>1,66152121498805E-00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O29]/[.$O$1]" office:value-type="float" office:value="0.00000150814094482014">
            <text:p>1,50814094482014E-006</text:p>
          </table:table-cell>
          <table:table-cell table:formula="of:=[.P29]/[.C29]" office:value-type="float" office:value="0.332638583071419">
            <text:p>0,3326385831</text:p>
          </table:table-cell>
          <table:table-cell table:number-columns-repeated="2"/>
          <table:table-cell table:formula="of:=[.U29]*([.K29]) / ([.K29] + 1)" office:value-type="float" office:value="0.00000660640556666617">
            <text:p>6,60640556666617E-006</text:p>
          </table:table-cell>
          <table:table-cell table:formula="of:=([.I29]+[.C29])/2" office:value-type="float" office:value="0.00376975325586485">
            <text:p>0,0037697533</text:p>
          </table:table-cell>
          <table:table-cell table:formula="of:=[.U29]*[.C29]" office:value-type="float" office:value="0.0000000170915808519367">
            <text:p>1,70915808519367E-008</text:p>
          </table:table-cell>
          <table:table-cell table:formula="of:=[.V29]/[.$W$3]" office:value-type="float" office:value="0.00000000177447961823071">
            <text:p>1,77447961823071E-009</text:p>
          </table:table-cell>
          <table:table-cell table:style-name="ce5" table:formula="of:=SUM([.$C$4:.$C12])" office:value-type="float" office:value="0.541424482307318">
            <text:p>0,54142448230731800000</text:p>
          </table:table-cell>
          <table:table-cell table:style-name="ce5" table:formula="of:=SUM([.U13:.$U$79])" office:value-type="float" office:value="6.69482994928549">
            <text:p>6,69482994928549000000</text:p>
          </table:table-cell>
          <table:table-cell table:style-name="ce5" table:formula="of:=(2*[.X29] - 1) *[.Y29]" office:value-type="float" office:value="0.554659729569358">
            <text:p>0,55465972956935800000</text:p>
          </table:table-cell>
          <table:table-cell table:style-name="ce5" office:value-type="float" office:value="9">
            <text:p>9,00000000000000000000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[.B30]/[.$B$1]" office:value-type="float" office:value="0.00000755645426985005">
            <text:p>7,55645426985005E-006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765">
            <text:p>2765</text:p>
          </table:table-cell>
          <table:table-cell table:formula="of:=[.H30]/[.$G$1]" office:value-type="float" office:value="0.00720158981932214">
            <text:p>0,0072015898</text:p>
          </table:table-cell>
          <table:table-cell/>
          <table:table-cell table:formula="of:=([.I6]+[.C6])/2" office:value-type="float" office:value="0.0110898396747268">
            <text:p>0,0110898397</text:p>
          </table:table-cell>
          <table:table-cell table:formula="of:=ROUND([.K30]*10)" office:value-type="float" office:value="0">
            <text:p>0</text:p>
          </table:table-cell>
          <table:table-cell table:formula="of:=[.K30]/[.K27]" office:value-type="float" office:value="0.0000655036774414346">
            <text:p>6,55036774414346E-00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[.O30]/[.$O$1]" office:value-type="float" office:value="0.000010556986613741">
            <text:p>0,000010557</text:p>
          </table:table-cell>
          <table:table-cell table:formula="of:=[.P30]/[.C30]" office:value-type="float" office:value="1.39708204889996">
            <text:p>1,3970820489</text:p>
          </table:table-cell>
          <table:table-cell table:number-columns-repeated="2"/>
          <table:table-cell table:formula="of:=[.U30]*([.K30]) / ([.K30] + 1)" office:value-type="float" office:value="0.0000395356936785703">
            <text:p>3,95356936785703E-005</text:p>
          </table:table-cell>
          <table:table-cell table:formula="of:=([.I30]+[.C30])/2" office:value-type="float" office:value="0.00360457313679599">
            <text:p>0,0036045731</text:p>
          </table:table-cell>
          <table:table-cell table:formula="of:=[.U30]*[.C30]" office:value-type="float" office:value="0.0000000272377920705289">
            <text:p>2,72377920705289E-008</text:p>
          </table:table-cell>
          <table:table-cell table:formula="of:=[.V30]/[.$W$3]" office:value-type="float" office:value="0.00000000282787808181493">
            <text:p>2,82787808181493E-009</text:p>
          </table:table-cell>
          <table:table-cell table:style-name="ce5" table:formula="of:=SUM([.$C$4:.$C11])" office:value-type="float" office:value="0.403221467584323">
            <text:p>0,40322146758432300000</text:p>
          </table:table-cell>
          <table:table-cell table:style-name="ce5" table:formula="of:=SUM([.U12:.$U$79])" office:value-type="float" office:value="6.69482994928549">
            <text:p>6,69482994928549000000</text:p>
          </table:table-cell>
          <table:table-cell table:style-name="ce5" table:formula="of:=(2*[.X30] - 1) *[.Y30]" office:value-type="float" office:value="-1.29583163452875">
            <text:p>-1,29583163452875000000</text:p>
          </table:table-cell>
          <table:table-cell table:style-name="ce5" office:value-type="float" office:value="8">
            <text:p>8,00000000000000000000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[.B31]/[.$B$1]" office:value-type="float" office:value="0.00000453387256191003">
            <text:p>4,53387256191003E-006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2336">
            <text:p>2336</text:p>
          </table:table-cell>
          <table:table-cell table:formula="of:=[.H31]/[.$G$1]" office:value-type="float" office:value="0.00608423646218319">
            <text:p>0,0060842365</text:p>
          </table:table-cell>
          <table:table-cell/>
          <table:table-cell table:formula="of:=([.I7]+[.C7])/2" office:value-type="float" office:value="0.025749995676541">
            <text:p>0,0257499957</text:p>
          </table:table-cell>
          <table:table-cell table:formula="of:=ROUND([.K31]*10)" office:value-type="float" office:value="0">
            <text:p>0</text:p>
          </table:table-cell>
          <table:table-cell table:formula="of:=[.K31]/[.K28]" office:value-type="float" office:value="160.53083860665">
            <text:p>160,530838606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[.O31]/[.$O$1]" office:value-type="float" office:value="0.00000452442283446042">
            <text:p>4,52442283446042E-006</text:p>
          </table:table-cell>
          <table:table-cell table:formula="of:=[.P31]/[.C31]" office:value-type="float" office:value="0.997915749214259">
            <text:p>0,9979157492</text:p>
          </table:table-cell>
          <table:table-cell table:number-columns-repeated="2"/>
          <table:table-cell table:formula="of:=[.U31]*([.K31]) / ([.K31] + 1)" office:value-type="float" office:value="0.0000764249624450293">
            <text:p>0,000076425</text:p>
          </table:table-cell>
          <table:table-cell table:formula="of:=([.I31]+[.C31])/2" office:value-type="float" office:value="0.00304438516737255">
            <text:p>0,0030443852</text:p>
          </table:table-cell>
          <table:table-cell table:formula="of:=[.U31]*[.C31]" office:value-type="float" office:value="0.0000000138028543782363">
            <text:p>1,38028543782363E-008</text:p>
          </table:table-cell>
          <table:table-cell table:formula="of:=[.V31]/[.$W$3]" office:value-type="float" office:value="0.00000000143303793720237">
            <text:p>1,43303793720237E-009</text:p>
          </table:table-cell>
          <table:table-cell table:style-name="ce5" table:formula="of:=SUM([.$C$4:.$C10])" office:value-type="float" office:value="0.268479308916918">
            <text:p>0,26847930891691800000</text:p>
          </table:table-cell>
          <table:table-cell table:style-name="ce5" table:formula="of:=SUM([.U11:.$U$79])" office:value-type="float" office:value="6.69482994928549">
            <text:p>6,69482994928549000000</text:p>
          </table:table-cell>
          <table:table-cell table:style-name="ce5" table:formula="of:=(2*[.X31] - 1) *[.Y31]" office:value-type="float" office:value="-3.09998331308458">
            <text:p>-3,09998331308458000000</text:p>
          </table:table-cell>
          <table:table-cell table:style-name="ce5" office:value-type="float" office:value="7">
            <text:p>7,00000000000000000000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formula="of:=[.I4]/[.C4]" office:value-type="float" office:value="3.08222825142915">
            <text:p>3,0822282514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168">
            <text:p>2168</text:p>
          </table:table-cell>
          <table:table-cell table:formula="of:=[.H32]/[.$G$1]" office:value-type="float" office:value="0.00564667151113577">
            <text:p>0,0056466715</text:p>
          </table:table-cell>
          <table:table-cell/>
          <table:table-cell table:formula="of:=([.I8]+[.C8])/2" office:value-type="float" office:value="0.0469865792457145">
            <text:p>0,0469865792</text:p>
          </table:table-cell>
          <table:table-cell table:formula="of:=ROUND([.K32]*10)" office:value-type="float" office:value="0">
            <text:p>0</text:p>
          </table:table-cell>
          <table:table-cell table:formula="of:=[.K32]/[.K29]" office:value-type="float" office:value="26.7645387360051">
            <text:p>26,76453873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formula="of:=[.O32]/[.$O$1]" office:value-type="float" office:value="0.00000904884566892084">
            <text:p>9,04884566892084E-006</text:p>
          </table:table-cell>
          <table:table-cell table:formula="of:=[.P32]/[.C32]" office:value-type="float" office:value="0.00000293581296736383">
            <text:p>2,93581296736383E-006</text:p>
          </table:table-cell>
          <table:table-cell table:number-columns-repeated="2"/>
          <table:table-cell table:formula="of:=[.U32]*([.K32]) / ([.K32] + 1)" office:value-type="float" office:value="0.0692887008504518">
            <text:p>0,0692887009</text:p>
          </table:table-cell>
          <table:table-cell table:formula="of:=([.I32]+[.C32])/2" office:value-type="float" office:value="1.54393746147014">
            <text:p>1,5439374615</text:p>
          </table:table-cell>
          <table:table-cell table:formula="of:=[.U32]*[.C32]" office:value-type="float" office:value="4.75876766218308">
            <text:p>4,7587676622</text:p>
          </table:table-cell>
          <table:table-cell table:formula="of:=[.V32]/[.$W$3]" office:value-type="float" office:value="0.494064083222731">
            <text:p>0,4940640832</text:p>
          </table:table-cell>
          <table:table-cell table:style-name="ce5" table:formula="of:=SUM([.$C$4:.$C9])" office:value-type="float" office:value="0.156436738876144">
            <text:p>0,15643673887614400000</text:p>
          </table:table-cell>
          <table:table-cell table:style-name="ce5" table:formula="of:=SUM([.U10:.$U$79])" office:value-type="float" office:value="6.69482994928549">
            <text:p>6,69482994928549000000</text:p>
          </table:table-cell>
          <table:table-cell table:style-name="ce5" table:formula="of:=(2*[.X32] - 1) *[.Y32]" office:value-type="float" office:value="-4.60019522009237">
            <text:p>-4,60019522009237000000</text:p>
          </table:table-cell>
          <table:table-cell table:style-name="ce5" office:value-type="float" office:value="6">
            <text:p>6,00000000000000000000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I5]/[.C5]" office:value-type="float" office:value="0.901186846334123">
            <text:p>0,9011868463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912">
            <text:p>1912</text:p>
          </table:table-cell>
          <table:table-cell table:formula="of:=[.H33]/[.$G$1]" office:value-type="float" office:value="0.00497990587144446">
            <text:p>0,0049799059</text:p>
          </table:table-cell>
          <table:table-cell/>
          <table:table-cell table:formula="of:=([.I9]+[.C9])/2" office:value-type="float" office:value="0.0734476507132677">
            <text:p>0,0734476507</text:p>
          </table:table-cell>
          <table:table-cell table:formula="of:=ROUND([.K33]*10)" office:value-type="float" office:value="1">
            <text:p>1</text:p>
          </table:table-cell>
          <table:table-cell table:formula="of:=[.K33]/[.K30]" office:value-type="float" office:value="6.62296776757298">
            <text:p>6,62296776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O33]/[.$O$1]" office:value-type="float" office:value="0.00000301628188964028">
            <text:p>3,01628188964028E-006</text:p>
          </table:table-cell>
          <table:table-cell table:formula="of:=[.P33]/[.C33]" office:value-type="float" office:value="0.00000334701055825438">
            <text:p>0,000003347</text:p>
          </table:table-cell>
          <table:table-cell table:number-columns-repeated="2"/>
          <table:table-cell table:formula="of:=[.U33]*([.K33]) / ([.K33] + 1)" office:value-type="float" office:value="0.031000961742171">
            <text:p>0,0310009617</text:p>
          </table:table-cell>
          <table:table-cell table:formula="of:=([.I33]+[.C33])/2" office:value-type="float" office:value="0.453083376102784">
            <text:p>0,4530833761</text:p>
          </table:table-cell>
          <table:table-cell table:formula="of:=[.U33]*[.C33]" office:value-type="float" office:value="0.408312778836485">
            <text:p>0,4083127788</text:p>
          </table:table-cell>
          <table:table-cell table:formula="of:=[.V33]/[.$W$3]" office:value-type="float" office:value="0.0423917898633927">
            <text:p>0,0423917899</text:p>
          </table:table-cell>
          <table:table-cell table:style-name="ce5" table:formula="of:=SUM([.$C$4:.$C8])" office:value-type="float" office:value="0.0767206802017876">
            <text:p>0,07672068020178760000</text:p>
          </table:table-cell>
          <table:table-cell table:style-name="ce5" table:formula="of:=SUM([.U9:.$U$79])" office:value-type="float" office:value="6.69482994928549">
            <text:p>6,69482994928549000000</text:p>
          </table:table-cell>
          <table:table-cell table:style-name="ce5" table:formula="of:=(2*[.X33] - 1) *[.Y33]" office:value-type="float" office:value="-5.66756613419652">
            <text:p>-5,6675661341965200000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[.I6]/[.C6]" office:value-type="float" office:value="1.32878186449105">
            <text:p>1,3287818645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609">
            <text:p>609</text:p>
          </table:table-cell>
          <table:table-cell table:formula="of:=[.H34]/[.$G$1]" office:value-type="float" office:value="0.0015861729475469">
            <text:p>0,0015861729</text:p>
          </table:table-cell>
          <table:table-cell/>
          <table:table-cell table:formula="of:=([.I10]+[.C10])/2" office:value-type="float" office:value="0.0950661432415295">
            <text:p>0,0950661432</text:p>
          </table:table-cell>
          <table:table-cell table:formula="of:=ROUND([.K34]*10)" office:value-type="float" office:value="1">
            <text:p>1</text:p>
          </table:table-cell>
          <table:table-cell table:formula="of:=[.K34]/[.K31]" office:value-type="float" office:value="3.69188967779663">
            <text:p>3,691889677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formula="of:=[.O34]/[.$O$1]" office:value-type="float" office:value="0.00000452442283446042">
            <text:p>4,52442283446042E-006</text:p>
          </table:table-cell>
          <table:table-cell table:formula="of:=[.P34]/[.C34]" office:value-type="float" office:value="0.00000340494023538873">
            <text:p>3,40494023538873E-006</text:p>
          </table:table-cell>
          <table:table-cell table:number-columns-repeated="2"/>
          <table:table-cell table:formula="of:=[.U34]*([.K34]) / ([.K34] + 1)" office:value-type="float" office:value="0.0577467211417543">
            <text:p>0,0577467211</text:p>
          </table:table-cell>
          <table:table-cell table:formula="of:=([.I34]+[.C34])/2" office:value-type="float" office:value="0.665184018719297">
            <text:p>0,6651840187</text:p>
          </table:table-cell>
          <table:table-cell table:formula="of:=[.U34]*[.C34]" office:value-type="float" office:value="0.883884460623475">
            <text:p>0,8838844606</text:p>
          </table:table-cell>
          <table:table-cell table:formula="of:=[.V34]/[.$W$3]" office:value-type="float" office:value="0.0917665237542658">
            <text:p>0,0917665238</text:p>
          </table:table-cell>
          <table:table-cell table:style-name="ce5" table:formula="of:=SUM([.$C$4:.$C7])" office:value-type="float" office:value="0.0324111436542408">
            <text:p>0,03241114365424080000</text:p>
          </table:table-cell>
          <table:table-cell table:style-name="ce5" table:formula="of:=SUM([.U66:.$U$79])" office:value-type="float" office:value="0.0000911593648015461">
            <text:p>0,00009115936480154610</text:p>
          </table:table-cell>
          <table:table-cell table:style-name="ce5" table:formula="of:=(2*[.X34] - 1) *[.Y34]" office:value-type="float" office:value="-0.0000852502062655215">
            <text:p>-0,0000852502062655215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I7]/[.C7]" office:value-type="float" office:value="1.45687262281582">
            <text:p>1,4568726228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08">
            <text:p>508</text:p>
          </table:table-cell>
          <table:table-cell table:formula="of:=[.H35]/[.$G$1]" office:value-type="float" office:value="0.00132311306626244">
            <text:p>0,0013231131</text:p>
          </table:table-cell>
          <table:table-cell/>
          <table:table-cell table:formula="of:=([.I11]+[.C11])/2" office:value-type="float" office:value="0.10851911432848">
            <text:p>0,1085191143</text:p>
          </table:table-cell>
          <table:table-cell table:formula="of:=ROUND([.K35]*10)" office:value-type="float" office:value="1">
            <text:p>1</text:p>
          </table:table-cell>
          <table:table-cell table:formula="of:=[.K35]/[.K32]" office:value-type="float" office:value="2.30957682109573">
            <text:p>2,309576821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[.O35]/[.$O$1]" office:value-type="float" office:value="0.00000452442283446042">
            <text:p>4,52442283446042E-006</text:p>
          </table:table-cell>
          <table:table-cell table:formula="of:=[.P35]/[.C35]" office:value-type="float" office:value="0.00000310557200650507">
            <text:p>3,10557200650507E-006</text:p>
          </table:table-cell>
          <table:table-cell table:number-columns-repeated="2"/>
          <table:table-cell table:formula="of:=[.U35]*([.K35]) / ([.K35] + 1)" office:value-type="float" office:value="0.0713754538510369">
            <text:p>0,0713754539</text:p>
          </table:table-cell>
          <table:table-cell table:formula="of:=([.I35]+[.C35])/2" office:value-type="float" office:value="0.72909786794104">
            <text:p>0,7290978679</text:p>
          </table:table-cell>
          <table:table-cell table:formula="of:=[.U35]*[.C35]" office:value-type="float" office:value="1.06220272315668">
            <text:p>1,0622027232</text:p>
          </table:table-cell>
          <table:table-cell table:formula="of:=[.V35]/[.$W$3]" office:value-type="float" office:value="0.110279856439208">
            <text:p>0,1102798564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I8]/[.C8]" office:value-type="float" office:value="1.12083370338551">
            <text:p>1,120833703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436">
            <text:p>436</text:p>
          </table:table-cell>
          <table:table-cell table:formula="of:=[.H36]/[.$G$1]" office:value-type="float" office:value="0.00113558523009926">
            <text:p>0,0011355852</text:p>
          </table:table-cell>
          <table:table-cell/>
          <table:table-cell table:formula="of:=([.I12]+[.C12])/2" office:value-type="float" office:value="0.109009774994975">
            <text:p>0,109009775</text:p>
          </table:table-cell>
          <table:table-cell table:formula="of:=ROUND([.K36]*10)" office:value-type="float" office:value="1">
            <text:p>1</text:p>
          </table:table-cell>
          <table:table-cell table:formula="of:=[.K36]/[.K33]" office:value-type="float" office:value="1.4841832779722">
            <text:p>1,48418327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[.O36]/[.$O$1]" office:value-type="float" office:value="0.00000301628188964028">
            <text:p>3,01628188964028E-006</text:p>
          </table:table-cell>
          <table:table-cell table:formula="of:=[.P36]/[.C36]" office:value-type="float" office:value="0.00000269110563014791">
            <text:p>2,69110563014791E-006</text:p>
          </table:table-cell>
          <table:table-cell table:number-columns-repeated="2"/>
          <table:table-cell table:formula="of:=[.U36]*([.K36]) / ([.K36] + 1)" office:value-type="float" office:value="0.0551418132016976">
            <text:p>0,0551418132</text:p>
          </table:table-cell>
          <table:table-cell table:formula="of:=([.I36]+[.C36])/2" office:value-type="float" office:value="0.560984644307804">
            <text:p>0,5609846443</text:p>
          </table:table-cell>
          <table:table-cell table:formula="of:=[.U36]*[.C36]" office:value-type="float" office:value="0.628770496421917">
            <text:p>0,6287704964</text:p>
          </table:table-cell>
          <table:table-cell table:formula="of:=[.V36]/[.$W$3]" office:value-type="float" office:value="0.0652801189141654">
            <text:p>0,0652801189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[.I9]/[.C9]" office:value-type="float" office:value="0.842731613546146">
            <text:p>0,84273161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94">
            <text:p>394</text:p>
          </table:table-cell>
          <table:table-cell table:formula="of:=[.H37]/[.$G$1]" office:value-type="float" office:value="0.0010261939923374">
            <text:p>0,001026194</text:p>
          </table:table-cell>
          <table:table-cell/>
          <table:table-cell table:formula="of:=([.I13]+[.C13])/2" office:value-type="float" office:value="0.10448579957493">
            <text:p>0,1044857996</text:p>
          </table:table-cell>
          <table:table-cell table:formula="of:=ROUND([.K37]*10)" office:value-type="float" office:value="1">
            <text:p>1</text:p>
          </table:table-cell>
          <table:table-cell table:formula="of:=[.K37]/[.K34]" office:value-type="float" office:value="1.09908528959115">
            <text:p>1,099085289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O37]/[.$O$1]" office:value-type="float" office:value="0.00000150814094482014">
            <text:p>1,50814094482014E-006</text:p>
          </table:table-cell>
          <table:table-cell table:formula="of:=[.P37]/[.C37]" office:value-type="float" office:value="0.00000178958629364099">
            <text:p>1,78958629364099E-006</text:p>
          </table:table-cell>
          <table:table-cell table:number-columns-repeated="2"/>
          <table:table-cell table:formula="of:=[.U37]*([.K37]) / ([.K37] + 1)" office:value-type="float" office:value="0.0399102954524983">
            <text:p>0,0399102955</text:p>
          </table:table-cell>
          <table:table-cell table:formula="of:=([.I37]+[.C37])/2" office:value-type="float" office:value="0.421878903769242">
            <text:p>0,4218789038</text:p>
          </table:table-cell>
          <table:table-cell table:formula="of:=[.U37]*[.C37]" office:value-type="float" office:value="0.355530689294532">
            <text:p>0,3555306893</text:p>
          </table:table-cell>
          <table:table-cell table:formula="of:=[.V37]/[.$W$3]" office:value-type="float" office:value="0.0369118554494142">
            <text:p>0,0369118554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I10]/[.C10]" office:value-type="float" office:value="0.696964702022329">
            <text:p>0,696964702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326">
            <text:p>326</text:p>
          </table:table-cell>
          <table:table-cell table:formula="of:=[.H38]/[.$G$1]" office:value-type="float" office:value="0.0008490843692944">
            <text:p>0,0008490844</text:p>
          </table:table-cell>
          <table:table-cell/>
          <table:table-cell table:formula="of:=([.I14]+[.C14])/2" office:value-type="float" office:value="0.0896383465795722">
            <text:p>0,0896383466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O38]/[.$O$1]" office:value-type="float" office:value="0">
            <text:p>0</text:p>
          </table:table-cell>
          <table:table-cell table:formula="of:=[.P38]/[.C38]" office:value-type="float" office:value="0">
            <text:p>0</text:p>
          </table:table-cell>
          <table:table-cell table:number-columns-repeated="2"/>
          <table:table-cell table:formula="of:=[.U38]*([.K38]) / ([.K38] + 1)" office:value-type="float" office:value="0.0287025847745383">
            <text:p>0,0287025848</text:p>
          </table:table-cell>
          <table:table-cell table:formula="of:=([.I38]+[.C38])/2" office:value-type="float" office:value="0.348906893195812">
            <text:p>0,3489068932</text:p>
          </table:table-cell>
          <table:table-cell table:formula="of:=[.U38]*[.C38]" office:value-type="float" office:value="0.243175788849755">
            <text:p>0,2431757888</text:p>
          </table:table-cell>
          <table:table-cell table:formula="of:=[.V38]/[.$W$3]" office:value-type="float" office:value="0.0252469613372347">
            <text:p>0,0252469613</text:p>
          </table:table-cell>
          <table:table-cell table:number-columns-repeated="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I11]/[.C11]" office:value-type="float" office:value="0.610767044282661">
            <text:p>0,6107670443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265">
            <text:p>265</text:p>
          </table:table-cell>
          <table:table-cell table:formula="of:=[.H39]/[.$G$1]" office:value-type="float" office:value="0.000690206619211706">
            <text:p>0,0006902066</text:p>
          </table:table-cell>
          <table:table-cell/>
          <table:table-cell table:formula="of:=([.I15]+[.C15])/2" office:value-type="float" office:value="0.0730242155422925">
            <text:p>0,0730242155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O39]/[.$O$1]" office:value-type="float" office:value="0">
            <text:p>0</text:p>
          </table:table-cell>
          <table:table-cell table:formula="of:=[.P39]/[.C39]" office:value-type="float" office:value="0">
            <text:p>0</text:p>
          </table:table-cell>
          <table:table-cell table:number-columns-repeated="2"/>
          <table:table-cell table:formula="of:=[.U39]*([.K39]) / ([.K39] + 1)" office:value-type="float" office:value="0.0208062341175543">
            <text:p>0,0208062341</text:p>
          </table:table-cell>
          <table:table-cell table:formula="of:=([.I39]+[.C39])/2" office:value-type="float" office:value="0.305728625450936">
            <text:p>0,3057286255</text:p>
          </table:table-cell>
          <table:table-cell table:formula="of:=[.U39]*[.C39]" office:value-type="float" office:value="0.186728968919269">
            <text:p>0,1867289689</text:p>
          </table:table-cell>
          <table:table-cell table:formula="of:=[.V39]/[.$W$3]" office:value-type="float" office:value="0.019386547818538">
            <text:p>0,0193865478</text:p>
          </table:table-cell>
          <table:table-cell table:number-columns-repeated="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I12]/[.C12]" office:value-type="float" office:value="0.577531072147249">
            <text:p>0,5775310721</text:p>
          </table:table-cell>
          <table:table-cell table:formula="of:=SUM([.C5:.C37])" office:value-type="float" office:value="9.73252911164201">
            <text:p>9,7325291116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45">
            <text:p>245</text:p>
          </table:table-cell>
          <table:table-cell table:formula="of:=[.H40]/[.$G$1]" office:value-type="float" office:value="0.000638115553610822">
            <text:p>0,0006381156</text:p>
          </table:table-cell>
          <table:table-cell/>
          <table:table-cell/>
          <table:table-cell table:number-columns-repeated="2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O40]/[.$O$1]" office:value-type="float" office:value="0">
            <text:p>0</text:p>
          </table:table-cell>
          <table:table-cell table:formula="of:=[.P40]/[.C40]" office:value-type="float" office:value="0">
            <text:p>0</text:p>
          </table:table-cell>
          <table:table-cell table:number-columns-repeated="2"/>
          <table:table-cell table:formula="of:=[.U40]*([.K40]) / ([.K40] + 1)" office:value-type="float" office:value="0">
            <text:p>0</text:p>
          </table:table-cell>
          <table:table-cell table:formula="of:=([.I40]+[.C40])/2" office:value-type="float" office:value="0.28908459385043">
            <text:p>0,2890845939</text:p>
          </table:table-cell>
          <table:table-cell table:formula="of:=[.U40]*[.C40]" office:value-type="float" office:value="0.166955335427691">
            <text:p>0,1669553354</text:p>
          </table:table-cell>
          <table:table-cell table:formula="of:=[.V40]/[.$W$3]" office:value-type="float" office:value="0.0173336125217311">
            <text:p>0,0173336125</text:p>
          </table:table-cell>
          <table:table-cell table:number-columns-repeated="1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I13]/[.C13]" office:value-type="float" office:value="0.655515026460671">
            <text:p>0,6555150265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205">
            <text:p>205</text:p>
          </table:table-cell>
          <table:table-cell table:formula="of:=[.H41]/[.$G$1]" office:value-type="float" office:value="0.000533933422409056">
            <text:p>0,0005339334</text:p>
          </table:table-cell>
          <table:table-cell/>
          <table:table-cell/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O41]/[.$O$1]" office:value-type="float" office:value="0">
            <text:p>0</text:p>
          </table:table-cell>
          <table:table-cell table:formula="of:=[.P41]/[.C41]" office:value-type="float" office:value="0">
            <text:p>0</text:p>
          </table:table-cell>
          <table:table-cell table:number-columns-repeated="2"/>
          <table:table-cell table:formula="of:=[.U41]*([.K41]) / ([.K41] + 1)" office:value-type="float" office:value="0">
            <text:p>0</text:p>
          </table:table-cell>
          <table:table-cell table:formula="of:=([.I41]+[.C41])/2" office:value-type="float" office:value="0.32802447994154">
            <text:p>0,3280244799</text:p>
          </table:table-cell>
          <table:table-cell table:formula="of:=[.U41]*[.C41]" office:value-type="float" office:value="0.215024975648626">
            <text:p>0,2150249756</text:p>
          </table:table-cell>
          <table:table-cell table:formula="of:=[.V41]/[.$W$3]" office:value-type="float" office:value="0.0223242917085582">
            <text:p>0,0223242917</text:p>
          </table:table-cell>
          <table:table-cell table:number-columns-repeated="1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I14]/[.C14]" office:value-type="float" office:value="0.738093450398558">
            <text:p>0,7380934504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table:formula="of:=[.H42]/[.$G$1]" office:value-type="float" office:value="0.000468819590407951">
            <text:p>0,0004688196</text:p>
          </table:table-cell>
          <table:table-cell/>
          <table:table-cell/>
          <table:table-cell table:number-columns-repeated="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O42]/[.$O$1]" office:value-type="float" office:value="0">
            <text:p>0</text:p>
          </table:table-cell>
          <table:table-cell table:formula="of:=[.P42]/[.C42]" office:value-type="float" office:value="0">
            <text:p>0</text:p>
          </table:table-cell>
          <table:table-cell table:number-columns-repeated="2"/>
          <table:table-cell table:formula="of:=[.U42]*([.K42]) / ([.K42] + 1)" office:value-type="float" office:value="0">
            <text:p>0</text:p>
          </table:table-cell>
          <table:table-cell table:formula="of:=([.I42]+[.C42])/2" office:value-type="float" office:value="0.369281134994483">
            <text:p>0,369281135</text:p>
          </table:table-cell>
          <table:table-cell table:formula="of:=[.U42]*[.C42]" office:value-type="float" office:value="0.272563987095174">
            <text:p>0,2725639871</text:p>
          </table:table-cell>
          <table:table-cell table:formula="of:=[.V42]/[.$W$3]" office:value-type="float" office:value="0.0282980985757839">
            <text:p>0,0282980986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I15]/[.C15]" office:value-type="float" office:value="0.856071182165611">
            <text:p>0,8560711822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formula="of:=[.H43]/[.$G$1]" office:value-type="float" office:value="0.000349010139525919">
            <text:p>0,0003490101</text:p>
          </table:table-cell>
          <table:table-cell/>
          <table:table-cell/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O43]/[.$O$1]" office:value-type="float" office:value="0">
            <text:p>0</text:p>
          </table:table-cell>
          <table:table-cell table:formula="of:=[.P43]/[.C43]" office:value-type="float" office:value="0">
            <text:p>0</text:p>
          </table:table-cell>
          <table:table-cell table:number-columns-repeated="2"/>
          <table:table-cell table:formula="of:=[.U43]*([.K43]) / ([.K43] + 1)" office:value-type="float" office:value="0">
            <text:p>0</text:p>
          </table:table-cell>
          <table:table-cell table:formula="of:=([.I43]+[.C43])/2" office:value-type="float" office:value="0.428210096152568">
            <text:p>0,4282100962</text:p>
          </table:table-cell>
          <table:table-cell table:formula="of:=[.U43]*[.C43]" office:value-type="float" office:value="0.366578323228579">
            <text:p>0,3665783232</text:p>
          </table:table-cell>
          <table:table-cell table:formula="of:=[.V43]/[.$W$3]" office:value-type="float" office:value="0.0380588412908918">
            <text:p>0,0380588413</text:p>
          </table:table-cell>
          <table:table-cell table:number-columns-repeated="1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B44]/[.$B$1]" office:value-type="float" office:value="0">
            <text:p>0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table:formula="of:=[.H44]/[.$G$1]" office:value-type="float" office:value="0.000390682992006626">
            <text:p>0,000390683</text:p>
          </table:table-cell>
          <table:table-cell/>
          <table:table-cell/>
          <table:table-cell table:number-columns-repeated="2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O44]/[.$O$1]" office:value-type="float" office:value="0">
            <text:p>0</text:p>
          </table:table-cell>
          <table:table-cell table:formula="of:=[.P44]/[.C44]" office:value-type="float" office:value="0">
            <text:p>#ДЕЛ/0!</text:p>
          </table:table-cell>
          <table:table-cell table:number-columns-repeated="2"/>
          <table:table-cell table:formula="of:=[.U44]*([.K44]) / ([.K44] + 1)" office:value-type="float" office:value="0">
            <text:p>0</text:p>
          </table:table-cell>
          <table:table-cell table:formula="of:=([.I44]+[.C44])/2" office:value-type="float" office:value="0.000195341496003313">
            <text:p>0,0001953415</text:p>
          </table:table-cell>
          <table:table-cell table:formula="of:=[.U44]*[.C44]" office:value-type="float" office:value="0">
            <text:p>0</text:p>
          </table:table-cell>
          <table:table-cell table:formula="of:=[.V44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B45]/[.$B$1]" office:value-type="float" office:value="0">
            <text:p>0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37">
            <text:p>137</text:p>
          </table:table-cell>
          <table:table-cell table:formula="of:=[.H45]/[.$G$1]" office:value-type="float" office:value="0.000356823799366052">
            <text:p>0,0003568238</text:p>
          </table:table-cell>
          <table:table-cell/>
          <table:table-cell/>
          <table:table-cell table:number-columns-repeated="2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O45]/[.$O$1]" office:value-type="float" office:value="0">
            <text:p>0</text:p>
          </table:table-cell>
          <table:table-cell table:formula="of:=[.P45]/[.C45]" office:value-type="float" office:value="0">
            <text:p>#ДЕЛ/0!</text:p>
          </table:table-cell>
          <table:table-cell table:number-columns-repeated="2"/>
          <table:table-cell table:formula="of:=[.U45]*([.K45]) / ([.K45] + 1)" office:value-type="float" office:value="0">
            <text:p>0</text:p>
          </table:table-cell>
          <table:table-cell table:formula="of:=([.I45]+[.C45])/2" office:value-type="float" office:value="0.000178411899683026">
            <text:p>0,0001784119</text:p>
          </table:table-cell>
          <table:table-cell table:formula="of:=[.U45]*[.C45]" office:value-type="float" office:value="0">
            <text:p>0</text:p>
          </table:table-cell>
          <table:table-cell table:formula="of:=[.V45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43">
            <text:p>43</text:p>
          </table:table-cell>
          <table:table-cell office:value-type="float" office:value="102">
            <text:p>102</text:p>
          </table:table-cell>
          <table:table-cell table:formula="of:=[.H46]/[.$G$1]" office:value-type="float" office:value="0.000265664434564506">
            <text:p>0,0002656644</text:p>
          </table:table-cell>
          <table:table-cell/>
          <table:table-cell/>
          <table:table-cell table:number-columns-repeated="2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O46]/[.$O$1]" office:value-type="float" office:value="0">
            <text:p>0</text:p>
          </table:table-cell>
          <table:table-cell table:formula="of:=[.P46]/[.C46]" office:value-type="float" office:value="0">
            <text:p>#ДЕЛ/0!</text:p>
          </table:table-cell>
          <table:table-cell table:number-columns-repeated="2"/>
          <table:table-cell table:formula="of:=[.U46]*([.K46]) / ([.K46] + 1)" office:value-type="float" office:value="0">
            <text:p>0</text:p>
          </table:table-cell>
          <table:table-cell table:formula="of:=([.I46]+[.C46])/2" office:value-type="float" office:value="0.000132832217282253">
            <text:p>0,0001328322</text:p>
          </table:table-cell>
          <table:table-cell table:formula="of:=[.U46]*[.C46]" office:value-type="float" office:value="0">
            <text:p>0</text:p>
          </table:table-cell>
          <table:table-cell table:formula="of:=[.V46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table:formula="of:=[.H47]/[.$G$1]" office:value-type="float" office:value="0.000296919073925036">
            <text:p>0,0002969191</text:p>
          </table:table-cell>
          <table:table-cell/>
          <table:table-cell/>
          <table:table-cell table:number-columns-repeated="2"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O47]/[.$O$1]" office:value-type="float" office:value="0">
            <text:p>0</text:p>
          </table:table-cell>
          <table:table-cell table:formula="of:=[.P47]/[.C47]" office:value-type="float" office:value="0">
            <text:p>#ДЕЛ/0!</text:p>
          </table:table-cell>
          <table:table-cell table:number-columns-repeated="2"/>
          <table:table-cell table:formula="of:=[.U47]*([.K47]) / ([.K47] + 1)" office:value-type="float" office:value="0">
            <text:p>0</text:p>
          </table:table-cell>
          <table:table-cell table:formula="of:=([.I47]+[.C47])/2" office:value-type="float" office:value="0.000148459536962518">
            <text:p>0,0001484595</text:p>
          </table:table-cell>
          <table:table-cell table:formula="of:=[.U47]*[.C47]" office:value-type="float" office:value="0">
            <text:p>0</text:p>
          </table:table-cell>
          <table:table-cell table:formula="of:=[.V47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table:number-columns-repeated="3"/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table:formula="of:=[.H48]/[.$G$1]" office:value-type="float" office:value="0.000218782475523711">
            <text:p>0,0002187825</text:p>
          </table:table-cell>
          <table:table-cell/>
          <table:table-cell/>
          <table:table-cell table:number-columns-repeated="2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O48]/[.$O$1]" office:value-type="float" office:value="0">
            <text:p>0</text:p>
          </table:table-cell>
          <table:table-cell table:formula="of:=[.P48]/[.C48]" office:value-type="float" office:value="0">
            <text:p>#ДЕЛ/0!</text:p>
          </table:table-cell>
          <table:table-cell table:number-columns-repeated="2"/>
          <table:table-cell table:formula="of:=[.U48]*([.K48]) / ([.K48] + 1)" office:value-type="float" office:value="0">
            <text:p>0</text:p>
          </table:table-cell>
          <table:table-cell table:formula="of:=([.I48]+[.C48])/2" office:value-type="float" office:value="0.000109391237761855">
            <text:p>0,0001093912</text:p>
          </table:table-cell>
          <table:table-cell table:formula="of:=[.U48]*[.C48]" office:value-type="float" office:value="0">
            <text:p>0</text:p>
          </table:table-cell>
          <table:table-cell table:formula="of:=[.V48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table:formula="of:=[.H49]/[.$G$1]" office:value-type="float" office:value="0.000182318729603092">
            <text:p>0,0001823187</text:p>
          </table:table-cell>
          <table:table-cell/>
          <table:table-cell/>
          <table:table-cell table:number-columns-repeated="2"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O49]/[.$O$1]" office:value-type="float" office:value="0">
            <text:p>0</text:p>
          </table:table-cell>
          <table:table-cell table:formula="of:=[.P49]/[.C49]" office:value-type="float" office:value="0">
            <text:p>#ДЕЛ/0!</text:p>
          </table:table-cell>
          <table:table-cell table:number-columns-repeated="2"/>
          <table:table-cell table:formula="of:=[.U49]*([.K49]) / ([.K49] + 1)" office:value-type="float" office:value="0">
            <text:p>0</text:p>
          </table:table-cell>
          <table:table-cell table:formula="of:=([.I49]+[.C49])/2" office:value-type="float" office:value="0.0000911593648015461">
            <text:p>9,11593648015461E-005</text:p>
          </table:table-cell>
          <table:table-cell table:formula="of:=[.U49]*[.C49]" office:value-type="float" office:value="0">
            <text:p>0</text:p>
          </table:table-cell>
          <table:table-cell table:formula="of:=[.V49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formula="of:=[.H50]/[.$G$1]" office:value-type="float" office:value="0.000151064090242562">
            <text:p>0,0001510641</text:p>
          </table:table-cell>
          <table:table-cell/>
          <table:table-cell/>
          <table:table-cell table:number-columns-repeated="2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O50]/[.$O$1]" office:value-type="float" office:value="0">
            <text:p>0</text:p>
          </table:table-cell>
          <table:table-cell table:formula="of:=[.P50]/[.C50]" office:value-type="float" office:value="0">
            <text:p>#ДЕЛ/0!</text:p>
          </table:table-cell>
          <table:table-cell table:number-columns-repeated="2"/>
          <table:table-cell table:formula="of:=[.U50]*([.K50]) / ([.K50] + 1)" office:value-type="float" office:value="0">
            <text:p>0</text:p>
          </table:table-cell>
          <table:table-cell table:formula="of:=([.I50]+[.C50])/2" office:value-type="float" office:value="0.000075532045121281">
            <text:p>0,000075532</text:p>
          </table:table-cell>
          <table:table-cell table:formula="of:=[.U50]*[.C50]" office:value-type="float" office:value="0">
            <text:p>0</text:p>
          </table:table-cell>
          <table:table-cell table:formula="of:=[.V50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table:formula="of:=[.H51]/[.$G$1]" office:value-type="float" office:value="0.000138041323842341">
            <text:p>0,0001380413</text:p>
          </table:table-cell>
          <table:table-cell/>
          <table:table-cell/>
          <table:table-cell table:number-columns-repeated="2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O51]/[.$O$1]" office:value-type="float" office:value="0">
            <text:p>0</text:p>
          </table:table-cell>
          <table:table-cell table:formula="of:=[.P51]/[.C51]" office:value-type="float" office:value="0">
            <text:p>#ДЕЛ/0!</text:p>
          </table:table-cell>
          <table:table-cell table:number-columns-repeated="2"/>
          <table:table-cell table:formula="of:=[.U51]*([.K51]) / ([.K51] + 1)" office:value-type="float" office:value="0">
            <text:p>0</text:p>
          </table:table-cell>
          <table:table-cell table:formula="of:=([.I51]+[.C51])/2" office:value-type="float" office:value="0.0000690206619211706">
            <text:p>6,90206619211706E-005</text:p>
          </table:table-cell>
          <table:table-cell table:formula="of:=[.U51]*[.C51]" office:value-type="float" office:value="0">
            <text:p>0</text:p>
          </table:table-cell>
          <table:table-cell table:formula="of:=[.V51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H52]/[.$G$1]" office:value-type="float" office:value="0.000138041323842341">
            <text:p>0,0001380413</text:p>
          </table:table-cell>
          <table:table-cell/>
          <table:table-cell/>
          <table:table-cell table:number-columns-repeated="2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O52]/[.$O$1]" office:value-type="float" office:value="0">
            <text:p>0</text:p>
          </table:table-cell>
          <table:table-cell table:formula="of:=[.P52]/[.C52]" office:value-type="float" office:value="0">
            <text:p>#ДЕЛ/0!</text:p>
          </table:table-cell>
          <table:table-cell table:number-columns-repeated="2"/>
          <table:table-cell table:formula="of:=[.U52]*([.K52]) / ([.K52] + 1)" office:value-type="float" office:value="0">
            <text:p>0</text:p>
          </table:table-cell>
          <table:table-cell table:formula="of:=([.I52]+[.C52])/2" office:value-type="float" office:value="0.0000690206619211706">
            <text:p>6,90206619211706E-005</text:p>
          </table:table-cell>
          <table:table-cell table:formula="of:=[.U52]*[.C52]" office:value-type="float" office:value="0">
            <text:p>0</text:p>
          </table:table-cell>
          <table:table-cell table:formula="of:=[.V52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formula="of:=[.H53]/[.$G$1]" office:value-type="float" office:value="0.000101577577921723">
            <text:p>0,0001015776</text:p>
          </table:table-cell>
          <table:table-cell/>
          <table:table-cell/>
          <table:table-cell table:number-columns-repeated="2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O53]/[.$O$1]" office:value-type="float" office:value="0">
            <text:p>0</text:p>
          </table:table-cell>
          <table:table-cell table:formula="of:=[.P53]/[.C53]" office:value-type="float" office:value="0">
            <text:p>#ДЕЛ/0!</text:p>
          </table:table-cell>
          <table:table-cell table:number-columns-repeated="2"/>
          <table:table-cell table:formula="of:=[.U53]*([.K53]) / ([.K53] + 1)" office:value-type="float" office:value="0">
            <text:p>0</text:p>
          </table:table-cell>
          <table:table-cell table:formula="of:=([.I53]+[.C53])/2" office:value-type="float" office:value="0.0000507887889608614">
            <text:p>5,07887889608614E-005</text:p>
          </table:table-cell>
          <table:table-cell/>
          <table:table-cell table:formula="of:=[.V53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[.H54]/[.$G$1]" office:value-type="float" office:value="0.000127623110722164">
            <text:p>0,0001276231</text:p>
          </table:table-cell>
          <table:table-cell/>
          <table:table-cell/>
          <table:table-cell table:number-columns-repeated="2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O54]/[.$O$1]" office:value-type="float" office:value="0">
            <text:p>0</text:p>
          </table:table-cell>
          <table:table-cell table:formula="of:=[.P54]/[.C54]" office:value-type="float" office:value="0">
            <text:p>#ДЕЛ/0!</text:p>
          </table:table-cell>
          <table:table-cell table:number-columns-repeated="2"/>
          <table:table-cell table:formula="of:=[.U54]*([.K54]) / ([.K54] + 1)" office:value-type="float" office:value="0">
            <text:p>0</text:p>
          </table:table-cell>
          <table:table-cell table:formula="of:=([.I54]+[.C54])/2" office:value-type="float" office:value="0.0000638115553610822">
            <text:p>6,38115553610822E-005</text:p>
          </table:table-cell>
          <table:table-cell/>
          <table:table-cell table:formula="of:=[.V54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table:formula="of:=[.H55]/[.$G$1]" office:value-type="float" office:value="0.0000781365984013252">
            <text:p>7,81365984013252E-005</text:p>
          </table:table-cell>
          <table:table-cell/>
          <table:table-cell/>
          <table:table-cell table:number-columns-repeated="2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O55]/[.$O$1]" office:value-type="float" office:value="0">
            <text:p>0</text:p>
          </table:table-cell>
          <table:table-cell table:formula="of:=[.P55]/[.C55]" office:value-type="float" office:value="0">
            <text:p>#ДЕЛ/0!</text:p>
          </table:table-cell>
          <table:table-cell table:number-columns-repeated="2"/>
          <table:table-cell table:formula="of:=[.U55]*([.K55]) / ([.K55] + 1)" office:value-type="float" office:value="0">
            <text:p>0</text:p>
          </table:table-cell>
          <table:table-cell table:formula="of:=([.I55]+[.C55])/2" office:value-type="float" office:value="0.0000390682992006626">
            <text:p>3,90682992006626E-005</text:p>
          </table:table-cell>
          <table:table-cell/>
          <table:table-cell table:formula="of:=[.V55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table:formula="of:=[.H56]/[.$G$1]" office:value-type="float" office:value="0.0000885548115215019">
            <text:p>8,85548115215019E-005</text:p>
          </table:table-cell>
          <table:table-cell/>
          <table:table-cell/>
          <table:table-cell table:number-columns-repeated="2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O56]/[.$O$1]" office:value-type="float" office:value="0">
            <text:p>0</text:p>
          </table:table-cell>
          <table:table-cell table:formula="of:=[.P56]/[.C56]" office:value-type="float" office:value="0">
            <text:p>#ДЕЛ/0!</text:p>
          </table:table-cell>
          <table:table-cell table:number-columns-repeated="2"/>
          <table:table-cell table:formula="of:=[.U56]*([.K56]) / ([.K56] + 1)" office:value-type="float" office:value="0">
            <text:p>0</text:p>
          </table:table-cell>
          <table:table-cell table:formula="of:=([.I56]+[.C56])/2" office:value-type="float" office:value="0.0000442774057607509">
            <text:p>4,42774057607509E-005</text:p>
          </table:table-cell>
          <table:table-cell/>
          <table:table-cell table:formula="of:=[.V56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table:formula="of:=[.H57]/[.$G$1]" office:value-type="float" office:value="0.0000911593648015461">
            <text:p>9,11593648015461E-005</text:p>
          </table:table-cell>
          <table:table-cell/>
          <table:table-cell/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O57]/[.$O$1]" office:value-type="float" office:value="0">
            <text:p>0</text:p>
          </table:table-cell>
          <table:table-cell table:formula="of:=[.P57]/[.C57]" office:value-type="float" office:value="0">
            <text:p>#ДЕЛ/0!</text:p>
          </table:table-cell>
          <table:table-cell table:number-columns-repeated="2"/>
          <table:table-cell table:formula="of:=[.U57]*([.K57]) / ([.K57] + 1)" office:value-type="float" office:value="0">
            <text:p>0</text:p>
          </table:table-cell>
          <table:table-cell table:formula="of:=([.I57]+[.C57])/2" office:value-type="float" office:value="0.000045579682400773">
            <text:p>4,5579682400773E-005</text:p>
          </table:table-cell>
          <table:table-cell/>
          <table:table-cell table:formula="of:=[.V57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table:formula="of:=[.H58]/[.$G$1]" office:value-type="float" office:value="0.0000442774057607509">
            <text:p>4,42774057607509E-005</text:p>
          </table:table-cell>
          <table:table-cell/>
          <table:table-cell/>
          <table:table-cell table:number-columns-repeated="2"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O58]/[.$O$1]" office:value-type="float" office:value="0">
            <text:p>0</text:p>
          </table:table-cell>
          <table:table-cell table:formula="of:=[.P58]/[.C58]" office:value-type="float" office:value="0">
            <text:p>#ДЕЛ/0!</text:p>
          </table:table-cell>
          <table:table-cell table:number-columns-repeated="2"/>
          <table:table-cell table:formula="of:=[.U58]*([.K58]) / ([.K58] + 1)" office:value-type="float" office:value="0">
            <text:p>0</text:p>
          </table:table-cell>
          <table:table-cell table:formula="of:=([.I58]+[.C58])/2" office:value-type="float" office:value="0.0000221387028803755">
            <text:p>2,21387028803755E-005</text:p>
          </table:table-cell>
          <table:table-cell/>
          <table:table-cell table:formula="of:=[.V58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table:formula="of:=[.H59]/[.$G$1]" office:value-type="float" office:value="0.0000468819590407951">
            <text:p>0,000046882</text:p>
          </table:table-cell>
          <table:table-cell/>
          <table:table-cell/>
          <table:table-cell table:number-columns-repeated="2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O59]/[.$O$1]" office:value-type="float" office:value="0">
            <text:p>0</text:p>
          </table:table-cell>
          <table:table-cell table:formula="of:=[.P59]/[.C59]" office:value-type="float" office:value="0">
            <text:p>#ДЕЛ/0!</text:p>
          </table:table-cell>
          <table:table-cell table:number-columns-repeated="2"/>
          <table:table-cell table:formula="of:=[.U59]*([.K59]) / ([.K59] + 1)" office:value-type="float" office:value="0">
            <text:p>0</text:p>
          </table:table-cell>
          <table:table-cell table:formula="of:=([.I59]+[.C59])/2" office:value-type="float" office:value="0.0000234409795203976">
            <text:p>0,000023441</text:p>
          </table:table-cell>
          <table:table-cell/>
          <table:table-cell table:formula="of:=[.V59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formula="of:=[.H60]/[.$G$1]" office:value-type="float" office:value="0.0000260455328004417">
            <text:p>2,60455328004417E-005</text:p>
          </table:table-cell>
          <table:table-cell/>
          <table:table-cell/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O60]/[.$O$1]" office:value-type="float" office:value="0">
            <text:p>0</text:p>
          </table:table-cell>
          <table:table-cell table:formula="of:=[.P60]/[.C60]" office:value-type="float" office:value="0">
            <text:p>#ДЕЛ/0!</text:p>
          </table:table-cell>
          <table:table-cell table:number-columns-repeated="2"/>
          <table:table-cell table:formula="of:=[.U60]*([.K60]) / ([.K60] + 1)" office:value-type="float" office:value="0">
            <text:p>0</text:p>
          </table:table-cell>
          <table:table-cell table:formula="of:=([.I60]+[.C60])/2" office:value-type="float" office:value="0.0000130227664002209">
            <text:p>1,30227664002209E-005</text:p>
          </table:table-cell>
          <table:table-cell/>
          <table:table-cell table:formula="of:=[.V60]/[.$W$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number-columns-repeated="3"/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H61]/[.$G$1]" office:value-type="float" office:value="0.0000468819590407951">
            <text:p>0,000046882</text:p>
          </table:table-cell>
          <table:table-cell/>
          <table:table-cell/>
          <table:table-cell table:number-columns-repeated="2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O61]/[.$O$1]" office:value-type="float" office:value="0">
            <text:p>0</text:p>
          </table:table-cell>
          <table:table-cell table:formula="of:=[.P61]/[.C61]" office:value-type="float" office:value="0">
            <text:p>#ДЕЛ/0!</text:p>
          </table:table-cell>
          <table:table-cell table:number-columns-repeated="2"/>
          <table:table-cell table:formula="of:=[.U61]*([.K61]) / ([.K61] + 1)" office:value-type="float" office:value="0">
            <text:p>0</text:p>
          </table:table-cell>
          <table:table-cell table:formula="of:=([.I61]+[.C61])/2" office:value-type="float" office:value="0.0000234409795203976">
            <text:p>0,000023441</text:p>
          </table:table-cell>
          <table:table-cell table:number-columns-repeated="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table:formula="of:=[.H62]/[.$G$1]" office:value-type="float" office:value="0.0000312546393605301">
            <text:p>3,12546393605301E-005</text:p>
          </table:table-cell>
          <table:table-cell/>
          <table:table-cell/>
          <table:table-cell table:number-columns-repeated="2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O62]/[.$O$1]" office:value-type="float" office:value="0">
            <text:p>0</text:p>
          </table:table-cell>
          <table:table-cell table:formula="of:=[.P62]/[.C62]" office:value-type="float" office:value="0">
            <text:p>#ДЕЛ/0!</text:p>
          </table:table-cell>
          <table:table-cell table:number-columns-repeated="2"/>
          <table:table-cell table:formula="of:=[.U62]*([.K62]) / ([.K62] + 1)" office:value-type="float" office:value="0">
            <text:p>0</text:p>
          </table:table-cell>
          <table:table-cell table:formula="of:=([.I62]+[.C62])/2" office:value-type="float" office:value="0.000015627319680265">
            <text:p>1,5627319680265E-005</text:p>
          </table:table-cell>
          <table:table-cell table:number-columns-repeated="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number-columns-repeated="3"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formula="of:=[.H63]/[.$G$1]" office:value-type="float" office:value="0.0000390682992006626">
            <text:p>3,90682992006626E-005</text:p>
          </table:table-cell>
          <table:table-cell/>
          <table:table-cell/>
          <table:table-cell table:number-columns-repeated="2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O63]/[.$O$1]" office:value-type="float" office:value="0.00000301628188964028">
            <text:p>3,01628188964028E-006</text:p>
          </table:table-cell>
          <table:table-cell table:formula="of:=[.P63]/[.C63]" office:value-type="float" office:value="0">
            <text:p>#ДЕЛ/0!</text:p>
          </table:table-cell>
          <table:table-cell table:number-columns-repeated="2"/>
          <table:table-cell table:formula="of:=[.U63]*([.K63]) / ([.K63] + 1)" office:value-type="float" office:value="0">
            <text:p>0</text:p>
          </table:table-cell>
          <table:table-cell table:formula="of:=([.I63]+[.C63])/2" office:value-type="float" office:value="0.0000195341496003313">
            <text:p>1,95341496003313E-005</text:p>
          </table:table-cell>
          <table:table-cell table:number-columns-repeated="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formula="of:=[.H64]/[.$G$1]" office:value-type="float" office:value="0.0000260455328004417">
            <text:p>2,60455328004417E-005</text:p>
          </table:table-cell>
          <table:table-cell/>
          <table:table-cell/>
          <table:table-cell table:number-columns-repeated="2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O64]/[.$O$1]" office:value-type="float" office:value="0">
            <text:p>0</text:p>
          </table:table-cell>
          <table:table-cell table:formula="of:=[.P64]/[.C64]" office:value-type="float" office:value="0">
            <text:p>#ДЕЛ/0!</text:p>
          </table:table-cell>
          <table:table-cell table:number-columns-repeated="2"/>
          <table:table-cell table:formula="of:=[.U64]*([.K64]) / ([.K64] + 1)" office:value-type="float" office:value="0">
            <text:p>0</text:p>
          </table:table-cell>
          <table:table-cell table:formula="of:=([.I64]+[.C64])/2" office:value-type="float" office:value="0.0000130227664002209">
            <text:p>1,30227664002209E-005</text:p>
          </table:table-cell>
          <table:table-cell table:number-columns-repeated="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formula="of:=[.H65]/[.$G$1]" office:value-type="float" office:value="0.0000260455328004417">
            <text:p>2,60455328004417E-005</text:p>
          </table:table-cell>
          <table:table-cell/>
          <table:table-cell/>
          <table:table-cell table:number-columns-repeated="2"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O65]/[.$O$1]" office:value-type="float" office:value="0">
            <text:p>0</text:p>
          </table:table-cell>
          <table:table-cell table:formula="of:=[.P65]/[.C65]" office:value-type="float" office:value="0">
            <text:p>#ДЕЛ/0!</text:p>
          </table:table-cell>
          <table:table-cell table:number-columns-repeated="2"/>
          <table:table-cell table:formula="of:=[.U65]*([.K65]) / ([.K65] + 1)" office:value-type="float" office:value="0">
            <text:p>0</text:p>
          </table:table-cell>
          <table:table-cell table:formula="of:=([.I65]+[.C65])/2" office:value-type="float" office:value="0.0000130227664002209">
            <text:p>1,30227664002209E-005</text:p>
          </table:table-cell>
          <table:table-cell table:number-columns-repeated="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table:formula="of:=[.H66]/[.$G$1]" office:value-type="float" office:value="0.0000416728524807068">
            <text:p>4,16728524807068E-005</text:p>
          </table:table-cell>
          <table:table-cell/>
          <table:table-cell/>
          <table:table-cell table:number-columns-repeated="2"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O66]/[.$O$1]" office:value-type="float" office:value="0">
            <text:p>0</text:p>
          </table:table-cell>
          <table:table-cell table:formula="of:=[.P66]/[.C66]" office:value-type="float" office:value="0">
            <text:p>#ДЕЛ/0!</text:p>
          </table:table-cell>
          <table:table-cell table:number-columns-repeated="2"/>
          <table:table-cell table:formula="of:=[.U66]*([.K66]) / ([.K66] + 1)" office:value-type="float" office:value="0">
            <text:p>0</text:p>
          </table:table-cell>
          <table:table-cell table:formula="of:=([.I66]+[.C66])/2" office:value-type="float" office:value="0.0000208364262403534">
            <text:p>2,08364262403534E-005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table:formula="of:=[.H67]/[.$G$1]" office:value-type="float" office:value="0.000015627319680265">
            <text:p>1,5627319680265E-005</text:p>
          </table:table-cell>
          <table:table-cell/>
          <table:table-cell/>
          <table:table-cell table:number-columns-repeated="2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O67]/[.$O$1]" office:value-type="float" office:value="0">
            <text:p>0</text:p>
          </table:table-cell>
          <table:table-cell table:formula="of:=[.P67]/[.C67]" office:value-type="float" office:value="0">
            <text:p>#ДЕЛ/0!</text:p>
          </table:table-cell>
          <table:table-cell table:number-columns-repeated="2"/>
          <table:table-cell table:formula="of:=[.U67]*([.K67]) / ([.K67] + 1)" office:value-type="float" office:value="0">
            <text:p>0</text:p>
          </table:table-cell>
          <table:table-cell table:formula="of:=([.I67]+[.C67])/2" office:value-type="float" office:value="0.00000781365984013252">
            <text:p>7,81365984013252E-006</text:p>
          </table:table-cell>
          <table:table-cell table:number-columns-repeated="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[.H68]/[.$G$1]" office:value-type="float" office:value="0.0000260455328004417">
            <text:p>2,60455328004417E-005</text:p>
          </table:table-cell>
          <table:table-cell/>
          <table:table-cell/>
          <table:table-cell table:number-columns-repeated="2"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O68]/[.$O$1]" office:value-type="float" office:value="0">
            <text:p>0</text:p>
          </table:table-cell>
          <table:table-cell table:formula="of:=[.P68]/[.C68]" office:value-type="float" office:value="0">
            <text:p>#ДЕЛ/0!</text:p>
          </table:table-cell>
          <table:table-cell table:number-columns-repeated="2"/>
          <table:table-cell table:formula="of:=[.U68]*([.K68]) / ([.K68] + 1)" office:value-type="float" office:value="0">
            <text:p>0</text:p>
          </table:table-cell>
          <table:table-cell table:formula="of:=([.I68]+[.C68])/2" office:value-type="float" office:value="0.0000130227664002209">
            <text:p>1,30227664002209E-005</text:p>
          </table:table-cell>
          <table:table-cell table:number-columns-repeated="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formula="of:=[.H69]/[.$G$1]" office:value-type="float" office:value="0.000015627319680265">
            <text:p>1,5627319680265E-005</text:p>
          </table:table-cell>
          <table:table-cell/>
          <table:table-cell/>
          <table:table-cell table:number-columns-repeated="2"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f:=[.O69]/[.$O$1]" office:value-type="float" office:value="0">
            <text:p>0</text:p>
          </table:table-cell>
          <table:table-cell table:formula="of:=[.P69]/[.C69]" office:value-type="float" office:value="0">
            <text:p>#ДЕЛ/0!</text:p>
          </table:table-cell>
          <table:table-cell table:number-columns-repeated="2"/>
          <table:table-cell table:formula="of:=[.U69]*([.K69]) / ([.K69] + 1)" office:value-type="float" office:value="0">
            <text:p>0</text:p>
          </table:table-cell>
          <table:table-cell table:formula="of:=([.I69]+[.C69])/2" office:value-type="float" office:value="0.00000781365984013252">
            <text:p>7,81365984013252E-006</text:p>
          </table:table-cell>
          <table:table-cell table:number-columns-repeated="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table:formula="of:=[.H70]/[.$G$1]" office:value-type="float" office:value="0.0000234409795203976">
            <text:p>0,000023441</text:p>
          </table:table-cell>
          <table:table-cell/>
          <table:table-cell/>
          <table:table-cell table:number-columns-repeated="2"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O70]/[.$O$1]" office:value-type="float" office:value="0">
            <text:p>0</text:p>
          </table:table-cell>
          <table:table-cell table:formula="of:=[.P70]/[.C70]" office:value-type="float" office:value="0">
            <text:p>#ДЕЛ/0!</text:p>
          </table:table-cell>
          <table:table-cell table:number-columns-repeated="2"/>
          <table:table-cell table:formula="of:=[.U70]*([.K70]) / ([.K70] + 1)" office:value-type="float" office:value="0">
            <text:p>0</text:p>
          </table:table-cell>
          <table:table-cell table:formula="of:=([.I70]+[.C70])/2" office:value-type="float" office:value="0.0000117204897601988">
            <text:p>1,17204897601988E-005</text:p>
          </table:table-cell>
          <table:table-cell table:number-columns-repeated="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[.H71]/[.$G$1]" office:value-type="float" office:value="0.00000520910656008835">
            <text:p>5,20910656008835E-006</text:p>
          </table:table-cell>
          <table:table-cell/>
          <table:table-cell/>
          <table:table-cell table:number-columns-repeated="2"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O71]/[.$O$1]" office:value-type="float" office:value="0">
            <text:p>0</text:p>
          </table:table-cell>
          <table:table-cell table:formula="of:=[.P71]/[.C71]" office:value-type="float" office:value="0">
            <text:p>#ДЕЛ/0!</text:p>
          </table:table-cell>
          <table:table-cell table:number-columns-repeated="2"/>
          <table:table-cell table:formula="of:=[.U71]*([.K71]) / ([.K71] + 1)" office:value-type="float" office:value="0">
            <text:p>0</text:p>
          </table:table-cell>
          <table:table-cell table:formula="of:=([.I71]+[.C71])/2" office:value-type="float" office:value="0.00000260455328004417">
            <text:p>2,60455328004417E-006</text:p>
          </table:table-cell>
          <table:table-cell table:number-columns-repeated="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table:formula="of:=[.H72]/[.$G$1]" office:value-type="float" office:value="0.00000520910656008835">
            <text:p>5,20910656008835E-006</text:p>
          </table:table-cell>
          <table:table-cell/>
          <table:table-cell/>
          <table:table-cell table:number-columns-repeated="2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O72]/[.$O$1]" office:value-type="float" office:value="0">
            <text:p>0</text:p>
          </table:table-cell>
          <table:table-cell table:formula="of:=[.P72]/[.C72]" office:value-type="float" office:value="0">
            <text:p>#ДЕЛ/0!</text:p>
          </table:table-cell>
          <table:table-cell table:number-columns-repeated="2"/>
          <table:table-cell table:formula="of:=[.U72]*([.K72]) / ([.K72] + 1)" office:value-type="float" office:value="0">
            <text:p>0</text:p>
          </table:table-cell>
          <table:table-cell table:formula="of:=([.I72]+[.C72])/2" office:value-type="float" office:value="0.00000260455328004417">
            <text:p>2,60455328004417E-006</text:p>
          </table:table-cell>
          <table:table-cell table:number-columns-repeated="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formula="of:=[.H73]/[.$G$1]" office:value-type="float" office:value="0.0000130227664002209">
            <text:p>1,30227664002209E-005</text:p>
          </table:table-cell>
          <table:table-cell/>
          <table:table-cell/>
          <table:table-cell table:number-columns-repeated="2"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O73]/[.$O$1]" office:value-type="float" office:value="0">
            <text:p>0</text:p>
          </table:table-cell>
          <table:table-cell table:formula="of:=[.P73]/[.C73]" office:value-type="float" office:value="0">
            <text:p>#ДЕЛ/0!</text:p>
          </table:table-cell>
          <table:table-cell table:number-columns-repeated="2"/>
          <table:table-cell table:formula="of:=[.U73]*([.K73]) / ([.K73] + 1)" office:value-type="float" office:value="0">
            <text:p>0</text:p>
          </table:table-cell>
          <table:table-cell table:formula="of:=([.I73]+[.C73])/2" office:value-type="float" office:value="0.00000651138320011043">
            <text:p>6,51138320011043E-006</text:p>
          </table:table-cell>
          <table:table-cell table:number-columns-repeated="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formula="of:=[.H74]/[.$G$1]" office:value-type="float" office:value="0.0000104182131201767">
            <text:p>1,04182131201767E-005</text:p>
          </table:table-cell>
          <table:table-cell/>
          <table:table-cell/>
          <table:table-cell table:number-columns-repeated="2"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O74]/[.$O$1]" office:value-type="float" office:value="0">
            <text:p>0</text:p>
          </table:table-cell>
          <table:table-cell table:formula="of:=[.P74]/[.C74]" office:value-type="float" office:value="0">
            <text:p>#ДЕЛ/0!</text:p>
          </table:table-cell>
          <table:table-cell table:number-columns-repeated="2"/>
          <table:table-cell table:formula="of:=[.U74]*([.K74]) / ([.K74] + 1)" office:value-type="float" office:value="0">
            <text:p>0</text:p>
          </table:table-cell>
          <table:table-cell table:formula="of:=([.I74]+[.C74])/2" office:value-type="float" office:value="0.00000520910656008835">
            <text:p>5,20910656008835E-006</text:p>
          </table:table-cell>
          <table:table-cell table:number-columns-repeated="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formula="of:=[.H75]/[.$G$1]" office:value-type="float" office:value="0.00000520910656008835">
            <text:p>5,20910656008835E-006</text:p>
          </table:table-cell>
          <table:table-cell/>
          <table:table-cell/>
          <table:table-cell table:number-columns-repeated="2"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table:formula="of:=[.P75]/[.C75]" office:value-type="float" office:value="0">
            <text:p>#ДЕЛ/0!</text:p>
          </table:table-cell>
          <table:table-cell table:number-columns-repeated="2"/>
          <table:table-cell table:formula="of:=[.U75]*([.K75]) / ([.K75] + 1)" office:value-type="float" office:value="0">
            <text:p>0</text:p>
          </table:table-cell>
          <table:table-cell table:formula="of:=([.I75]+[.C75])/2" office:value-type="float" office:value="0.00000260455328004417">
            <text:p>2,60455328004417E-006</text:p>
          </table:table-cell>
          <table:table-cell table:number-columns-repeated="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H76]/[.$G$1]" office:value-type="float" office:value="0">
            <text:p>0</text:p>
          </table:table-cell>
          <table:table-cell/>
          <table:table-cell/>
          <table:table-cell table:number-columns-repeated="2"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[.U76]*([.K76]) / ([.K76] + 1)" office:value-type="float" office:value="0">
            <text:p>0</text:p>
          </table:table-cell>
          <table:table-cell table:formula="of:=([.I76]+[.C76])/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H77]/[.$G$1]" office:value-type="float" office:value="0.00000260455328004417">
            <text:p>2,60455328004417E-006</text:p>
          </table:table-cell>
          <table:table-cell/>
          <table:table-cell/>
          <table:table-cell table:number-columns-repeated="2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[.U77]*([.K77]) / ([.K77] + 1)" office:value-type="float" office:value="0">
            <text:p>0</text:p>
          </table:table-cell>
          <table:table-cell table:formula="of:=([.I77]+[.C77])/2" office:value-type="float" office:value="0.00000130227664002209">
            <text:p>1,30227664002209E-006</text:p>
          </table:table-cell>
          <table:table-cell table:number-columns-repeated="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formula="of:=[.H78]/[.$G$1]" office:value-type="float" office:value="0.0000104182131201767">
            <text:p>1,04182131201767E-005</text:p>
          </table:table-cell>
          <table:table-cell/>
          <table:table-cell/>
          <table:table-cell table:number-columns-repeated="2"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[.U78]*([.K78]) / ([.K78] + 1)" office:value-type="float" office:value="0">
            <text:p>0</text:p>
          </table:table-cell>
          <table:table-cell table:formula="of:=([.I78]+[.C78])/2" office:value-type="float" office:value="0.00000520910656008835">
            <text:p>5,20910656008835E-006</text:p>
          </table:table-cell>
          <table:table-cell table:number-columns-repeated="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table:number-columns-repeated="3"/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formula="of:=[.H79]/[.$G$1]" office:value-type="float" office:value="0.00000781365984013252">
            <text:p>7,81365984013252E-006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([.I79]+[.C79])/2" office:value-type="float" office:value="0.00000390682992006626">
            <text:p>3,90682992006626E-006</text:p>
          </table:table-cell>
          <table:table-cell table:number-columns-repeated="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H80]/[.$G$1]" office:value-type="float" office:value="0">
            <text:p>0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H81]/[.$G$1]" office:value-type="float" office:value="0">
            <text:p>0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H82]/[.$G$1]" office:value-type="float" office:value="0">
            <text:p>0</text:p>
          </table:table-cell>
          <table:table-cell table:number-columns-repeated="4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H83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H84]/[.$G$1]" office:value-type="float" office:value="0">
            <text:p>0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H85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H86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H87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H88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formula="of:=[.H89]/[.$G$1]" office:value-type="float" office:value="0.00000520910656008835">
            <text:p>5,20910656008835E-006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[.H90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H91]/[.$G$1]" office:value-type="float" office:value="0.00000260455328004417">
            <text:p>2,60455328004417E-006</text:p>
          </table:table-cell>
          <table:table-cell table:number-columns-repeated="4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[.H92]/[.$G$1]" office:value-type="float" office:value="0">
            <text:p>0</text:p>
          </table:table-cell>
          <table:table-cell table:number-columns-repeated="4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663068">
            <text:p>663068</text:p>
          </table:table-cell>
          <table:table-cell table:number-columns-repeated="24"/>
        </table:table-row>
        <table:table-row table:style-name="ro1" table:number-rows-repeated="104848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letter" table:style-name="ta1" table:print="false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ICT</text:p>
          </table:table-cell>
          <table:table-cell office:value-type="float" office:value="6245123">
            <text:p>6245123</text:p>
          </table:table-cell>
          <table:table-cell table:number-columns-repeated="2"/>
          <table:table-cell office:value-type="string">
            <text:p>GENERATED</text:p>
          </table:table-cell>
          <table:table-cell office:value-type="float" office:value="4822389">
            <text:p>4822389</text:p>
          </table:table-cell>
          <table:table-cell/>
          <table:table-cell office:value-type="string">
            <text:p>PROP</text:p>
          </table:table-cell>
          <table:table-cell/>
          <table:table-cell office:value-type="string">
            <text:p>TRUE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/>
          </table:table-cell>
          <table:table-cell office:value-type="float" office:value="147034">
            <text:p>147034</text:p>
          </table:table-cell>
          <table:table-cell table:formula="of:=[.B2]/[.$B$1]" office:value-type="float" office:value="0.0235438117071513">
            <text:p>0,0235438117</text:p>
          </table:table-cell>
          <table:table-cell/>
          <table:table-cell office:value-type="string">
            <text:p/>
          </table:table-cell>
          <table:table-cell office:value-type="float" office:value="119823">
            <text:p>119823</text:p>
          </table:table-cell>
          <table:table-cell table:formula="of:=[.F2]/[.$F$1]" office:value-type="float" office:value="0.0248472282099184">
            <text:p>0,0248472282</text:p>
          </table:table-cell>
          <table:table-cell table:formula="of:=[.G2]/[.C2]" office:value-type="float" office:value="1.05536132037495">
            <text:p>1,0553613204</text:p>
          </table:table-cell>
          <table:table-cell table:formula="of:=ROUND([.H2] * 10) /10" office:value-type="float" office:value="1.1">
            <text:p>1,1</text:p>
          </table:table-cell>
          <table:table-cell table:formula="of:=[.I2]*10" office:value-type="float" office:value="11">
            <text:p>11</text:p>
          </table:table-cell>
          <table:table-cell/>
          <table:table-cell table:formula="of:=ROUND([.G2] * 100 ;[.$N$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531306">
            <text:p>531306</text:p>
          </table:table-cell>
          <table:table-cell table:formula="of:=[.B3]/[.$B$1]" office:value-type="float" office:value="0.085075345993986">
            <text:p>0,085075346</text:p>
          </table:table-cell>
          <table:table-cell/>
          <table:table-cell office:value-type="string">
            <text:p>a</text:p>
          </table:table-cell>
          <table:table-cell office:value-type="float" office:value="355309">
            <text:p>355309</text:p>
          </table:table-cell>
          <table:table-cell table:formula="of:=[.F3]/[.$F$1]" office:value-type="float" office:value="0.0736790416534212">
            <text:p>0,0736790417</text:p>
          </table:table-cell>
          <table:table-cell table:formula="of:=[.G3]/[.C3]" office:value-type="float" office:value="0.866044572520804">
            <text:p>0,8660445725</text:p>
          </table:table-cell>
          <table:table-cell table:formula="of:=ROUND([.H3] * 10) /10" office:value-type="float" office:value="0.9">
            <text:p>0,9</text:p>
          </table:table-cell>
          <table:table-cell table:formula="of:=[.I3]*10" office:value-type="float" office:value="9">
            <text:p>9</text:p>
          </table:table-cell>
          <table:table-cell/>
          <table:table-cell table:formula="of:=ROUND([.G3] * 100 ;[.$N$1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113163">
            <text:p>113163</text:p>
          </table:table-cell>
          <table:table-cell table:formula="of:=[.B4]/[.$B$1]" office:value-type="float" office:value="0.0181202195697347">
            <text:p>0,0181202196</text:p>
          </table:table-cell>
          <table:table-cell/>
          <table:table-cell office:value-type="string">
            <text:p>b</text:p>
          </table:table-cell>
          <table:table-cell office:value-type="float" office:value="104094">
            <text:p>104094</text:p>
          </table:table-cell>
          <table:table-cell table:formula="of:=[.F4]/[.$F$1]" office:value-type="float" office:value="0.0215855668217558">
            <text:p>0,0215855668</text:p>
          </table:table-cell>
          <table:table-cell table:formula="of:=[.G4]/[.C4]" office:value-type="float" office:value="1.19124201219996">
            <text:p>1,1912420122</text:p>
          </table:table-cell>
          <table:table-cell table:formula="of:=ROUND([.H4] * 10) /10" office:value-type="float" office:value="1.2">
            <text:p>1,2</text:p>
          </table:table-cell>
          <table:table-cell table:formula="of:=[.I4]*10" office:value-type="float" office:value="12">
            <text:p>12</text:p>
          </table:table-cell>
          <table:table-cell/>
          <table:table-cell table:formula="of:=ROUND([.G4] * 100 ;[.$N$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248419">
            <text:p>248419</text:p>
          </table:table-cell>
          <table:table-cell table:formula="of:=[.B5]/[.$B$1]" office:value-type="float" office:value="0.0397780796310977">
            <text:p>0,0397780796</text:p>
          </table:table-cell>
          <table:table-cell/>
          <table:table-cell office:value-type="string">
            <text:p>c</text:p>
          </table:table-cell>
          <table:table-cell office:value-type="float" office:value="192069">
            <text:p>192069</text:p>
          </table:table-cell>
          <table:table-cell table:formula="of:=[.F5]/[.$F$1]" office:value-type="float" office:value="0.0398285994763176">
            <text:p>0,0398285995</text:p>
          </table:table-cell>
          <table:table-cell table:formula="of:=[.G5]/[.C5]" office:value-type="float" office:value="1.0012700423371">
            <text:p>1,0012700423</text:p>
          </table:table-cell>
          <table:table-cell table:formula="of:=ROUND([.H5] * 10) /10" office:value-type="float" office:value="1">
            <text:p>1</text:p>
          </table:table-cell>
          <table:table-cell table:formula="of:=[.I5]*10" office:value-type="float" office:value="10">
            <text:p>10</text:p>
          </table:table-cell>
          <table:table-cell/>
          <table:table-cell table:formula="of:=ROUND([.G5] * 100 ;[.$N$1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187299">
            <text:p>187299</text:p>
          </table:table-cell>
          <table:table-cell table:formula="of:=[.B6]/[.$B$1]" office:value-type="float" office:value="0.0299912427665556">
            <text:p>0,0299912428</text:p>
          </table:table-cell>
          <table:table-cell/>
          <table:table-cell office:value-type="string">
            <text:p>d</text:p>
          </table:table-cell>
          <table:table-cell office:value-type="float" office:value="146500">
            <text:p>146500</text:p>
          </table:table-cell>
          <table:table-cell table:formula="of:=[.F6]/[.$F$1]" office:value-type="float" office:value="0.0303791336617598">
            <text:p>0,0303791337</text:p>
          </table:table-cell>
          <table:table-cell table:formula="of:=[.G6]/[.C6]" office:value-type="float" office:value="1.01293347188789">
            <text:p>1,0129334719</text:p>
          </table:table-cell>
          <table:table-cell table:formula="of:=ROUND([.H6] * 10) /10" office:value-type="float" office:value="1">
            <text:p>1</text:p>
          </table:table-cell>
          <table:table-cell table:formula="of:=[.I6]*10" office:value-type="float" office:value="10">
            <text:p>10</text:p>
          </table:table-cell>
          <table:table-cell/>
          <table:table-cell table:formula="of:=ROUND([.G6] * 100 ;[.$N$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638823">
            <text:p>638823</text:p>
          </table:table-cell>
          <table:table-cell table:formula="of:=[.B7]/[.$B$1]" office:value-type="float" office:value="0.102291500103361">
            <text:p>0,1022915001</text:p>
          </table:table-cell>
          <table:table-cell/>
          <table:table-cell office:value-type="string">
            <text:p>e</text:p>
          </table:table-cell>
          <table:table-cell office:value-type="float" office:value="422957">
            <text:p>422957</text:p>
          </table:table-cell>
          <table:table-cell table:formula="of:=[.F7]/[.$F$1]" office:value-type="float" office:value="0.0877069435916514">
            <text:p>0,0877069436</text:p>
          </table:table-cell>
          <table:table-cell table:formula="of:=[.G7]/[.C7]" office:value-type="float" office:value="0.85742161863916">
            <text:p>0,8574216186</text:p>
          </table:table-cell>
          <table:table-cell table:formula="of:=ROUND([.H7] * 10) /10" office:value-type="float" office:value="0.9">
            <text:p>0,9</text:p>
          </table:table-cell>
          <table:table-cell table:formula="of:=[.I7]*10" office:value-type="float" office:value="9">
            <text:p>9</text:p>
          </table:table-cell>
          <table:table-cell/>
          <table:table-cell table:formula="of:=ROUND([.G7] * 100 ;[.$N$1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65565">
            <text:p>65565</text:p>
          </table:table-cell>
          <table:table-cell table:formula="of:=[.B8]/[.$B$1]" office:value-type="float" office:value="0.0104985922615135">
            <text:p>0,0104985923</text:p>
          </table:table-cell>
          <table:table-cell/>
          <table:table-cell office:value-type="string">
            <text:p>f</text:p>
          </table:table-cell>
          <table:table-cell office:value-type="float" office:value="77533">
            <text:p>77533</text:p>
          </table:table-cell>
          <table:table-cell table:formula="of:=[.F8]/[.$F$1]" office:value-type="float" office:value="0.0160777158375237">
            <text:p>0,0160777158</text:p>
          </table:table-cell>
          <table:table-cell table:formula="of:=[.G8]/[.C8]" office:value-type="float" office:value="1.53141634964361">
            <text:p>1,5314163496</text:p>
          </table:table-cell>
          <table:table-cell table:formula="of:=ROUND([.H8] * 10) /10" office:value-type="float" office:value="1.5">
            <text:p>1,5</text:p>
          </table:table-cell>
          <table:table-cell table:formula="of:=[.I8]*10" office:value-type="float" office:value="15">
            <text:p>15</text:p>
          </table:table-cell>
          <table:table-cell/>
          <table:table-cell table:formula="of:=ROUND([.G8] * 100 ;[.$N$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141526">
            <text:p>141526</text:p>
          </table:table-cell>
          <table:table-cell table:formula="of:=[.B9]/[.$B$1]" office:value-type="float" office:value="0.0226618434897119">
            <text:p>0,0226618435</text:p>
          </table:table-cell>
          <table:table-cell/>
          <table:table-cell office:value-type="string">
            <text:p>g</text:p>
          </table:table-cell>
          <table:table-cell office:value-type="float" office:value="121733">
            <text:p>121733</text:p>
          </table:table-cell>
          <table:table-cell table:formula="of:=[.F9]/[.$F$1]" office:value-type="float" office:value="0.0252432974610717">
            <text:p>0,0252432975</text:p>
          </table:table-cell>
          <table:table-cell table:formula="of:=[.G9]/[.C9]" office:value-type="float" office:value="1.11391191420644">
            <text:p>1,1139119142</text:p>
          </table:table-cell>
          <table:table-cell table:formula="of:=ROUND([.H9] * 10) /10" office:value-type="float" office:value="1.1">
            <text:p>1,1</text:p>
          </table:table-cell>
          <table:table-cell table:formula="of:=[.I9]*10" office:value-type="float" office:value="11">
            <text:p>11</text:p>
          </table:table-cell>
          <table:table-cell/>
          <table:table-cell table:formula="of:=ROUND([.G9] * 100 ;[.$N$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float" office:value="166449">
            <text:p>166449</text:p>
          </table:table-cell>
          <table:table-cell table:formula="of:=[.B10]/[.$B$1]" office:value-type="float" office:value="0.0266526375861612">
            <text:p>0,0266526376</text:p>
          </table:table-cell>
          <table:table-cell/>
          <table:table-cell office:value-type="string">
            <text:p>h</text:p>
          </table:table-cell>
          <table:table-cell office:value-type="float" office:value="141090">
            <text:p>141090</text:p>
          </table:table-cell>
          <table:table-cell table:formula="of:=[.F10]/[.$F$1]" office:value-type="float" office:value="0.0292572830603255">
            <text:p>0,0292572831</text:p>
          </table:table-cell>
          <table:table-cell table:formula="of:=[.G10]/[.C10]" office:value-type="float" office:value="1.09772561780214">
            <text:p>1,0977256178</text:p>
          </table:table-cell>
          <table:table-cell table:formula="of:=ROUND([.H10] * 10) /10" office:value-type="float" office:value="1.1">
            <text:p>1,1</text:p>
          </table:table-cell>
          <table:table-cell table:formula="of:=[.I10]*10" office:value-type="float" office:value="11">
            <text:p>11</text:p>
          </table:table-cell>
          <table:table-cell/>
          <table:table-cell table:formula="of:=ROUND([.G10] * 100 ;[.$N$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office:value-type="float" office:value="522256">
            <text:p>522256</text:p>
          </table:table-cell>
          <table:table-cell table:formula="of:=[.B11]/[.$B$1]" office:value-type="float" office:value="0.0836262152082513">
            <text:p>0,0836262152</text:p>
          </table:table-cell>
          <table:table-cell/>
          <table:table-cell office:value-type="string">
            <text:p>i</text:p>
          </table:table-cell>
          <table:table-cell office:value-type="float" office:value="366312">
            <text:p>366312</text:p>
          </table:table-cell>
          <table:table-cell table:formula="of:=[.F11]/[.$F$1]" office:value-type="float" office:value="0.0759606908526044">
            <text:p>0,0759606909</text:p>
          </table:table-cell>
          <table:table-cell table:formula="of:=[.G11]/[.C11]" office:value-type="float" office:value="0.908335868883247">
            <text:p>0,9083358689</text:p>
          </table:table-cell>
          <table:table-cell table:formula="of:=ROUND([.H11] * 10) /10" office:value-type="float" office:value="0.9">
            <text:p>0,9</text:p>
          </table:table-cell>
          <table:table-cell table:formula="of:=[.I11]*10" office:value-type="float" office:value="9">
            <text:p>9</text:p>
          </table:table-cell>
          <table:table-cell/>
          <table:table-cell table:formula="of:=ROUND([.G11] * 100 ;[.$N$1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j</text:p>
          </table:table-cell>
          <table:table-cell office:value-type="float" office:value="11997">
            <text:p>11997</text:p>
          </table:table-cell>
          <table:table-cell table:formula="of:=[.B12]/[.$B$1]" office:value-type="float" office:value="0.00192101900955353">
            <text:p>0,001921019</text:p>
          </table:table-cell>
          <table:table-cell/>
          <table:table-cell office:value-type="string">
            <text:p>j</text:p>
          </table:table-cell>
          <table:table-cell office:value-type="float" office:value="47203">
            <text:p>47203</text:p>
          </table:table-cell>
          <table:table-cell table:formula="of:=[.F12]/[.$F$1]" office:value-type="float" office:value="0.00978830202208905">
            <text:p>0,009788302</text:p>
          </table:table-cell>
          <table:table-cell table:formula="of:=[.G12]/[.C12]" office:value-type="float" office:value="5.0953696831787">
            <text:p>5,0953696832</text:p>
          </table:table-cell>
          <table:table-cell table:formula="of:=ROUND([.H12] * 10) /10" office:value-type="float" office:value="5.1">
            <text:p>5,1</text:p>
          </table:table-cell>
          <table:table-cell table:formula="of:=[.I12]*10" office:value-type="float" office:value="51">
            <text:p>51</text:p>
          </table:table-cell>
          <table:table-cell/>
          <table:table-cell table:formula="of:=ROUND([.G12] * 100 ;[.$N$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56958">
            <text:p>56958</text:p>
          </table:table-cell>
          <table:table-cell table:formula="of:=[.B13]/[.$B$1]" office:value-type="float" office:value="0.00912039682805287">
            <text:p>0,0091203968</text:p>
          </table:table-cell>
          <table:table-cell/>
          <table:table-cell office:value-type="string">
            <text:p>k</text:p>
          </table:table-cell>
          <table:table-cell office:value-type="float" office:value="70534">
            <text:p>70534</text:p>
          </table:table-cell>
          <table:table-cell table:formula="of:=[.F13]/[.$F$1]" office:value-type="float" office:value="0.0146263605030619">
            <text:p>0,0146263605</text:p>
          </table:table-cell>
          <table:table-cell table:formula="of:=[.G13]/[.C13]" office:value-type="float" office:value="1.60369781916435">
            <text:p>1,6036978192</text:p>
          </table:table-cell>
          <table:table-cell table:formula="of:=ROUND([.H13] * 10) /10" office:value-type="float" office:value="1.6">
            <text:p>1,6</text:p>
          </table:table-cell>
          <table:table-cell table:formula="of:=[.I13]*10" office:value-type="float" office:value="16">
            <text:p>16</text:p>
          </table:table-cell>
          <table:table-cell/>
          <table:table-cell table:formula="of:=ROUND([.G13] * 100 ;[.$N$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</text:p>
          </table:table-cell>
          <table:table-cell office:value-type="float" office:value="327710">
            <text:p>327710</text:p>
          </table:table-cell>
          <table:table-cell table:formula="of:=[.B14]/[.$B$1]" office:value-type="float" office:value="0.052474546938467">
            <text:p>0,0524745469</text:p>
          </table:table-cell>
          <table:table-cell/>
          <table:table-cell office:value-type="string">
            <text:p>l</text:p>
          </table:table-cell>
          <table:table-cell office:value-type="float" office:value="237288">
            <text:p>237288</text:p>
          </table:table-cell>
          <table:table-cell table:formula="of:=[.F14]/[.$F$1]" office:value-type="float" office:value="0.0492054871558474">
            <text:p>0,0492054872</text:p>
          </table:table-cell>
          <table:table-cell table:formula="of:=[.G14]/[.C14]" office:value-type="float" office:value="0.937701991282498">
            <text:p>0,9377019913</text:p>
          </table:table-cell>
          <table:table-cell table:formula="of:=ROUND([.H14] * 10) /10" office:value-type="float" office:value="0.9">
            <text:p>0,9</text:p>
          </table:table-cell>
          <table:table-cell table:formula="of:=[.I14]*10" office:value-type="float" office:value="9">
            <text:p>9</text:p>
          </table:table-cell>
          <table:table-cell/>
          <table:table-cell table:formula="of:=ROUND([.G14] * 100 ;[.$N$1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office:value-type="float" office:value="184323">
            <text:p>184323</text:p>
          </table:table-cell>
          <table:table-cell table:formula="of:=[.B15]/[.$B$1]" office:value-type="float" office:value="0.0295147109192245">
            <text:p>0,0295147109</text:p>
          </table:table-cell>
          <table:table-cell/>
          <table:table-cell office:value-type="string">
            <text:p>m</text:p>
          </table:table-cell>
          <table:table-cell office:value-type="float" office:value="150620">
            <text:p>150620</text:p>
          </table:table-cell>
          <table:table-cell table:formula="of:=[.F15]/[.$F$1]" office:value-type="float" office:value="0.0312334819940905">
            <text:p>0,031233482</text:p>
          </table:table-cell>
          <table:table-cell table:formula="of:=[.G15]/[.C15]" office:value-type="float" office:value="1.05823438622082">
            <text:p>1,0582343862</text:p>
          </table:table-cell>
          <table:table-cell table:formula="of:=ROUND([.H15] * 10) /10" office:value-type="float" office:value="1.1">
            <text:p>1,1</text:p>
          </table:table-cell>
          <table:table-cell table:formula="of:=[.I15]*10" office:value-type="float" office:value="11">
            <text:p>11</text:p>
          </table:table-cell>
          <table:table-cell/>
          <table:table-cell table:formula="of:=ROUND([.G15] * 100 ;[.$N$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425831">
            <text:p>425831</text:p>
          </table:table-cell>
          <table:table-cell table:formula="of:=[.B16]/[.$B$1]" office:value-type="float" office:value="0.0681861670298567">
            <text:p>0,068186167</text:p>
          </table:table-cell>
          <table:table-cell/>
          <table:table-cell office:value-type="string">
            <text:p>n</text:p>
          </table:table-cell>
          <table:table-cell office:value-type="float" office:value="303788">
            <text:p>303788</text:p>
          </table:table-cell>
          <table:table-cell table:formula="of:=[.F16]/[.$F$1]" office:value-type="float" office:value="0.0629953328111855">
            <text:p>0,0629953328</text:p>
          </table:table-cell>
          <table:table-cell table:formula="of:=[.G16]/[.C16]" office:value-type="float" office:value="0.923872620433433">
            <text:p>0,9238726204</text:p>
          </table:table-cell>
          <table:table-cell table:formula="of:=ROUND([.H16] * 10) /10" office:value-type="float" office:value="0.9">
            <text:p>0,9</text:p>
          </table:table-cell>
          <table:table-cell table:formula="of:=[.I16]*10" office:value-type="float" office:value="9">
            <text:p>9</text:p>
          </table:table-cell>
          <table:table-cell/>
          <table:table-cell table:formula="of:=ROUND([.G16] * 100 ;[.$N$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o</text:p>
          </table:table-cell>
          <table:table-cell office:value-type="float" office:value="419897">
            <text:p>419897</text:p>
          </table:table-cell>
          <table:table-cell table:formula="of:=[.B17]/[.$B$1]" office:value-type="float" office:value="0.0672359855842711">
            <text:p>0,0672359856</text:p>
          </table:table-cell>
          <table:table-cell/>
          <table:table-cell office:value-type="string">
            <text:p>o</text:p>
          </table:table-cell>
          <table:table-cell office:value-type="float" office:value="299516">
            <text:p>299516</text:p>
          </table:table-cell>
          <table:table-cell table:formula="of:=[.F17]/[.$F$1]" office:value-type="float" office:value="0.0621094648316426">
            <text:p>0,0621094648</text:p>
          </table:table-cell>
          <table:table-cell table:formula="of:=[.G17]/[.C17]" office:value-type="float" office:value="0.923753318880064">
            <text:p>0,9237533189</text:p>
          </table:table-cell>
          <table:table-cell table:formula="of:=ROUND([.H17] * 10) /10" office:value-type="float" office:value="0.9">
            <text:p>0,9</text:p>
          </table:table-cell>
          <table:table-cell table:formula="of:=[.I17]*10" office:value-type="float" office:value="9">
            <text:p>9</text:p>
          </table:table-cell>
          <table:table-cell/>
          <table:table-cell table:formula="of:=ROUND([.G17] * 100 ;[.$N$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182169">
            <text:p>182169</text:p>
          </table:table-cell>
          <table:table-cell table:formula="of:=[.B18]/[.$B$1]" office:value-type="float" office:value="0.0291698017797248">
            <text:p>0,0291698018</text:p>
          </table:table-cell>
          <table:table-cell/>
          <table:table-cell office:value-type="string">
            <text:p>p</text:p>
          </table:table-cell>
          <table:table-cell office:value-type="float" office:value="151052">
            <text:p>151052</text:p>
          </table:table-cell>
          <table:table-cell table:formula="of:=[.F18]/[.$F$1]" office:value-type="float" office:value="0.0313230641493252">
            <text:p>0,0313230641</text:p>
          </table:table-cell>
          <table:table-cell table:formula="of:=[.G18]/[.C18]" office:value-type="float" office:value="1.07381820369781">
            <text:p>1,0738182037</text:p>
          </table:table-cell>
          <table:table-cell table:formula="of:=ROUND([.H18] * 10) /10" office:value-type="float" office:value="1.1">
            <text:p>1,1</text:p>
          </table:table-cell>
          <table:table-cell table:formula="of:=[.I18]*10" office:value-type="float" office:value="11">
            <text:p>11</text:p>
          </table:table-cell>
          <table:table-cell/>
          <table:table-cell table:formula="of:=ROUND([.G18] * 100 ;[.$N$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q</text:p>
          </table:table-cell>
          <table:table-cell office:value-type="float" office:value="9899">
            <text:p>9899</text:p>
          </table:table-cell>
          <table:table-cell table:formula="of:=[.B19]/[.$B$1]" office:value-type="float" office:value="0.001585076867181">
            <text:p>0,0015850769</text:p>
          </table:table-cell>
          <table:table-cell/>
          <table:table-cell office:value-type="string">
            <text:p>q</text:p>
          </table:table-cell>
          <table:table-cell office:value-type="float" office:value="46276">
            <text:p>46276</text:p>
          </table:table-cell>
          <table:table-cell table:formula="of:=[.F19]/[.$F$1]" office:value-type="float" office:value="0.00959607364731464">
            <text:p>0,0095960736</text:p>
          </table:table-cell>
          <table:table-cell table:formula="of:=[.G19]/[.C19]" office:value-type="float" office:value="6.05401154101814">
            <text:p>6,054011541</text:p>
          </table:table-cell>
          <table:table-cell table:formula="of:=ROUND([.H19] * 10) /10" office:value-type="float" office:value="6.1">
            <text:p>6,1</text:p>
          </table:table-cell>
          <table:table-cell table:formula="of:=[.I19]*10" office:value-type="float" office:value="61">
            <text:p>61</text:p>
          </table:table-cell>
          <table:table-cell/>
          <table:table-cell table:formula="of:=ROUND([.G19] * 100 ;[.$N$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418742">
            <text:p>418742</text:p>
          </table:table-cell>
          <table:table-cell table:formula="of:=[.B20]/[.$B$1]" office:value-type="float" office:value="0.0670510412685227">
            <text:p>0,0670510413</text:p>
          </table:table-cell>
          <table:table-cell/>
          <table:table-cell office:value-type="string">
            <text:p>r</text:p>
          </table:table-cell>
          <table:table-cell office:value-type="float" office:value="294770">
            <text:p>294770</text:p>
          </table:table-cell>
          <table:table-cell table:formula="of:=[.F20]/[.$F$1]" office:value-type="float" office:value="0.0611253053206616">
            <text:p>0,0611253053</text:p>
          </table:table-cell>
          <table:table-cell table:formula="of:=[.G20]/[.C20]" office:value-type="float" office:value="0.911623505977633">
            <text:p>0,911623506</text:p>
          </table:table-cell>
          <table:table-cell table:formula="of:=ROUND([.H20] * 10) /10" office:value-type="float" office:value="0.9">
            <text:p>0,9</text:p>
          </table:table-cell>
          <table:table-cell table:formula="of:=[.I20]*10" office:value-type="float" office:value="9">
            <text:p>9</text:p>
          </table:table-cell>
          <table:table-cell/>
          <table:table-cell table:formula="of:=ROUND([.G20] * 100 ;[.$N$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608862">
            <text:p>608862</text:p>
          </table:table-cell>
          <table:table-cell table:formula="of:=[.B21]/[.$B$1]" office:value-type="float" office:value="0.0974939965153609">
            <text:p>0,0974939965</text:p>
          </table:table-cell>
          <table:table-cell/>
          <table:table-cell office:value-type="string">
            <text:p>s</text:p>
          </table:table-cell>
          <table:table-cell office:value-type="float" office:value="387134">
            <text:p>387134</text:p>
          </table:table-cell>
          <table:table-cell table:formula="of:=[.F21]/[.$F$1]" office:value-type="float" office:value="0.0802784677884758">
            <text:p>0,0802784678</text:p>
          </table:table-cell>
          <table:table-cell table:formula="of:=[.G21]/[.C21]" office:value-type="float" office:value="0.823419601799044">
            <text:p>0,8234196018</text:p>
          </table:table-cell>
          <table:table-cell table:formula="of:=ROUND([.H21] * 10) /10" office:value-type="float" office:value="0.8">
            <text:p>0,8</text:p>
          </table:table-cell>
          <table:table-cell table:formula="of:=[.I21]*10" office:value-type="float" office:value="8">
            <text:p>8</text:p>
          </table:table-cell>
          <table:table-cell/>
          <table:table-cell table:formula="of:=ROUND([.G21] * 100 ;[.$N$1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380045">
            <text:p>380045</text:p>
          </table:table-cell>
          <table:table-cell table:formula="of:=[.B22]/[.$B$1]" office:value-type="float" office:value="0.0608546861286799">
            <text:p>0,0608546861</text:p>
          </table:table-cell>
          <table:table-cell/>
          <table:table-cell office:value-type="string">
            <text:p>t</text:p>
          </table:table-cell>
          <table:table-cell office:value-type="float" office:value="277000">
            <text:p>277000</text:p>
          </table:table-cell>
          <table:table-cell table:formula="of:=[.F22]/[.$F$1]" office:value-type="float" office:value="0.0574404097222352">
            <text:p>0,0574404097</text:p>
          </table:table-cell>
          <table:table-cell table:formula="of:=[.G22]/[.C22]" office:value-type="float" office:value="0.943894601654421">
            <text:p>0,9438946017</text:p>
          </table:table-cell>
          <table:table-cell table:formula="of:=ROUND([.H22] * 10) /10" office:value-type="float" office:value="0.9">
            <text:p>0,9</text:p>
          </table:table-cell>
          <table:table-cell table:formula="of:=[.I22]*10" office:value-type="float" office:value="9">
            <text:p>9</text:p>
          </table:table-cell>
          <table:table-cell/>
          <table:table-cell table:formula="of:=ROUND([.G22] * 100 ;[.$N$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209265">
            <text:p>209265</text:p>
          </table:table-cell>
          <table:table-cell table:formula="of:=[.B23]/[.$B$1]" office:value-type="float" office:value="0.0335085473896991">
            <text:p>0,0335085474</text:p>
          </table:table-cell>
          <table:table-cell/>
          <table:table-cell office:value-type="string">
            <text:p>u</text:p>
          </table:table-cell>
          <table:table-cell office:value-type="float" office:value="164802">
            <text:p>164802</text:p>
          </table:table-cell>
          <table:table-cell table:formula="of:=[.F23]/[.$F$1]" office:value-type="float" office:value="0.0341743480254289">
            <text:p>0,034174348</text:p>
          </table:table-cell>
          <table:table-cell table:formula="of:=[.G23]/[.C23]" office:value-type="float" office:value="1.01986957620056">
            <text:p>1,0198695762</text:p>
          </table:table-cell>
          <table:table-cell table:formula="of:=ROUND([.H23] * 10) /10" office:value-type="float" office:value="1">
            <text:p>1</text:p>
          </table:table-cell>
          <table:table-cell table:formula="of:=[.I23]*10" office:value-type="float" office:value="10">
            <text:p>10</text:p>
          </table:table-cell>
          <table:table-cell/>
          <table:table-cell table:formula="of:=ROUND([.G23] * 100 ;[.$N$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office:value-type="float" office:value="56808">
            <text:p>56808</text:p>
          </table:table-cell>
          <table:table-cell table:formula="of:=[.B24]/[.$B$1]" office:value-type="float" office:value="0.00909637808574787">
            <text:p>0,0090963781</text:p>
          </table:table-cell>
          <table:table-cell/>
          <table:table-cell office:value-type="string">
            <text:p>v</text:p>
          </table:table-cell>
          <table:table-cell office:value-type="float" office:value="74186">
            <text:p>74186</text:p>
          </table:table-cell>
          <table:table-cell table:formula="of:=[.F24]/[.$F$1]" office:value-type="float" office:value="0.015383661500555">
            <text:p>0,0153836615</text:p>
          </table:table-cell>
          <table:table-cell table:formula="of:=[.G24]/[.C24]" office:value-type="float" office:value="1.69118536581697">
            <text:p>1,6911853658</text:p>
          </table:table-cell>
          <table:table-cell table:formula="of:=ROUND([.H24] * 10) /10" office:value-type="float" office:value="1.7">
            <text:p>1,7</text:p>
          </table:table-cell>
          <table:table-cell table:formula="of:=[.I24]*10" office:value-type="float" office:value="17">
            <text:p>17</text:p>
          </table:table-cell>
          <table:table-cell/>
          <table:table-cell table:formula="of:=ROUND([.G24] * 100 ;[.$N$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44154">
            <text:p>44154</text:p>
          </table:table-cell>
          <table:table-cell table:formula="of:=[.B25]/[.$B$1]" office:value-type="float" office:value="0.00707015698489846">
            <text:p>0,007070157</text:p>
          </table:table-cell>
          <table:table-cell/>
          <table:table-cell office:value-type="string">
            <text:p>w</text:p>
          </table:table-cell>
          <table:table-cell office:value-type="float" office:value="63606">
            <text:p>63606</text:p>
          </table:table-cell>
          <table:table-cell table:formula="of:=[.F25]/[.$F$1]" office:value-type="float" office:value="0.0131897281617057">
            <text:p>0,0131897282</text:p>
          </table:table-cell>
          <table:table-cell table:formula="of:=[.G25]/[.C25]" office:value-type="float" office:value="1.86554954718522">
            <text:p>1,8655495472</text:p>
          </table:table-cell>
          <table:table-cell table:formula="of:=ROUND([.H25] * 10) /10" office:value-type="float" office:value="1.9">
            <text:p>1,9</text:p>
          </table:table-cell>
          <table:table-cell table:formula="of:=[.I25]*10" office:value-type="float" office:value="19">
            <text:p>19</text:p>
          </table:table-cell>
          <table:table-cell/>
          <table:table-cell table:formula="of:=ROUND([.G25] * 100 ;[.$N$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16912">
            <text:p>16912</text:p>
          </table:table-cell>
          <table:table-cell table:formula="of:=[.B26]/[.$B$1]" office:value-type="float" office:value="0.00270803313241388">
            <text:p>0,0027080331</text:p>
          </table:table-cell>
          <table:table-cell/>
          <table:table-cell office:value-type="string">
            <text:p>x</text:p>
          </table:table-cell>
          <table:table-cell office:value-type="float" office:value="50601">
            <text:p>50601</text:p>
          </table:table-cell>
          <table:table-cell table:formula="of:=[.F26]/[.$F$1]" office:value-type="float" office:value="0.0104929320301618">
            <text:p>0,010492932</text:p>
          </table:table-cell>
          <table:table-cell table:formula="of:=[.G26]/[.C26]" office:value-type="float" office:value="3.87474285471856">
            <text:p>3,8747428547</text:p>
          </table:table-cell>
          <table:table-cell table:formula="of:=ROUND([.H26] * 10) /10" office:value-type="float" office:value="3.9">
            <text:p>3,9</text:p>
          </table:table-cell>
          <table:table-cell table:formula="of:=[.I26]*10" office:value-type="float" office:value="39">
            <text:p>39</text:p>
          </table:table-cell>
          <table:table-cell/>
          <table:table-cell table:formula="of:=ROUND([.G26] * 100 ;[.$N$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float" office:value="110096">
            <text:p>110096</text:p>
          </table:table-cell>
          <table:table-cell table:formula="of:=[.B27]/[.$B$1]" office:value-type="float" office:value="0.0176291163520718">
            <text:p>0,0176291164</text:p>
          </table:table-cell>
          <table:table-cell/>
          <table:table-cell office:value-type="string">
            <text:p>y</text:p>
          </table:table-cell>
          <table:table-cell office:value-type="float" office:value="104619">
            <text:p>104619</text:p>
          </table:table-cell>
          <table:table-cell table:formula="of:=[.F27]/[.$F$1]" office:value-type="float" office:value="0.0216944340242979">
            <text:p>0,021694434</text:p>
          </table:table-cell>
          <table:table-cell table:formula="of:=[.G27]/[.C27]" office:value-type="float" office:value="1.23060246418694">
            <text:p>1,2306024642</text:p>
          </table:table-cell>
          <table:table-cell table:formula="of:=ROUND([.H27] * 10) /10" office:value-type="float" office:value="1.2">
            <text:p>1,2</text:p>
          </table:table-cell>
          <table:table-cell table:formula="of:=[.I27]*10" office:value-type="float" office:value="12">
            <text:p>12</text:p>
          </table:table-cell>
          <table:table-cell/>
          <table:table-cell table:formula="of:=ROUND([.G27] * 100 ;[.$N$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float" office:value="19615">
            <text:p>19615</text:p>
          </table:table-cell>
          <table:table-cell table:formula="of:=[.B28]/[.$B$1]" office:value-type="float" office:value="0.0031408508687499">
            <text:p>0,0031408509</text:p>
          </table:table-cell>
          <table:table-cell/>
          <table:table-cell office:value-type="string">
            <text:p>z</text:p>
          </table:table-cell>
          <table:table-cell office:value-type="float" office:value="51974">
            <text:p>51974</text:p>
          </table:table-cell>
          <table:table-cell table:formula="of:=[.F28]/[.$F$1]" office:value-type="float" office:value="0.010777645685572">
            <text:p>0,0107776457</text:p>
          </table:table-cell>
          <table:table-cell table:formula="of:=[.G28]/[.C28]" office:value-type="float" office:value="3.43144139468859">
            <text:p>3,4314413947</text:p>
          </table:table-cell>
          <table:table-cell table:formula="of:=ROUND([.H28] * 10) /10" office:value-type="float" office:value="3.4">
            <text:p>3,4</text:p>
          </table:table-cell>
          <table:table-cell table:formula="of:=[.I28]*10" office:value-type="float" office:value="34">
            <text:p>34</text:p>
          </table:table-cell>
          <table:table-cell/>
          <table:table-cell table:formula="of:=ROUND([.G28] * 100 ;[.$N$1])" office:value-type="float" office:value="1">
            <text:p>1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MISSE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p</text:p>
          </table:table-cell>
          <table:table-cell office:value-type="string">
            <text:p>0.003/0.5</text:p>
          </table:table-cell>
          <table:table-cell table:number-columns-repeated="9"/>
        </table:table-row>
        <table:table-row table:style-name="ro1" table:number-rows-repeated="104854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Лист5" table:style-name="ta1" table:print="false">
        <table:table-column table:style-name="co1" table:number-columns-repeated="9" table:default-cell-style-name="Default"/>
        <table:table-row table:style-name="ro3">
          <table:table-cell office:value-type="string">
            <text:p>n</text:p>
          </table:table-cell>
          <table:table-cell/>
          <table:table-cell office:value-type="string">
            <text:p>p</text:p>
          </table:table-cell>
          <table:table-cell office:value-type="string">
            <text:p>id</text:p>
          </table:table-cell>
          <table:table-cell office:value-type="string">
            <text:p>balls</text:p>
          </table:table-cell>
          <table:table-cell/>
          <table:table-cell office:value-type="string">
            <text:p>plot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1604053">
            <text:p>0,0001604053</text:p>
          </table:table-cell>
          <table:table-cell table:formula="of:=[.B2]/[.$H$28]" office:value-type="float" office:value="0.000217076797486072">
            <text:p>0,0002170768</text:p>
          </table:table-cell>
          <table:table-cell office:value-type="float" office:value="3.0822282514">
            <text:p>3,0822282514</text:p>
          </table:table-cell>
          <table:table-cell table:formula="of:=[.D2]/([.D2]+1)" office:value-type="float" office:value="0.755035745574234">
            <text:p>0,7550357456</text:p>
          </table:table-cell>
          <table:table-cell table:formula="of:=[.E2]*[.C2]" office:value-type="float" office:value="0.000163900741636763">
            <text:p>0,0001639007</text:p>
          </table:table-cell>
          <table:table-cell table:formula="of:=[.F2]/[.$I$28]" office:value-type="float" office:value="0.000385471481168629">
            <text:p>0,000385471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7555535">
            <text:p>0,0017555535</text:p>
          </table:table-cell>
          <table:table-cell table:formula="of:=[.B3]/[.$H$28]" office:value-type="float" office:value="0.00237579388957512">
            <text:p>0,0023757939</text:p>
          </table:table-cell>
          <table:table-cell office:value-type="float" office:value="0.9011868463">
            <text:p>0,9011868463</text:p>
          </table:table-cell>
          <table:table-cell table:formula="of:=[.D3]/([.D3]+1)" office:value-type="float" office:value="0.47401277157679">
            <text:p>0,4740127716</text:p>
          </table:table-cell>
          <table:table-cell table:formula="of:=[.E3]*[.C3]" office:value-type="float" office:value="0.00112615664629271">
            <text:p>0,0011261566</text:p>
          </table:table-cell>
          <table:table-cell table:formula="of:=[.F3]/[.$I$28]" office:value-type="float" office:value="0.00264856196585371">
            <text:p>0,00264856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10898397">
            <text:p>0,0110898397</text:p>
          </table:table-cell>
          <table:table-cell table:formula="of:=[.B4]/[.$H$28]" office:value-type="float" office:value="0.0150079011523304">
            <text:p>0,0150079012</text:p>
          </table:table-cell>
          <table:table-cell office:value-type="float" office:value="1.3287818645">
            <text:p>1,3287818645</text:p>
          </table:table-cell>
          <table:table-cell table:formula="of:=[.D4]/([.D4]+1)" office:value-type="float" office:value="0.570590953474853">
            <text:p>0,5705909535</text:p>
          </table:table-cell>
          <table:table-cell table:formula="of:=[.E4]*[.C4]" office:value-type="float" office:value="0.00856337262816453">
            <text:p>0,0085633726</text:p>
          </table:table-cell>
          <table:table-cell table:formula="of:=[.F4]/[.$I$28]" office:value-type="float" office:value="0.0201398474333509">
            <text:p>0,020139847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57499957">
            <text:p>0,0257499957</text:p>
          </table:table-cell>
          <table:table-cell table:formula="of:=[.B5]/[.$H$28]" office:value-type="float" office:value="0.0348475181420821">
            <text:p>0,0348475181</text:p>
          </table:table-cell>
          <table:table-cell office:value-type="float" office:value="1.4568726228">
            <text:p>1,4568726228</text:p>
          </table:table-cell>
          <table:table-cell table:formula="of:=[.D5]/([.D5]+1)" office:value-type="float" office:value="0.592978491957658">
            <text:p>0,592978492</text:p>
          </table:table-cell>
          <table:table-cell table:formula="of:=[.E5]*[.C5]" office:value-type="float" office:value="0.020663828756359">
            <text:p>0,0206638288</text:p>
          </table:table-cell>
          <table:table-cell table:formula="of:=[.F5]/[.$I$28]" office:value-type="float" office:value="0.0485984175409123">
            <text:p>0,04859841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69865792">
            <text:p>0,0469865792</text:p>
          </table:table-cell>
          <table:table-cell table:formula="of:=[.B6]/[.$H$28]" office:value-type="float" office:value="0.0635870269720619">
            <text:p>0,063587027</text:p>
          </table:table-cell>
          <table:table-cell office:value-type="float" office:value="1.1208337034">
            <text:p>1,1208337034</text:p>
          </table:table-cell>
          <table:table-cell table:formula="of:=[.D6]/([.D6]+1)" office:value-type="float" office:value="0.528487312137271">
            <text:p>0,5284873121</text:p>
          </table:table-cell>
          <table:table-cell table:formula="of:=[.E6]*[.C6]" office:value-type="float" office:value="0.0336049369712651">
            <text:p>0,033604937</text:p>
          </table:table-cell>
          <table:table-cell table:formula="of:=[.F6]/[.$I$28]" office:value-type="float" office:value="0.0790340830647373">
            <text:p>0,079034083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34476507">
            <text:p>0,0734476507</text:p>
          </table:table-cell>
          <table:table-cell table:formula="of:=[.B7]/[.$H$28]" office:value-type="float" office:value="0.0993968453463299">
            <text:p>0,0993968453</text:p>
          </table:table-cell>
          <table:table-cell office:value-type="float" office:value="0.8427316135">
            <text:p>0,8427316135</text:p>
          </table:table-cell>
          <table:table-cell table:formula="of:=[.D7]/([.D7]+1)" office:value-type="float" office:value="0.457327376014">
            <text:p>0,457327376</text:p>
          </table:table-cell>
          <table:table-cell table:formula="of:=[.E7]*[.C7]" office:value-type="float" office:value="0.0454568984663065">
            <text:p>0,0454568985</text:p>
          </table:table-cell>
          <table:table-cell table:formula="of:=[.F7]/[.$I$28]" office:value-type="float" office:value="0.106908228761845">
            <text:p>0,106908228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50661432">
            <text:p>0,0950661432</text:p>
          </table:table-cell>
          <table:table-cell table:formula="of:=[.B8]/[.$H$28]" office:value-type="float" office:value="0.128653192352175">
            <text:p>0,1286531924</text:p>
          </table:table-cell>
          <table:table-cell office:value-type="float" office:value="0.696964702">
            <text:p>0,696964702</text:p>
          </table:table-cell>
          <table:table-cell table:formula="of:=[.D8]/([.D8]+1)" office:value-type="float" office:value="0.410712551167726">
            <text:p>0,4107125512</text:p>
          </table:table-cell>
          <table:table-cell table:formula="of:=[.E8]*[.C8]" office:value-type="float" office:value="0.0528394808468339">
            <text:p>0,0528394808</text:p>
          </table:table-cell>
          <table:table-cell table:formula="of:=[.F8]/[.$I$28]" office:value-type="float" office:value="0.124271023686704">
            <text:p>0,124271023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085191143">
            <text:p>0,1085191143</text:p>
          </table:table-cell>
          <table:table-cell table:formula="of:=[.B9]/[.$H$28]" office:value-type="float" office:value="0.146859123721404">
            <text:p>0,1468591237</text:p>
          </table:table-cell>
          <table:table-cell office:value-type="float" office:value="0.6107670443">
            <text:p>0,6107670443</text:p>
          </table:table-cell>
          <table:table-cell table:formula="of:=[.D9]/([.D9]+1)" office:value-type="float" office:value="0.379177762831263">
            <text:p>0,3791777628</text:p>
          </table:table-cell>
          <table:table-cell table:formula="of:=[.E9]*[.C9]" office:value-type="float" office:value="0.0556857139840418">
            <text:p>0,055685714</text:p>
          </table:table-cell>
          <table:table-cell table:formula="of:=[.F9]/[.$I$28]" office:value-type="float" office:value="0.13096496352001">
            <text:p>0,130964963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09009775">
            <text:p>0,109009775</text:p>
          </table:table-cell>
          <table:table-cell table:formula="of:=[.B10]/[.$H$28]" office:value-type="float" office:value="0.147523135779661">
            <text:p>0,1475231358</text:p>
          </table:table-cell>
          <table:table-cell office:value-type="float" office:value="0.5775310721">
            <text:p>0,5775310721</text:p>
          </table:table-cell>
          <table:table-cell table:formula="of:=[.D10]/([.D10]+1)" office:value-type="float" office:value="0.366098064446486">
            <text:p>0,3660980644</text:p>
          </table:table-cell>
          <table:table-cell table:formula="of:=[.E10]*[.C10]" office:value-type="float" office:value="0.0540079344700101">
            <text:p>0,0540079345</text:p>
          </table:table-cell>
          <table:table-cell table:formula="of:=[.F10]/[.$I$28]" office:value-type="float" office:value="0.127019062190402">
            <text:p>0,127019062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044857996">
            <text:p>0,1044857996</text:p>
          </table:table-cell>
          <table:table-cell table:formula="of:=[.B11]/[.$H$28]" office:value-type="float" office:value="0.141400831268914">
            <text:p>0,1414008313</text:p>
          </table:table-cell>
          <table:table-cell office:value-type="float" office:value="0.6555150265">
            <text:p>0,6555150265</text:p>
          </table:table-cell>
          <table:table-cell table:formula="of:=[.D11]/([.D11]+1)" office:value-type="float" office:value="0.395958367038114">
            <text:p>0,395958367</text:p>
          </table:table-cell>
          <table:table-cell table:formula="of:=[.E11]*[.C11]" office:value-type="float" office:value="0.055988842247071">
            <text:p>0,0559888422</text:p>
          </table:table-cell>
          <table:table-cell table:formula="of:=[.F11]/[.$I$28]" office:value-type="float" office:value="0.131677878540205">
            <text:p>0,131677878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96383466">
            <text:p>0,0896383466</text:p>
          </table:table-cell>
          <table:table-cell table:formula="of:=[.B12]/[.$H$28]" office:value-type="float" office:value="0.121307744892934">
            <text:p>0,1213077449</text:p>
          </table:table-cell>
          <table:table-cell office:value-type="float" office:value="0.7380934504">
            <text:p>0,7380934504</text:p>
          </table:table-cell>
          <table:table-cell table:formula="of:=[.D12]/([.D12]+1)" office:value-type="float" office:value="0.424656942484961">
            <text:p>0,4246569425</text:p>
          </table:table-cell>
          <table:table-cell table:formula="of:=[.E12]*[.C12]" office:value-type="float" office:value="0.0515141760459789">
            <text:p>0,051514176</text:p>
          </table:table-cell>
          <table:table-cell table:formula="of:=[.F12]/[.$I$28]" office:value-type="float" office:value="0.121154093284292">
            <text:p>0,121154093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730242155">
            <text:p>0,0730242155</text:p>
          </table:table-cell>
          <table:table-cell table:formula="of:=[.B13]/[.$H$28]" office:value-type="float" office:value="0.0988238096850464">
            <text:p>0,0988238097</text:p>
          </table:table-cell>
          <table:table-cell office:value-type="float" office:value="0.8560711822">
            <text:p>0,8560711822</text:p>
          </table:table-cell>
          <table:table-cell table:formula="of:=[.D13]/([.D13]+1)" office:value-type="float" office:value="0.461227559810125">
            <text:p>0,4612275598</text:p>
          </table:table-cell>
          <table:table-cell table:formula="of:=[.E13]*[.C13]" office:value-type="float" office:value="0.0455802645921742">
            <text:p>0,0455802646</text:p>
          </table:table-cell>
          <table:table-cell table:formula="of:=[.F13]/[.$I$28]" office:value-type="float" office:value="0.107198368530521">
            <text:p>0,1071983685</text:p>
          </table:table-cell>
          <table:table-cell table:number-columns-repeated="2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7"/>
          <table:table-cell table:formula="of:=SUM([.B2:.B13])" office:value-type="float" office:value="0.7389334183">
            <text:p>0,7389334183</text:p>
          </table:table-cell>
          <table:table-cell table:formula="of:=SUM([.F2:.F13])" office:value-type="float" office:value="0.425195506396134">
            <text:p>0,4251955064</text:p>
          </table:table-cell>
        </table:table-row>
      </table:table>
      <table:table table:name="Лист4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0.0001211117">
            <text:p>0,0001211117</text:p>
          </table:table-cell>
          <table:table-cell table:formula="of:=[.A2]/[.$C$38]" office:value-type="float" office:value="0.000243844188477626">
            <text:p>0,0002438442</text:p>
          </table:table-cell>
          <table:table-cell/>
        </table:table-row>
        <table:table-row table:style-name="ro1">
          <table:table-cell office:value-type="float" office:value="0.000513097">
            <text:p>0,000513097</text:p>
          </table:table-cell>
          <table:table-cell table:formula="of:=[.A3]/[.$C$38]" office:value-type="float" office:value="0.00103306056785021">
            <text:p>0,0010330606</text:p>
          </table:table-cell>
          <table:table-cell/>
        </table:table-row>
        <table:table-row table:style-name="ro1">
          <table:table-cell office:value-type="float" office:value="0.0005677926">
            <text:p>0,0005677926</text:p>
          </table:table-cell>
          <table:table-cell table:formula="of:=[.A4]/[.$C$38]" office:value-type="float" office:value="0.00114318373675377">
            <text:p>0,0011431837</text:p>
          </table:table-cell>
          <table:table-cell/>
        </table:table-row>
        <table:table-row table:style-name="ro1">
          <table:table-cell office:value-type="float" office:value="0.0006615565">
            <text:p>0,0006615565</text:p>
          </table:table-cell>
          <table:table-cell table:formula="of:=[.A5]/[.$C$38]" office:value-type="float" office:value="0.00133196634077961">
            <text:p>0,0013319663</text:p>
          </table:table-cell>
          <table:table-cell/>
        </table:table-row>
        <table:table-row table:style-name="ro1">
          <table:table-cell office:value-type="float" office:value="0.0007930865">
            <text:p>0,0007930865</text:p>
          </table:table-cell>
          <table:table-cell table:formula="of:=[.A6]/[.$C$38]" office:value-type="float" office:value="0.00159678655311634">
            <text:p>0,0015967866</text:p>
          </table:table-cell>
          <table:table-cell/>
        </table:table-row>
        <table:table-row table:style-name="ro1">
          <table:table-cell office:value-type="float" office:value="0.0008321548">
            <text:p>0,0008321548</text:p>
          </table:table-cell>
          <table:table-cell table:formula="of:=[.A7]/[.$C$38]" office:value-type="float" office:value="0.00167544598823863">
            <text:p>0,001675446</text:p>
          </table:table-cell>
          <table:table-cell/>
        </table:table-row>
        <table:table-row table:style-name="ro1">
          <table:table-cell office:value-type="float" office:value="0.0024899529">
            <text:p>0,0024899529</text:p>
          </table:table-cell>
          <table:table-cell table:formula="of:=[.A8]/[.$C$38]" office:value-type="float" office:value="0.00501322782396755">
            <text:p>0,0050132278</text:p>
          </table:table-cell>
          <table:table-cell/>
        </table:table-row>
        <table:table-row table:style-name="ro1">
          <table:table-cell office:value-type="float" office:value="0.0028233358">
            <text:p>0,0028233358</text:p>
          </table:table-cell>
          <table:table-cell table:formula="of:=[.A9]/[.$C$38]" office:value-type="float" office:value="0.00568445515132583">
            <text:p>0,0056844552</text:p>
          </table:table-cell>
          <table:table-cell/>
        </table:table-row>
        <table:table-row table:style-name="ro1">
          <table:table-cell office:value-type="float" office:value="0.0030421182">
            <text:p>0,0030421182</text:p>
          </table:table-cell>
          <table:table-cell table:formula="of:=[.A10]/[.$C$38]" office:value-type="float" office:value="0.00612494782694005">
            <text:p>0,0061249478</text:p>
          </table:table-cell>
          <table:table-cell/>
        </table:table-row>
        <table:table-row table:style-name="ro1">
          <table:table-cell office:value-type="float" office:value="0.0036007949">
            <text:p>0,0036007949</text:p>
          </table:table-cell>
          <table:table-cell table:formula="of:=[.A11]/[.$C$38]" office:value-type="float" office:value="0.00724977776932264">
            <text:p>0,0072497778</text:p>
          </table:table-cell>
          <table:table-cell/>
        </table:table-row>
        <table:table-row table:style-name="ro1">
          <table:table-cell office:value-type="float" office:value="0.0037674863">
            <text:p>0,0037674863</text:p>
          </table:table-cell>
          <table:table-cell table:formula="of:=[.A12]/[.$C$38]" office:value-type="float" office:value="0.00758539133233265">
            <text:p>0,0075853913</text:p>
          </table:table-cell>
          <table:table-cell/>
        </table:table-row>
        <table:table-row table:style-name="ro1">
          <table:table-cell office:value-type="float" office:value="0.004279281">
            <text:p>0,004279281</text:p>
          </table:table-cell>
          <table:table-cell table:formula="of:=[.A13]/[.$C$38]" office:value-type="float" office:value="0.00861582987203319">
            <text:p>0,0086158299</text:p>
          </table:table-cell>
          <table:table-cell/>
        </table:table-row>
        <table:table-row table:style-name="ro1">
          <table:table-cell office:value-type="float" office:value="0.0048613987">
            <text:p>0,0048613987</text:p>
          </table:table-cell>
          <table:table-cell table:formula="of:=[.A14]/[.$C$38]" office:value-type="float" office:value="0.00978785551575681">
            <text:p>0,0097878555</text:p>
          </table:table-cell>
          <table:table-cell/>
        </table:table-row>
        <table:table-row table:style-name="ro1">
          <table:table-cell office:value-type="float" office:value="0.0054291913">
            <text:p>0,0054291913</text:p>
          </table:table-cell>
          <table:table-cell table:formula="of:=[.A15]/[.$C$38]" office:value-type="float" office:value="0.0109310392525106">
            <text:p>0,0109310393</text:p>
          </table:table-cell>
          <table:table-cell/>
        </table:table-row>
        <table:table-row table:style-name="ro1">
          <table:table-cell office:value-type="float" office:value="0.0063277622">
            <text:p>0,0063277622</text:p>
          </table:table-cell>
          <table:table-cell table:formula="of:=[.A16]/[.$C$38]" office:value-type="float" office:value="0.0127402062603233">
            <text:p>0,0127402063</text:p>
          </table:table-cell>
          <table:table-cell/>
        </table:table-row>
        <table:table-row table:style-name="ro1">
          <table:table-cell office:value-type="float" office:value="0.0063824578">
            <text:p>0,0063824578</text:p>
          </table:table-cell>
          <table:table-cell table:formula="of:=[.A17]/[.$C$38]" office:value-type="float" office:value="0.0128503294292268">
            <text:p>0,0128503294</text:p>
          </table:table-cell>
          <table:table-cell/>
        </table:table-row>
        <table:table-row table:style-name="ro1">
          <table:table-cell office:value-type="float" office:value="0.0070335961">
            <text:p>0,0070335961</text:p>
          </table:table-cell>
          <table:table-cell table:formula="of:=[.A18]/[.$C$38]" office:value-type="float" office:value="0.0141613199474856">
            <text:p>0,0141613199</text:p>
          </table:table-cell>
          <table:table-cell/>
        </table:table-row>
        <table:table-row table:style-name="ro1">
          <table:table-cell office:value-type="float" office:value="0.0083684297">
            <text:p>0,0083684297</text:p>
          </table:table-cell>
          <table:table-cell table:formula="of:=[.A19]/[.$C$38]" office:value-type="float" office:value="0.0168488506810536">
            <text:p>0,0168488507</text:p>
          </table:table-cell>
          <table:table-cell/>
        </table:table-row>
        <table:table-row table:style-name="ro1">
          <table:table-cell office:value-type="float" office:value="0.0100197165">
            <text:p>0,0100197165</text:p>
          </table:table-cell>
          <table:table-cell table:formula="of:=[.A20]/[.$C$38]" office:value-type="float" office:value="0.0201735227787107">
            <text:p>0,0201735228</text:p>
          </table:table-cell>
          <table:table-cell/>
        </table:table-row>
        <table:table-row table:style-name="ro1">
          <table:table-cell office:value-type="float" office:value="0.0119796428">
            <text:p>0,0119796428</text:p>
          </table:table-cell>
          <table:table-cell table:formula="of:=[.A21]/[.$C$38]" office:value-type="float" office:value="0.0241196042728971">
            <text:p>0,0241196043</text:p>
          </table:table-cell>
          <table:table-cell/>
        </table:table-row>
        <table:table-row table:style-name="ro1">
          <table:table-cell office:value-type="float" office:value="0.0141166788">
            <text:p>0,0141166788</text:p>
          </table:table-cell>
          <table:table-cell table:formula="of:=[.A22]/[.$C$38]" office:value-type="float" office:value="0.0284222753539526">
            <text:p>0,0284222754</text:p>
          </table:table-cell>
          <table:table-cell/>
        </table:table-row>
        <table:table-row table:style-name="ro1">
          <table:table-cell office:value-type="float" office:value="0.0152691936">
            <text:p>0,0152691936</text:p>
          </table:table-cell>
          <table:table-cell table:formula="of:=[.A23]/[.$C$38]" office:value-type="float" office:value="0.0307427285893911">
            <text:p>0,0307427286</text:p>
          </table:table-cell>
          <table:table-cell/>
        </table:table-row>
        <table:table-row table:style-name="ro1">
          <table:table-cell office:value-type="float" office:value="0.0171262401">
            <text:p>0,0171262401</text:p>
          </table:table-cell>
          <table:table-cell table:formula="of:=[.A24]/[.$C$38]" office:value-type="float" office:value="0.0344816736851805">
            <text:p>0,0344816737</text:p>
          </table:table-cell>
          <table:table-cell/>
        </table:table-row>
        <table:table-row table:style-name="ro1">
          <table:table-cell office:value-type="float" office:value="0.0208715877">
            <text:p>0,0208715877</text:p>
          </table:table-cell>
          <table:table-cell table:formula="of:=[.A25]/[.$C$38]" office:value-type="float" office:value="0.0420224913443218">
            <text:p>0,0420224913</text:p>
          </table:table-cell>
          <table:table-cell/>
        </table:table-row>
        <table:table-row table:style-name="ro1">
          <table:table-cell office:value-type="float" office:value="0.0247185129">
            <text:p>0,0247185129</text:p>
          </table:table-cell>
          <table:table-cell table:formula="of:=[.A26]/[.$C$38]" office:value-type="float" office:value="0.0497678235750487">
            <text:p>0,0497678236</text:p>
          </table:table-cell>
          <table:table-cell/>
        </table:table-row>
        <table:table-row table:style-name="ro1">
          <table:table-cell office:value-type="float" office:value="0.024831811">
            <text:p>0,024831811</text:p>
          </table:table-cell>
          <table:table-cell table:formula="of:=[.A27]/[.$C$38]" office:value-type="float" office:value="0.0499959359973048">
            <text:p>0,049995936</text:p>
          </table:table-cell>
          <table:table-cell/>
        </table:table-row>
        <table:table-row table:style-name="ro1">
          <table:table-cell office:value-type="float" office:value="0.0290394668">
            <text:p>0,0290394668</text:p>
          </table:table-cell>
          <table:table-cell table:formula="of:=[.A28]/[.$C$38]" office:value-type="float" office:value="0.0584675569385035">
            <text:p>0,0584675569</text:p>
          </table:table-cell>
          <table:table-cell/>
        </table:table-row>
        <table:table-row table:style-name="ro1">
          <table:table-cell office:value-type="float" office:value="0.0335896214">
            <text:p>0,0335896214</text:p>
          </table:table-cell>
          <table:table-cell table:formula="of:=[.A29]/[.$C$38]" office:value-type="float" office:value="0.0676287590014316">
            <text:p>0,067628759</text:p>
          </table:table-cell>
          <table:table-cell/>
        </table:table-row>
        <table:table-row table:style-name="ro1">
          <table:table-cell office:value-type="float" office:value="0.0336807807">
            <text:p>0,0336807807</text:p>
          </table:table-cell>
          <table:table-cell table:formula="of:=[.A30]/[.$C$38]" office:value-type="float" office:value="0.0678122975491582">
            <text:p>0,0678122975</text:p>
          </table:table-cell>
          <table:table-cell/>
        </table:table-row>
        <table:table-row table:style-name="ro1">
          <table:table-cell office:value-type="float" office:value="0.0380655462">
            <text:p>0,0380655462</text:p>
          </table:table-cell>
          <table:table-cell table:formula="of:=[.A31]/[.$C$38]" office:value-type="float" office:value="0.076640508077226">
            <text:p>0,0766405081</text:p>
          </table:table-cell>
          <table:table-cell/>
        </table:table-row>
        <table:table-row table:style-name="ro1">
          <table:table-cell office:value-type="float" office:value="0.0390448582">
            <text:p>0,0390448582</text:p>
          </table:table-cell>
          <table:table-cell table:formula="of:=[.A32]/[.$C$38]" office:value-type="float" office:value="0.0786122378102443">
            <text:p>0,0786122378</text:p>
          </table:table-cell>
          <table:table-cell/>
        </table:table-row>
        <table:table-row table:style-name="ro1">
          <table:table-cell office:value-type="float" office:value="0.0399082676">
            <text:p>0,0399082676</text:p>
          </table:table-cell>
          <table:table-cell table:formula="of:=[.A33]/[.$C$38]" office:value-type="float" office:value="0.0803506112660455">
            <text:p>0,0803506113</text:p>
          </table:table-cell>
          <table:table-cell/>
        </table:table-row>
        <table:table-row table:style-name="ro1">
          <table:table-cell office:value-type="float" office:value="0.041148035">
            <text:p>0,041148035</text:p>
          </table:table-cell>
          <table:table-cell table:formula="of:=[.A34]/[.$C$38]" office:value-type="float" office:value="0.082846737367438">
            <text:p>0,0828467374</text:p>
          </table:table-cell>
          <table:table-cell/>
        </table:table-row>
        <table:table-row table:style-name="ro1">
          <table:table-cell office:value-type="float" office:value="0.0413720266">
            <text:p>0,0413720266</text:p>
          </table:table-cell>
          <table:table-cell table:formula="of:=[.A35]/[.$C$38]" office:value-type="float" office:value="0.0832977181556509">
            <text:p>0,083297718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A2:.A35])" office:value-type="float" office:value="0.4966765899">
            <text:p>0,4966765899</text:p>
          </table:table-cell>
        </table:table-row>
      </table:table>
      <table:database-ranges>
        <table:database-range table:target-range-address="Лист5.B2:Лист5.D36">
          <table:sort>
            <table:sort-by table:field-number="2" table:data-type="automatic"/>
          </table:sort>
        </table:database-range>
        <table:database-range table:name="__Anonymous_Sheet_DB__1" table:target-range-address="Лист4.A1:Лист4.B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2" number:min-integer-digits="0" number:grouping="true"/>
    </number:number-style>
    <number:number-style style:name="N108">
      <number:number number:decimal-places="4" number:min-integer-digits="1"/>
    </number:number-style>
    <number:number-style style:name="N109">
      <number:number number:decimal-places="20" number:min-integer-digits="3"/>
    </number:number-style>
    <number:number-style style:name="N110">
      <number:number number:decimal-places="20" number:min-integer-digits="1" number:grouping="true"/>
    </number:number-style>
    <number:number-style style:name="N111">
      <number:number number:decimal-places="20" number:min-integer-digits="1"/>
    </number:number-style>
    <number:number-style style:name="N112">
      <number:number number:decimal-places="20" number:min-integer-digits="0" number:grouping="true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27.05.2016</text:date>, <text:time>12:43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22:18:08</meta:creation-date>
    <dc:date>2016-05-27T12:43:49</dc:date>
    <meta:editing-duration>P2DT10H54M55S</meta:editing-duration>
    <meta:editing-cycles>11</meta:editing-cycles>
    <meta:generator>OpenOffice/4.1.2$Unix OpenOffice.org_project/412m3$Build-9782</meta:generator>
    <meta:document-statistic meta:table-count="5" meta:cell-count="2011" meta:object-count="0"/>
  </office:meta>
</office:document-meta>
</file>